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ld Vips Results" table:style-name="ta1">
        <table:shapes>
          <draw:frame draw:z-index="0" draw:style-name="gr1" draw:text-style-name="P2" svg:width="949.61pt" svg:height="301.86pt" svg:x="57.2pt" svg:y="309.57pt">
            <draw:object draw:notify-on-update-of-ranges="'Old Vips Results'.A9:'Old Vips Results'.A12 'Old Vips Results'.B8:'Old Vips Results'.B8 'Old Vips Results'.B9:'Old Vips Results'.B12 'Old Vips Results'.C8:'Old Vips Results'.C8 'Old Vips Results'.C9:'Old Vips Results'.C12 'Old Vips Results'.D8:'Old Vips Results'.D8 'Old Vips Results'.D9:'Old Vips Results'.D12 'Old Vips Results'.E8:'Old Vips Results'.E8 'Old Vips Results'.E9:'Old Vips Results'.E12 'Old Vips Results'.F8:'Old Vips Results'.F8 'Old Vips Results'.F9:'Old Vips Results'.F12 'Old Vips Results'.G8:'Old Vips Results'.G8 'Old Vips Results'.G9:'Old Vips Results'.G12 'Old Vips Results'.H8:'Old Vips Results'.H8 'Old Vips Results'.H9:'Old Vips Results'.H12 'Old Vips Results'.I8:'Old Vips Results'.I8 'Old Vips Results'.I9:'Old Vips Results'.I12 'Old Vips Results'.J8:'Old Vips Results'.J8 'Old Vips Results'.J9:'Old Vips Results'.J12" xlink:href="./Object 4" xlink:type="simple" xlink:show="embed" xlink:actuate="onLoad">
              <loext:p text:style-name="P1">`</loext:p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 table:number-columns-spanned="9" table:number-rows-spanned="1">
            <text:p>Vips 8-cores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Parity Scheme</text:p>
          </table:table-cell>
          <table:table-cell office:value-type="string" calcext:value-type="string">
            <text:p>Length 0</text:p>
          </table:table-cell>
          <table:table-cell office:value-type="string" calcext:value-type="string">
            <text:p>Length 8</text:p>
          </table:table-cell>
          <table:table-cell office:value-type="string" calcext:value-type="string">
            <text:p>Length 16</text:p>
          </table:table-cell>
          <table:table-cell office:value-type="string" calcext:value-type="string">
            <text:p>Length 32</text:p>
          </table:table-cell>
          <table:table-cell office:value-type="string" calcext:value-type="string">
            <text:p>Length 64</text:p>
          </table:table-cell>
          <table:table-cell office:value-type="string" calcext:value-type="string">
            <text:p>Length 128</text:p>
          </table:table-cell>
          <table:table-cell office:value-type="string" calcext:value-type="string">
            <text:p>Length 256</text:p>
          </table:table-cell>
          <table:table-cell office:value-type="string" calcext:value-type="string">
            <text:p>Length 1024</text:p>
          </table:table-cell>
          <table:table-cell office:value-type="string" calcext:value-type="string">
            <text:p>Coded Infinity</text:p>
          </table:table-cell>
        </table:table-row>
        <table:table-row table:style-name="ro1">
          <table:table-cell office:value-type="string" calcext:value-type="string">
            <text:p>8 Parity Banks</text:p>
          </table:table-cell>
          <table:table-cell office:value-type="float" office:value="1183307" calcext:value-type="float">
            <text:p>1183307</text:p>
          </table:table-cell>
          <table:table-cell office:value-type="float" office:value="957200" calcext:value-type="float">
            <text:p>957200</text:p>
          </table:table-cell>
          <table:table-cell office:value-type="float" office:value="769169" calcext:value-type="float">
            <text:p>769169</text:p>
          </table:table-cell>
          <table:table-cell office:value-type="float" office:value="743523" calcext:value-type="float">
            <text:p>743523</text:p>
          </table:table-cell>
          <table:table-cell table:number-columns-repeated="5" office:value-type="float" office:value="743108" calcext:value-type="float">
            <text:p>743108</text:p>
          </table:table-cell>
        </table:table-row>
        <table:table-row table:style-name="ro1">
          <table:table-cell office:value-type="string" calcext:value-type="string">
            <text:p>4 <text:s/>Parity Banks</text:p>
          </table:table-cell>
          <table:table-cell office:value-type="float" office:value="1183307" calcext:value-type="float">
            <text:p>1183307</text:p>
          </table:table-cell>
          <table:table-cell office:value-type="float" office:value="955464" calcext:value-type="float">
            <text:p>955464</text:p>
          </table:table-cell>
          <table:table-cell office:value-type="float" office:value="763965" calcext:value-type="float">
            <text:p>763965</text:p>
          </table:table-cell>
          <table:table-cell office:value-type="float" office:value="745392" calcext:value-type="float">
            <text:p>745392</text:p>
          </table:table-cell>
          <table:table-cell table:number-columns-repeated="5" office:value-type="float" office:value="744474" calcext:value-type="float">
            <text:p>744474</text:p>
          </table:table-cell>
        </table:table-row>
        <table:table-row table:style-name="ro1">
          <table:table-cell office:value-type="string" calcext:value-type="string">
            <text:p>No Banks</text:p>
          </table:table-cell>
          <table:table-cell office:value-type="float" office:value="1183307" calcext:value-type="float">
            <text:p>1183307</text:p>
          </table:table-cell>
          <table:table-cell office:value-type="float" office:value="952765" calcext:value-type="float">
            <text:p>952765</text:p>
          </table:table-cell>
          <table:table-cell office:value-type="float" office:value="784504" calcext:value-type="float">
            <text:p>784504</text:p>
          </table:table-cell>
          <table:table-cell office:value-type="float" office:value="737235" calcext:value-type="float">
            <text:p>737235</text:p>
          </table:table-cell>
          <table:table-cell table:number-columns-repeated="5" office:value-type="float" office:value="739760" calcext:value-type="float">
            <text:p>739760</text:p>
          </table:table-cell>
        </table:table-row>
        <table:table-row table:style-name="ro1">
          <table:table-cell office:value-type="string" calcext:value-type="string">
            <text:p>8 Data Banks</text:p>
          </table:table-cell>
          <table:table-cell office:value-type="float" office:value="1183307" calcext:value-type="float">
            <text:p>1183307</text:p>
          </table:table-cell>
          <table:table-cell office:value-type="float" office:value="951553" calcext:value-type="float">
            <text:p>951553</text:p>
          </table:table-cell>
          <table:table-cell office:value-type="float" office:value="784727" calcext:value-type="float">
            <text:p>784727</text:p>
          </table:table-cell>
          <table:table-cell office:value-type="float" office:value="746278" calcext:value-type="float">
            <text:p>746278</text:p>
          </table:table-cell>
          <table:table-cell table:number-columns-repeated="5" office:value-type="float" office:value="744566" calcext:value-type="float">
            <text:p>74456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oded 8</text:p>
          </table:table-cell>
          <table:table-cell office:value-type="string" calcext:value-type="string">
            <text:p>Coded 16</text:p>
          </table:table-cell>
          <table:table-cell office:value-type="string" calcext:value-type="string">
            <text:p>Coded 32</text:p>
          </table:table-cell>
          <table:table-cell office:value-type="string" calcext:value-type="string">
            <text:p>Coded 64</text:p>
          </table:table-cell>
          <table:table-cell office:value-type="string" calcext:value-type="string">
            <text:p>Coded 128</text:p>
          </table:table-cell>
          <table:table-cell office:value-type="string" calcext:value-type="string">
            <text:p>Coded 256</text:p>
          </table:table-cell>
          <table:table-cell office:value-type="string" calcext:value-type="string">
            <text:p>Coded 1024</text:p>
          </table:table-cell>
          <table:table-cell office:value-type="string" calcext:value-type="string">
            <text:p>Coded Infinity</text:p>
          </table:table-cell>
        </table:table-row>
        <table:table-row table:style-name="ro1">
          <table:table-cell office:value-type="string" calcext:value-type="string">
            <text:p>8 Parity Banks</text:p>
          </table:table-cell>
          <table:table-cell/>
          <table:table-cell table:formula="of:=[.C3]/[.$B3]" office:value-type="float" office:value="0.808919409755879" calcext:value-type="float">
            <text:p>0.808919409755879</text:p>
          </table:table-cell>
          <table:table-cell table:formula="of:=[.D3]/[.$B3]" office:value-type="float" office:value="0.650016436985499" calcext:value-type="float">
            <text:p>0.650016436985499</text:p>
          </table:table-cell>
          <table:table-cell table:formula="of:=[.E3]/[.$B3]" office:value-type="float" office:value="0.628343278625074" calcext:value-type="float">
            <text:p>0.628343278625074</text:p>
          </table:table-cell>
          <table:table-cell table:formula="of:=[.F3]/[.$B3]" office:value-type="float" office:value="0.627992566595144" calcext:value-type="float">
            <text:p>0.627992566595144</text:p>
          </table:table-cell>
          <table:table-cell table:formula="of:=[.G3]/[.$B3]" office:value-type="float" office:value="0.627992566595144" calcext:value-type="float">
            <text:p>0.627992566595144</text:p>
          </table:table-cell>
          <table:table-cell table:formula="of:=[.H3]/[.$B3]" office:value-type="float" office:value="0.627992566595144" calcext:value-type="float">
            <text:p>0.627992566595144</text:p>
          </table:table-cell>
          <table:table-cell table:formula="of:=[.I3]/[.$B3]" office:value-type="float" office:value="0.627992566595144" calcext:value-type="float">
            <text:p>0.627992566595144</text:p>
          </table:table-cell>
          <table:table-cell table:formula="of:=[.J3]/[.$B3]" office:value-type="float" office:value="0.627992566595144" calcext:value-type="float">
            <text:p>0.627992566595144</text:p>
          </table:table-cell>
        </table:table-row>
        <table:table-row table:style-name="ro1">
          <table:table-cell office:value-type="string" calcext:value-type="string">
            <text:p>4 <text:s/>Parity Banks</text:p>
          </table:table-cell>
          <table:table-cell/>
          <table:table-cell table:formula="of:=[.C4]/[.$B4]" office:value-type="float" office:value="0.807452334854776" calcext:value-type="float">
            <text:p>0.807452334854776</text:p>
          </table:table-cell>
          <table:table-cell table:formula="of:=[.D4]/[.$B4]" office:value-type="float" office:value="0.645618592639104" calcext:value-type="float">
            <text:p>0.645618592639104</text:p>
          </table:table-cell>
          <table:table-cell table:formula="of:=[.E4]/[.$B4]" office:value-type="float" office:value="0.6299227503936" calcext:value-type="float">
            <text:p>0.6299227503936</text:p>
          </table:table-cell>
          <table:table-cell table:formula="of:=[.F4]/[.$B4]" office:value-type="float" office:value="0.629146958481611" calcext:value-type="float">
            <text:p>0.629146958481611</text:p>
          </table:table-cell>
          <table:table-cell table:formula="of:=[.G4]/[.$B4]" office:value-type="float" office:value="0.629146958481611" calcext:value-type="float">
            <text:p>0.629146958481611</text:p>
          </table:table-cell>
          <table:table-cell table:formula="of:=[.H4]/[.$B4]" office:value-type="float" office:value="0.629146958481611" calcext:value-type="float">
            <text:p>0.629146958481611</text:p>
          </table:table-cell>
          <table:table-cell table:formula="of:=[.I4]/[.$B4]" office:value-type="float" office:value="0.629146958481611" calcext:value-type="float">
            <text:p>0.629146958481611</text:p>
          </table:table-cell>
          <table:table-cell table:formula="of:=[.J4]/[.$B4]" office:value-type="float" office:value="0.629146958481611" calcext:value-type="float">
            <text:p>0.629146958481611</text:p>
          </table:table-cell>
        </table:table-row>
        <table:table-row table:style-name="ro1">
          <table:table-cell office:value-type="string" calcext:value-type="string">
            <text:p>No Banks</text:p>
          </table:table-cell>
          <table:table-cell/>
          <table:table-cell table:formula="of:=[.C5]/[.$B5]" office:value-type="float" office:value="0.805171439026389" calcext:value-type="float">
            <text:p>0.805171439026389</text:p>
          </table:table-cell>
          <table:table-cell table:formula="of:=[.D5]/[.$B5]" office:value-type="float" office:value="0.662975880308322" calcext:value-type="float">
            <text:p>0.662975880308322</text:p>
          </table:table-cell>
          <table:table-cell table:formula="of:=[.E5]/[.$B5]" office:value-type="float" office:value="0.623029357554717" calcext:value-type="float">
            <text:p>0.623029357554717</text:p>
          </table:table-cell>
          <table:table-cell table:formula="of:=[.F5]/[.$B5]" office:value-type="float" office:value="0.625163207857302" calcext:value-type="float">
            <text:p>0.625163207857302</text:p>
          </table:table-cell>
          <table:table-cell table:formula="of:=[.G5]/[.$B5]" office:value-type="float" office:value="0.625163207857302" calcext:value-type="float">
            <text:p>0.625163207857302</text:p>
          </table:table-cell>
          <table:table-cell table:formula="of:=[.H5]/[.$B5]" office:value-type="float" office:value="0.625163207857302" calcext:value-type="float">
            <text:p>0.625163207857302</text:p>
          </table:table-cell>
          <table:table-cell table:formula="of:=[.I5]/[.$B5]" office:value-type="float" office:value="0.625163207857302" calcext:value-type="float">
            <text:p>0.625163207857302</text:p>
          </table:table-cell>
          <table:table-cell table:formula="of:=[.J5]/[.$B5]" office:value-type="float" office:value="0.625163207857302" calcext:value-type="float">
            <text:p>0.625163207857302</text:p>
          </table:table-cell>
        </table:table-row>
        <table:table-row table:style-name="ro1">
          <table:table-cell office:value-type="string" calcext:value-type="string">
            <text:p>8 Data Banks</text:p>
          </table:table-cell>
          <table:table-cell/>
          <table:table-cell table:formula="of:=[.C6]/[.$B6]" office:value-type="float" office:value="0.804147190881149" calcext:value-type="float">
            <text:p>0.804147190881149</text:p>
          </table:table-cell>
          <table:table-cell table:formula="of:=[.D6]/[.$B6]" office:value-type="float" office:value="0.663164335206333" calcext:value-type="float">
            <text:p>0.663164335206333</text:p>
          </table:table-cell>
          <table:table-cell table:formula="of:=[.E6]/[.$B6]" office:value-type="float" office:value="0.630671499450269" calcext:value-type="float">
            <text:p>0.630671499450269</text:p>
          </table:table-cell>
          <table:table-cell table:formula="of:=[.F6]/[.$B6]" office:value-type="float" office:value="0.629224706690656" calcext:value-type="float">
            <text:p>0.629224706690656</text:p>
          </table:table-cell>
          <table:table-cell table:formula="of:=[.G6]/[.$B6]" office:value-type="float" office:value="0.629224706690656" calcext:value-type="float">
            <text:p>0.629224706690656</text:p>
          </table:table-cell>
          <table:table-cell table:formula="of:=[.H6]/[.$B6]" office:value-type="float" office:value="0.629224706690656" calcext:value-type="float">
            <text:p>0.629224706690656</text:p>
          </table:table-cell>
          <table:table-cell table:formula="of:=[.I6]/[.$B6]" office:value-type="float" office:value="0.629224706690656" calcext:value-type="float">
            <text:p>0.629224706690656</text:p>
          </table:table-cell>
          <table:table-cell table:formula="of:=[.J6]/[.$B6]" office:value-type="float" office:value="0.629224706690656" calcext:value-type="float">
            <text:p>0.629224706690656</text:p>
          </table:table-cell>
        </table:table-row>
      </table:table>
      <table:table table:name="Spec Benchmarks" table:style-name="ta1">
        <table:shapes>
          <draw:frame draw:z-index="0" draw:style-name="gr2" draw:text-style-name="P2" svg:width="1927.76pt" svg:height="301.21pt" svg:x="0pt" svg:y="672.46pt">
            <draw:object draw:notify-on-update-of-ranges="'Spec Benchmarks'.A28:'Spec Benchmarks'.B50 'Spec Benchmarks'.C27:'Spec Benchmarks'.C27 'Spec Benchmarks'.C28:'Spec Benchmarks'.C50 'Spec Benchmarks'.D27:'Spec Benchmarks'.D27 'Spec Benchmarks'.D28:'Spec Benchmarks'.D50 'Spec Benchmarks'.E27:'Spec Benchmarks'.E27 'Spec Benchmarks'.E28:'Spec Benchmarks'.E50 'Spec Benchmarks'.F27:'Spec Benchmarks'.F27 'Spec Benchmarks'.F28:'Spec Benchmarks'.F50 'Spec Benchmarks'.G27:'Spec Benchmarks'.G27 'Spec Benchmarks'.G28:'Spec Benchmarks'.G50 'Spec Benchmarks'.H27:'Spec Benchmarks'.H27 'Spec Benchmarks'.H28:'Spec Benchmarks'.H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2" svg:width="1925.52pt" svg:height="400.08pt" svg:x="137.65pt" svg:y="1021.63pt">
            <draw:object draw:notify-on-update-of-ranges="'Spec Benchmarks'.A28:'Spec Benchmarks'.A50 'Spec Benchmarks'.B27:'Spec Benchmarks'.B27 'Spec Benchmarks'.B28:'Spec Benchmarks'.B50 'Spec Benchmarks'.C27:'Spec Benchmarks'.C27 'Spec Benchmarks'.C28:'Spec Benchmarks'.C50 'Spec Benchmarks'.D27:'Spec Benchmarks'.D27 'Spec Benchmarks'.D28:'Spec Benchmarks'.D50 'Spec Benchmarks'.E27:'Spec Benchmarks'.E27 'Spec Benchmarks'.E28:'Spec Benchmarks'.E50 'Spec Benchmarks'.F27:'Spec Benchmarks'.F27 'Spec Benchmarks'.F28:'Spec Benchmarks'.F50 'Spec Benchmarks'.G27:'Spec Benchmarks'.G27 'Spec Benchmarks'.G28:'Spec Benchmarks'.G50 'Spec Benchmarks'.H27:'Spec Benchmarks'.H27 'Spec Benchmarks'.H28:'Spec Benchmarks'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1927.76pt" svg:height="301.21pt" svg:x="1999.67pt" svg:y="668.15pt">
            <draw:object draw:notify-on-update-of-ranges="'Spec Benchmarks'.AE28:'Spec Benchmarks'.AE50 'Spec Benchmarks'.AF27:'Spec Benchmarks'.AF27 'Spec Benchmarks'.AF28:'Spec Benchmarks'.AF50 'Spec Benchmarks'.AG27:'Spec Benchmarks'.AG27 'Spec Benchmarks'.AG28:'Spec Benchmarks'.AG50 'Spec Benchmarks'.AH27:'Spec Benchmarks'.AH27 'Spec Benchmarks'.AH28:'Spec Benchmarks'.AH50 'Spec Benchmarks'.AI27:'Spec Benchmarks'.AI27 'Spec Benchmarks'.AI28:'Spec Benchmarks'.AI50 'Spec Benchmarks'.AJ27:'Spec Benchmarks'.AJ27 'Spec Benchmarks'.AJ28:'Spec Benchmarks'.AJ50 'Spec Benchmarks'.AK27:'Spec Benchmarks'.AK27 'Spec Benchmarks'.AK28:'Spec Benchmarks'.AK50 'Spec Benchmarks'.AL27:'Spec Benchmarks'.AL27 'Spec Benchmarks'.AL28:'Spec Benchmarks'.AL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51" table:default-cell-style-name="Default"/>
        <table:table-row table:style-name="ro1">
          <table:table-cell office:value-type="string" calcext:value-type="string" table:number-columns-spanned="9" table:number-rows-spanned="1">
            <text:p>Old Ramulator 8 parity banks with <text:s/>is_ready</text:p>
          </table:table-cell>
          <table:covered-table-cell table:number-columns-repeated="8"/>
          <table:table-cell table:number-columns-repeated="3"/>
          <table:table-cell office:value-type="string" calcext:value-type="string" table:number-columns-spanned="8" table:number-rows-spanned="1">
            <text:p>New ramulator 8 parity banks no is_ready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New ramulator 4 parity banks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June 12 results 8 PB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June 12 results 4 PB</text:p>
          </table:table-cell>
          <table:covered-table-cell table:number-columns-repeated="7"/>
          <table:table-cell/>
          <table:table-cell office:value-type="string" calcext:value-type="string">
            <text:p>8-Bank Advantage, 8 Length</text:p>
          </table:table-cell>
          <table:table-cell/>
          <table:table-cell office:value-type="string" calcext:value-type="string">
            <text:p>8-Bank Advantage, 32 Length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gth 0</text:p>
          </table:table-cell>
          <table:table-cell office:value-type="string" calcext:value-type="string">
            <text:p>Length 8</text:p>
          </table:table-cell>
          <table:table-cell office:value-type="string" calcext:value-type="string">
            <text:p>Length 16</text:p>
          </table:table-cell>
          <table:table-cell office:value-type="string" calcext:value-type="string">
            <text:p>Length 32</text:p>
          </table:table-cell>
          <table:table-cell office:value-type="string" calcext:value-type="string">
            <text:p>Length 64</text:p>
          </table:table-cell>
          <table:table-cell office:value-type="string" calcext:value-type="string">
            <text:p>Length 128</text:p>
          </table:table-cell>
          <table:table-cell office:value-type="string" calcext:value-type="string">
            <text:p>Length 1024</text:p>
          </table:table-cell>
          <table:table-cell office:value-type="string" calcext:value-type="string">
            <text:p>Len 8 no is_ready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Length 0</text:p>
          </table:table-cell>
          <table:table-cell office:value-type="string" calcext:value-type="string">
            <text:p>Length 8</text:p>
          </table:table-cell>
          <table:table-cell office:value-type="string" calcext:value-type="string">
            <text:p>Length 16</text:p>
          </table:table-cell>
          <table:table-cell office:value-type="string" calcext:value-type="string">
            <text:p>Length 32</text:p>
          </table:table-cell>
          <table:table-cell office:value-type="string" calcext:value-type="string">
            <text:p>Length 64</text:p>
          </table:table-cell>
          <table:table-cell office:value-type="string" calcext:value-type="string">
            <text:p>Length 128</text:p>
          </table:table-cell>
          <table:table-cell office:value-type="string" calcext:value-type="string">
            <text:p>Length 1024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ngth 0</text:p>
          </table:table-cell>
          <table:table-cell office:value-type="string" calcext:value-type="string">
            <text:p>Length 8</text:p>
          </table:table-cell>
          <table:table-cell office:value-type="string" calcext:value-type="string">
            <text:p>Length 16</text:p>
          </table:table-cell>
          <table:table-cell office:value-type="string" calcext:value-type="string">
            <text:p>Length 32</text:p>
          </table:table-cell>
          <table:table-cell office:value-type="string" calcext:value-type="string">
            <text:p>Length 64</text:p>
          </table:table-cell>
          <table:table-cell office:value-type="string" calcext:value-type="string">
            <text:p>Length 128</text:p>
          </table:table-cell>
          <table:table-cell office:value-type="string" calcext:value-type="string">
            <text:p>Length 1024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ngth 0</text:p>
          </table:table-cell>
          <table:table-cell office:value-type="string" calcext:value-type="string">
            <text:p>Length 8</text:p>
          </table:table-cell>
          <table:table-cell office:value-type="string" calcext:value-type="string">
            <text:p>Length 16</text:p>
          </table:table-cell>
          <table:table-cell office:value-type="string" calcext:value-type="string">
            <text:p>Length 32</text:p>
          </table:table-cell>
          <table:table-cell office:value-type="string" calcext:value-type="string">
            <text:p>Length 64</text:p>
          </table:table-cell>
          <table:table-cell office:value-type="string" calcext:value-type="string">
            <text:p>Length 128</text:p>
          </table:table-cell>
          <table:table-cell office:value-type="string" calcext:value-type="string">
            <text:p>Length 1024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ngth 0</text:p>
          </table:table-cell>
          <table:table-cell office:value-type="string" calcext:value-type="string">
            <text:p>Length 8</text:p>
          </table:table-cell>
          <table:table-cell office:value-type="string" calcext:value-type="string">
            <text:p>Length 16</text:p>
          </table:table-cell>
          <table:table-cell office:value-type="string" calcext:value-type="string">
            <text:p>Length 32</text:p>
          </table:table-cell>
          <table:table-cell office:value-type="string" calcext:value-type="string">
            <text:p>Length 64</text:p>
          </table:table-cell>
          <table:table-cell office:value-type="string" calcext:value-type="string">
            <text:p>Length 128</text:p>
          </table:table-cell>
          <table:table-cell office:value-type="string" calcext:value-type="string">
            <text:p>Length 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95154720" calcext:value-type="float">
            <text:p>95154720</text:p>
          </table:table-cell>
          <table:table-cell office:value-type="float" office:value="73339744" calcext:value-type="float">
            <text:p>73339744</text:p>
          </table:table-cell>
          <table:table-cell office:value-type="float" office:value="64340448" calcext:value-type="float">
            <text:p>64340448</text:p>
          </table:table-cell>
          <table:table-cell office:value-type="float" office:value="62885120" calcext:value-type="float">
            <text:p>62885120</text:p>
          </table:table-cell>
          <table:table-cell table:number-columns-repeated="3" office:value-type="float" office:value="62844032" calcext:value-type="float">
            <text:p>62844032</text:p>
          </table:table-cell>
          <table:table-cell office:value-type="float" office:value="65504832" calcext:value-type="float">
            <text:p>65504832</text:p>
          </table:table-cell>
          <table:table-cell table:number-columns-repeated="3"/>
          <table:table-cell office:value-type="string" calcext:value-type="string">
            <text:p>astar</text:p>
          </table:table-cell>
          <table:table-cell office:value-type="float" office:value="72954080" calcext:value-type="float">
            <text:p>72954080</text:p>
          </table:table-cell>
          <table:table-cell office:value-type="float" office:value="71419936" calcext:value-type="float">
            <text:p>71419936</text:p>
          </table:table-cell>
          <table:table-cell office:value-type="float" office:value="69317184" calcext:value-type="float">
            <text:p>69317184</text:p>
          </table:table-cell>
          <table:table-cell office:value-type="float" office:value="68618400" calcext:value-type="float">
            <text:p>68618400</text:p>
          </table:table-cell>
          <table:table-cell office:value-type="float" office:value="68580960" calcext:value-type="float">
            <text:p>68580960</text:p>
          </table:table-cell>
          <table:table-cell office:value-type="float" office:value="68579904" calcext:value-type="float">
            <text:p>68579904</text:p>
          </table:table-cell>
          <table:table-cell office:value-type="float" office:value="68568352" calcext:value-type="float">
            <text:p>68568352</text:p>
          </table:table-cell>
          <table:table-cell/>
          <table:table-cell office:value-type="string" calcext:value-type="string">
            <text:p>astar</text:p>
          </table:table-cell>
          <table:table-cell office:value-type="float" office:value="72954080" calcext:value-type="float">
            <text:p>72954080</text:p>
          </table:table-cell>
          <table:table-cell office:value-type="float" office:value="71419936" calcext:value-type="float">
            <text:p>71419936</text:p>
          </table:table-cell>
          <table:table-cell office:value-type="float" office:value="69317184" calcext:value-type="float">
            <text:p>69317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68352" calcext:value-type="float">
            <text:p>68568352</text:p>
          </table:table-cell>
          <table:table-cell/>
          <table:table-cell office:value-type="string" calcext:value-type="string">
            <text:p>astar</text:p>
          </table:table-cell>
          <table:table-cell office:value-type="float" office:value="83857580" calcext:value-type="float">
            <text:p>83857580</text:p>
          </table:table-cell>
          <table:table-cell office:value-type="float" office:value="61316115" calcext:value-type="float">
            <text:p>61316115</text:p>
          </table:table-cell>
          <table:table-cell office:value-type="float" office:value="53029521" calcext:value-type="float">
            <text:p>53029521</text:p>
          </table:table-cell>
          <table:table-cell office:value-type="float" office:value="51772112" calcext:value-type="float">
            <text:p>51772112</text:p>
          </table:table-cell>
          <table:table-cell table:number-columns-repeated="2" office:value-type="float" office:value="51720046" calcext:value-type="float">
            <text:p>51720046</text:p>
          </table:table-cell>
          <table:table-cell table:number-columns-repeated="2"/>
          <table:table-cell office:value-type="string" calcext:value-type="string">
            <text:p>astar</text:p>
          </table:table-cell>
          <table:table-cell office:value-type="float" office:value="83857580" calcext:value-type="float">
            <text:p>83857580</text:p>
          </table:table-cell>
          <table:table-cell office:value-type="float" office:value="61241235" calcext:value-type="float">
            <text:p>61241235</text:p>
          </table:table-cell>
          <table:table-cell/>
          <table:table-cell office:value-type="float" office:value="51759632" calcext:value-type="float">
            <text:p>51759632</text:p>
          </table:table-cell>
          <table:table-cell table:number-columns-repeated="4"/>
          <table:table-cell table:formula="of:=([.AG3] - [.AP3])/[.AF3]" office:value-type="float" office:value="0.00089294253423483" calcext:value-type="float">
            <text:p>0.000892942534235</text:p>
          </table:table-cell>
          <table:table-cell/>
          <table:table-cell table:formula="of:=([.AI3] - [.AR3])/[.AF3]" office:value-type="float" office:value="0.000148823755705805" calcext:value-type="float">
            <text:p>0.000148823755706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64417603" calcext:value-type="float">
            <text:p>64417603</text:p>
          </table:table-cell>
          <table:table-cell office:value-type="float" office:value="56811011" calcext:value-type="float">
            <text:p>56811011</text:p>
          </table:table-cell>
          <table:table-cell office:value-type="float" office:value="55911875" calcext:value-type="float">
            <text:p>55911875</text:p>
          </table:table-cell>
          <table:table-cell table:number-columns-repeated="4" office:value-type="float" office:value="55734531" calcext:value-type="float">
            <text:p>55734531</text:p>
          </table:table-cell>
          <table:table-cell office:value-type="float" office:value="56044739" calcext:value-type="float">
            <text:p>56044739</text:p>
          </table:table-cell>
          <table:table-cell table:number-columns-repeated="3"/>
          <table:table-cell office:value-type="string" calcext:value-type="string">
            <text:p>bzip2</text:p>
          </table:table-cell>
          <table:table-cell office:value-type="float" office:value="57922915" calcext:value-type="float">
            <text:p>57922915</text:p>
          </table:table-cell>
          <table:table-cell office:value-type="float" office:value="57315779" calcext:value-type="float">
            <text:p>57315779</text:p>
          </table:table-cell>
          <table:table-cell office:value-type="float" office:value="56668163" calcext:value-type="float">
            <text:p>56668163</text:p>
          </table:table-cell>
          <table:table-cell table:number-columns-repeated="4" office:value-type="float" office:value="56125379" calcext:value-type="float">
            <text:p>56125379</text:p>
          </table:table-cell>
          <table:table-cell/>
          <table:table-cell office:value-type="string" calcext:value-type="string">
            <text:p>bzip2</text:p>
          </table:table-cell>
          <table:table-cell office:value-type="float" office:value="57922915" calcext:value-type="float">
            <text:p>57922915</text:p>
          </table:table-cell>
          <table:table-cell office:value-type="float" office:value="57315779" calcext:value-type="float">
            <text:p>57315779</text:p>
          </table:table-cell>
          <table:table-cell office:value-type="float" office:value="56668163" calcext:value-type="float">
            <text:p>56668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125379" calcext:value-type="float">
            <text:p>56125379</text:p>
          </table:table-cell>
          <table:table-cell/>
          <table:table-cell office:value-type="string" calcext:value-type="string">
            <text:p>bzip2</text:p>
          </table:table-cell>
          <table:table-cell office:value-type="float" office:value="61016899" calcext:value-type="float">
            <text:p>61016899</text:p>
          </table:table-cell>
          <table:table-cell office:value-type="float" office:value="53241596" calcext:value-type="float">
            <text:p>53241596</text:p>
          </table:table-cell>
          <table:table-cell office:value-type="float" office:value="51646012" calcext:value-type="float">
            <text:p>51646012</text:p>
          </table:table-cell>
          <table:table-cell table:number-columns-repeated="3" office:value-type="float" office:value="51464663" calcext:value-type="float">
            <text:p>51464663</text:p>
          </table:table-cell>
          <table:table-cell table:number-columns-repeated="2"/>
          <table:table-cell office:value-type="string" calcext:value-type="string">
            <text:p>bzip2</text:p>
          </table:table-cell>
          <table:table-cell office:value-type="float" office:value="61016899" calcext:value-type="float">
            <text:p>61016899</text:p>
          </table:table-cell>
          <table:table-cell office:value-type="float" office:value="53134012" calcext:value-type="float">
            <text:p>53134012</text:p>
          </table:table-cell>
          <table:table-cell/>
          <table:table-cell office:value-type="float" office:value="51452619" calcext:value-type="float">
            <text:p>51452619</text:p>
          </table:table-cell>
          <table:table-cell table:number-columns-repeated="4"/>
          <table:table-cell table:formula="of:=([.AG4] - [.AP4])/[.AF4]" office:value-type="float" office:value="0.00176318367146125" calcext:value-type="float">
            <text:p>0.001763183671461</text:p>
          </table:table-cell>
          <table:table-cell/>
          <table:table-cell table:formula="of:=([.AI4] - [.AR4])/[.AF4]" office:value-type="float" office:value="0.000197387940019699" calcext:value-type="float">
            <text:p>0.00019738794002</text:p>
          </table:table-cell>
        </table:table-row>
        <table:table-row table:style-name="ro1">
          <table:table-cell office:value-type="string" calcext:value-type="string">
            <text:p>cactusADM</text:p>
          </table:table-cell>
          <table:table-cell office:value-type="float" office:value="105670748" calcext:value-type="float">
            <text:p>105670748</text:p>
          </table:table-cell>
          <table:table-cell office:value-type="float" office:value="105264700" calcext:value-type="float">
            <text:p>105264700</text:p>
          </table:table-cell>
          <table:table-cell office:value-type="float" office:value="105021788" calcext:value-type="float">
            <text:p>105021788</text:p>
          </table:table-cell>
          <table:table-cell office:value-type="float" office:value="96303068" calcext:value-type="float">
            <text:p>96303068</text:p>
          </table:table-cell>
          <table:table-cell office:value-type="float" office:value="62377884" calcext:value-type="float">
            <text:p>62377884</text:p>
          </table:table-cell>
          <table:table-cell table:number-columns-repeated="2" office:value-type="float" office:value="61929404" calcext:value-type="float">
            <text:p>61929404</text:p>
          </table:table-cell>
          <table:table-cell office:value-type="float" office:value="66894716" calcext:value-type="float">
            <text:p>66894716</text:p>
          </table:table-cell>
          <table:table-cell table:number-columns-repeated="3"/>
          <table:table-cell office:value-type="string" calcext:value-type="string">
            <text:p>cactusADM</text:p>
          </table:table-cell>
          <table:table-cell office:value-type="float" office:value="67495036" calcext:value-type="float">
            <text:p>67495036</text:p>
          </table:table-cell>
          <table:table-cell office:value-type="float" office:value="67309692" calcext:value-type="float">
            <text:p>67309692</text:p>
          </table:table-cell>
          <table:table-cell office:value-type="float" office:value="66780348" calcext:value-type="float">
            <text:p>66780348</text:p>
          </table:table-cell>
          <table:table-cell office:value-type="float" office:value="65818044" calcext:value-type="float">
            <text:p>65818044</text:p>
          </table:table-cell>
          <table:table-cell office:value-type="float" office:value="61506716" calcext:value-type="float">
            <text:p>61506716</text:p>
          </table:table-cell>
          <table:table-cell office:value-type="float" office:value="61230268" calcext:value-type="float">
            <text:p>61230268</text:p>
          </table:table-cell>
          <table:table-cell office:value-type="float" office:value="61227868" calcext:value-type="float">
            <text:p>61227868</text:p>
          </table:table-cell>
          <table:table-cell/>
          <table:table-cell office:value-type="string" calcext:value-type="string">
            <text:p>cactusADM</text:p>
          </table:table-cell>
          <table:table-cell office:value-type="float" office:value="67495036" calcext:value-type="float">
            <text:p>67495036</text:p>
          </table:table-cell>
          <table:table-cell office:value-type="float" office:value="67309692" calcext:value-type="float">
            <text:p>67309692</text:p>
          </table:table-cell>
          <table:table-cell office:value-type="float" office:value="66780348" calcext:value-type="float">
            <text:p>66780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27868" calcext:value-type="float">
            <text:p>61227868</text:p>
          </table:table-cell>
          <table:table-cell/>
          <table:table-cell office:value-type="string" calcext:value-type="string">
            <text:p>cactusADM</text:p>
          </table:table-cell>
          <table:table-cell office:value-type="float" office:value="92818460" calcext:value-type="float">
            <text:p>92818460</text:p>
          </table:table-cell>
          <table:table-cell office:value-type="float" office:value="86944092" calcext:value-type="float">
            <text:p>86944092</text:p>
          </table:table-cell>
          <table:table-cell office:value-type="float" office:value="84199868" calcext:value-type="float">
            <text:p>84199868</text:p>
          </table:table-cell>
          <table:table-cell office:value-type="float" office:value="80664860" calcext:value-type="float">
            <text:p>80664860</text:p>
          </table:table-cell>
          <table:table-cell office:value-type="float" office:value="50858654" calcext:value-type="float">
            <text:p>50858654</text:p>
          </table:table-cell>
          <table:table-cell office:value-type="float" office:value="50797515" calcext:value-type="float">
            <text:p>50797515</text:p>
          </table:table-cell>
          <table:table-cell table:number-columns-repeated="2"/>
          <table:table-cell office:value-type="string" calcext:value-type="string">
            <text:p>cactusADM</text:p>
          </table:table-cell>
          <table:table-cell office:value-type="float" office:value="92818460" calcext:value-type="float">
            <text:p>92818460</text:p>
          </table:table-cell>
          <table:table-cell office:value-type="float" office:value="86944092" calcext:value-type="float">
            <text:p>86944092</text:p>
          </table:table-cell>
          <table:table-cell/>
          <table:table-cell office:value-type="float" office:value="80664860" calcext:value-type="float">
            <text:p>80664860</text:p>
          </table:table-cell>
          <table:table-cell table:number-columns-repeated="4"/>
          <table:table-cell table:formula="of:=([.AG5] - [.AP5])/[.AF5]" office:value-type="float" office:value="0" calcext:value-type="float">
            <text:p>0</text:p>
          </table:table-cell>
          <table:table-cell/>
          <table:table-cell table:formula="of:=([.AI5] - [.AR5])/[.AF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lII</text:p>
          </table:table-cell>
          <table:table-cell office:value-type="float" office:value="51024369" calcext:value-type="float">
            <text:p>51024369</text:p>
          </table:table-cell>
          <table:table-cell office:value-type="float" office:value="50338065" calcext:value-type="float">
            <text:p>50338065</text:p>
          </table:table-cell>
          <table:table-cell office:value-type="float" office:value="50242545" calcext:value-type="float">
            <text:p>50242545</text:p>
          </table:table-cell>
          <table:table-cell table:number-columns-repeated="4" office:value-type="float" office:value="50226257" calcext:value-type="float">
            <text:p>50226257</text:p>
          </table:table-cell>
          <table:table-cell office:value-type="float" office:value="50302289" calcext:value-type="float">
            <text:p>50302289</text:p>
          </table:table-cell>
          <table:table-cell table:number-columns-repeated="3"/>
          <table:table-cell office:value-type="string" calcext:value-type="string">
            <text:p>dealII</text:p>
          </table:table-cell>
          <table:table-cell office:value-type="float" office:value="50466065" calcext:value-type="float">
            <text:p>50466065</text:p>
          </table:table-cell>
          <table:table-cell office:value-type="float" office:value="50382385" calcext:value-type="float">
            <text:p>50382385</text:p>
          </table:table-cell>
          <table:table-cell office:value-type="float" office:value="50354321" calcext:value-type="float">
            <text:p>50354321</text:p>
          </table:table-cell>
          <table:table-cell table:number-columns-repeated="4" office:value-type="float" office:value="50343121" calcext:value-type="float">
            <text:p>50343121</text:p>
          </table:table-cell>
          <table:table-cell/>
          <table:table-cell office:value-type="string" calcext:value-type="string">
            <text:p>dealII</text:p>
          </table:table-cell>
          <table:table-cell office:value-type="float" office:value="50466065" calcext:value-type="float">
            <text:p>50466065</text:p>
          </table:table-cell>
          <table:table-cell office:value-type="float" office:value="50382385" calcext:value-type="float">
            <text:p>50382385</text:p>
          </table:table-cell>
          <table:table-cell office:value-type="float" office:value="50354321" calcext:value-type="float">
            <text:p>503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43121" calcext:value-type="float">
            <text:p>50343121</text:p>
          </table:table-cell>
          <table:table-cell/>
          <table:table-cell office:value-type="string" calcext:value-type="string">
            <text:p>dealII</text:p>
          </table:table-cell>
          <table:table-cell office:value-type="float" office:value="50477009" calcext:value-type="float">
            <text:p>50477009</text:p>
          </table:table-cell>
          <table:table-cell office:value-type="float" office:value="50052017" calcext:value-type="float">
            <text:p>50052017</text:p>
          </table:table-cell>
          <table:table-cell office:value-type="float" office:value="49968937" calcext:value-type="float">
            <text:p>49968937</text:p>
          </table:table-cell>
          <table:table-cell table:number-columns-repeated="3" office:value-type="float" office:value="49958117" calcext:value-type="float">
            <text:p>49958117</text:p>
          </table:table-cell>
          <table:table-cell table:number-columns-repeated="2"/>
          <table:table-cell office:value-type="string" calcext:value-type="string">
            <text:p>dealII</text:p>
          </table:table-cell>
          <table:table-cell office:value-type="float" office:value="50477009" calcext:value-type="float">
            <text:p>50477009</text:p>
          </table:table-cell>
          <table:table-cell office:value-type="float" office:value="50052017" calcext:value-type="float">
            <text:p>50052017</text:p>
          </table:table-cell>
          <table:table-cell/>
          <table:table-cell office:value-type="float" office:value="49958117" calcext:value-type="float">
            <text:p>49958117</text:p>
          </table:table-cell>
          <table:table-cell table:number-columns-repeated="4"/>
          <table:table-cell table:formula="of:=([.AG6] - [.AP6])/[.AF6]" office:value-type="float" office:value="0" calcext:value-type="float">
            <text:p>0</text:p>
          </table:table-cell>
          <table:table-cell/>
          <table:table-cell table:formula="of:=([.AI6] - [.AR6])/[.AF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51816500" calcext:value-type="float">
            <text:p>51816500</text:p>
          </table:table-cell>
          <table:table-cell office:value-type="float" office:value="50924532" calcext:value-type="float">
            <text:p>50924532</text:p>
          </table:table-cell>
          <table:table-cell office:value-type="float" office:value="50658292" calcext:value-type="float">
            <text:p>50658292</text:p>
          </table:table-cell>
          <table:table-cell office:value-type="float" office:value="50462708" calcext:value-type="float">
            <text:p>50462708</text:p>
          </table:table-cell>
          <table:table-cell table:number-columns-repeated="3" office:value-type="float" office:value="50456244" calcext:value-type="float">
            <text:p>50456244</text:p>
          </table:table-cell>
          <table:table-cell office:value-type="float" office:value="50642740" calcext:value-type="float">
            <text:p>50642740</text:p>
          </table:table-cell>
          <table:table-cell table:number-columns-repeated="3"/>
          <table:table-cell office:value-type="string" calcext:value-type="string">
            <text:p>gcc</text:p>
          </table:table-cell>
          <table:table-cell office:value-type="float" office:value="50889652" calcext:value-type="float">
            <text:p>50889652</text:p>
          </table:table-cell>
          <table:table-cell office:value-type="float" office:value="50876788" calcext:value-type="float">
            <text:p>50876788</text:p>
          </table:table-cell>
          <table:table-cell office:value-type="float" office:value="50843764" calcext:value-type="float">
            <text:p>50843764</text:p>
          </table:table-cell>
          <table:table-cell office:value-type="float" office:value="50823092" calcext:value-type="float">
            <text:p>50823092</text:p>
          </table:table-cell>
          <table:table-cell table:number-columns-repeated="3" office:value-type="float" office:value="50822868" calcext:value-type="float">
            <text:p>50822868</text:p>
          </table:table-cell>
          <table:table-cell/>
          <table:table-cell office:value-type="string" calcext:value-type="string">
            <text:p>gcc</text:p>
          </table:table-cell>
          <table:table-cell office:value-type="float" office:value="50889652" calcext:value-type="float">
            <text:p>50889652</text:p>
          </table:table-cell>
          <table:table-cell office:value-type="float" office:value="50876788" calcext:value-type="float">
            <text:p>50876788</text:p>
          </table:table-cell>
          <table:table-cell office:value-type="float" office:value="50843764" calcext:value-type="float">
            <text:p>50843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22868" calcext:value-type="float">
            <text:p>50822868</text:p>
          </table:table-cell>
          <table:table-cell/>
          <table:table-cell office:value-type="string" calcext:value-type="string">
            <text:p>gcc</text:p>
          </table:table-cell>
          <table:table-cell office:value-type="float" office:value="50841588" calcext:value-type="float">
            <text:p>50841588</text:p>
          </table:table-cell>
          <table:table-cell office:value-type="float" office:value="50368035" calcext:value-type="float">
            <text:p>50368035</text:p>
          </table:table-cell>
          <table:table-cell office:value-type="float" office:value="50146797" calcext:value-type="float">
            <text:p>50146797</text:p>
          </table:table-cell>
          <table:table-cell office:value-type="float" office:value="50033115" calcext:value-type="float">
            <text:p>50033115</text:p>
          </table:table-cell>
          <table:table-cell table:number-columns-repeated="2" office:value-type="float" office:value="50031867" calcext:value-type="float">
            <text:p>50031867</text:p>
          </table:table-cell>
          <table:table-cell table:number-columns-repeated="2"/>
          <table:table-cell office:value-type="string" calcext:value-type="string">
            <text:p>gcc</text:p>
          </table:table-cell>
          <table:table-cell office:value-type="float" office:value="50841588" calcext:value-type="float">
            <text:p>50841588</text:p>
          </table:table-cell>
          <table:table-cell office:value-type="float" office:value="50368035" calcext:value-type="float">
            <text:p>50368035</text:p>
          </table:table-cell>
          <table:table-cell/>
          <table:table-cell office:value-type="float" office:value="50033115" calcext:value-type="float">
            <text:p>50033115</text:p>
          </table:table-cell>
          <table:table-cell table:number-columns-repeated="4"/>
          <table:table-cell table:formula="of:=([.AG7] - [.AP7])/[.AF7]" office:value-type="float" office:value="0" calcext:value-type="float">
            <text:p>0</text:p>
          </table:table-cell>
          <table:table-cell/>
          <table:table-cell table:formula="of:=([.AI7] - [.AR7])/[.AF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msFDTD</text:p>
          </table:table-cell>
          <table:table-cell office:value-type="float" office:value="178545228" calcext:value-type="float">
            <text:p>178545228</text:p>
          </table:table-cell>
          <table:table-cell office:value-type="float" office:value="167540781" calcext:value-type="float">
            <text:p>167540781</text:p>
          </table:table-cell>
          <table:table-cell office:value-type="float" office:value="103843116" calcext:value-type="float">
            <text:p>103843116</text:p>
          </table:table-cell>
          <table:table-cell office:value-type="float" office:value="101833836" calcext:value-type="float">
            <text:p>101833836</text:p>
          </table:table-cell>
          <table:table-cell office:value-type="float" office:value="101684076" calcext:value-type="float">
            <text:p>101684076</text:p>
          </table:table-cell>
          <table:table-cell office:value-type="float" office:value="101596716" calcext:value-type="float">
            <text:p>101596716</text:p>
          </table:table-cell>
          <table:table-cell office:value-type="float" office:value="99999276" calcext:value-type="float">
            <text:p>99999276</text:p>
          </table:table-cell>
          <table:table-cell office:value-type="float" office:value="100278898" calcext:value-type="float">
            <text:p>100278898</text:p>
          </table:table-cell>
          <table:table-cell table:number-columns-repeated="3"/>
          <table:table-cell office:value-type="string" calcext:value-type="string">
            <text:p>GemsFDTD</text:p>
          </table:table-cell>
          <table:table-cell office:value-type="float" office:value="102033458" calcext:value-type="float">
            <text:p>102033458</text:p>
          </table:table-cell>
          <table:table-cell office:value-type="float" office:value="101538770" calcext:value-type="float">
            <text:p>101538770</text:p>
          </table:table-cell>
          <table:table-cell table:number-columns-repeated="5" office:value-type="float" office:value="100541260" calcext:value-type="float">
            <text:p>100541260</text:p>
          </table:table-cell>
          <table:table-cell/>
          <table:table-cell office:value-type="string" calcext:value-type="string">
            <text:p>GemsFDTD</text:p>
          </table:table-cell>
          <table:table-cell office:value-type="float" office:value="102033458" calcext:value-type="float">
            <text:p>102033458</text:p>
          </table:table-cell>
          <table:table-cell office:value-type="float" office:value="101538770" calcext:value-type="float">
            <text:p>101538770</text:p>
          </table:table-cell>
          <table:table-cell office:value-type="float" office:value="100541260" calcext:value-type="float">
            <text:p>100541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541260" calcext:value-type="float">
            <text:p>100541260</text:p>
          </table:table-cell>
          <table:table-cell/>
          <table:table-cell office:value-type="string" calcext:value-type="string">
            <text:p>GemsFDTD</text:p>
          </table:table-cell>
          <table:table-cell office:value-type="float" office:value="150727180" calcext:value-type="float">
            <text:p>150727180</text:p>
          </table:table-cell>
          <table:table-cell office:value-type="float" office:value="135185420" calcext:value-type="float">
            <text:p>135185420</text:p>
          </table:table-cell>
          <table:table-cell office:value-type="float" office:value="59325535" calcext:value-type="float">
            <text:p>59325535</text:p>
          </table:table-cell>
          <table:table-cell office:value-type="float" office:value="55900863" calcext:value-type="float">
            <text:p>55900863</text:p>
          </table:table-cell>
          <table:table-cell office:value-type="float" office:value="55314303" calcext:value-type="float">
            <text:p>55314303</text:p>
          </table:table-cell>
          <table:table-cell office:value-type="float" office:value="55226943" calcext:value-type="float">
            <text:p>55226943</text:p>
          </table:table-cell>
          <table:table-cell table:number-columns-repeated="2"/>
          <table:table-cell office:value-type="string" calcext:value-type="string">
            <text:p>GemsFDTD</text:p>
          </table:table-cell>
          <table:table-cell office:value-type="float" office:value="150727180" calcext:value-type="float">
            <text:p>150727180</text:p>
          </table:table-cell>
          <table:table-cell office:value-type="float" office:value="135168076" calcext:value-type="float">
            <text:p>135168076</text:p>
          </table:table-cell>
          <table:table-cell/>
          <table:table-cell office:value-type="float" office:value="55901631" calcext:value-type="float">
            <text:p>55901631</text:p>
          </table:table-cell>
          <table:table-cell table:number-columns-repeated="4"/>
          <table:table-cell table:formula="of:=([.AG8] - [.AP8])/[.AF8]" office:value-type="float" office:value="0.000115068828329436" calcext:value-type="float">
            <text:p>0.000115068828329</text:p>
          </table:table-cell>
          <table:table-cell/>
          <table:table-cell table:formula="of:=([.AI8] - [.AR8])/[.AF8]" office:value-type="float" office:value="-0.00000509529867141414" calcext:value-type="float">
            <text:p>-5.09529867141414E-06</text:p>
          </table:table-cell>
        </table:table-row>
        <table:table-row table:style-name="ro1">
          <table:table-cell office:value-type="string" calcext:value-type="string">
            <text:p>gobmk</text:p>
          </table:table-cell>
          <table:table-cell office:value-type="float" office:value="55425012" calcext:value-type="float">
            <text:p>55425012</text:p>
          </table:table-cell>
          <table:table-cell office:value-type="float" office:value="54620820" calcext:value-type="float">
            <text:p>54620820</text:p>
          </table:table-cell>
          <table:table-cell office:value-type="float" office:value="54058004" calcext:value-type="float">
            <text:p>54058004</text:p>
          </table:table-cell>
          <table:table-cell office:value-type="float" office:value="52610356" calcext:value-type="float">
            <text:p>52610356</text:p>
          </table:table-cell>
          <table:table-cell table:number-columns-repeated="3" office:value-type="float" office:value="51252404" calcext:value-type="float">
            <text:p>51252404</text:p>
          </table:table-cell>
          <table:table-cell office:value-type="float" office:value="52221908" calcext:value-type="float">
            <text:p>52221908</text:p>
          </table:table-cell>
          <table:table-cell table:number-columns-repeated="3"/>
          <table:table-cell office:value-type="string" calcext:value-type="string">
            <text:p>gobmk</text:p>
          </table:table-cell>
          <table:table-cell office:value-type="float" office:value="52438772" calcext:value-type="float">
            <text:p>52438772</text:p>
          </table:table-cell>
          <table:table-cell office:value-type="float" office:value="52323444" calcext:value-type="float">
            <text:p>52323444</text:p>
          </table:table-cell>
          <table:table-cell office:value-type="float" office:value="52145876" calcext:value-type="float">
            <text:p>52145876</text:p>
          </table:table-cell>
          <table:table-cell office:value-type="float" office:value="51745364" calcext:value-type="float">
            <text:p>51745364</text:p>
          </table:table-cell>
          <table:table-cell table:number-columns-repeated="3" office:value-type="float" office:value="51365076" calcext:value-type="float">
            <text:p>51365076</text:p>
          </table:table-cell>
          <table:table-cell/>
          <table:table-cell office:value-type="string" calcext:value-type="string">
            <text:p>gobmk</text:p>
          </table:table-cell>
          <table:table-cell office:value-type="float" office:value="52438772" calcext:value-type="float">
            <text:p>52438772</text:p>
          </table:table-cell>
          <table:table-cell office:value-type="float" office:value="52323444" calcext:value-type="float">
            <text:p>52323444</text:p>
          </table:table-cell>
          <table:table-cell office:value-type="float" office:value="52145876" calcext:value-type="float">
            <text:p>52145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65076" calcext:value-type="float">
            <text:p>51365076</text:p>
          </table:table-cell>
          <table:table-cell/>
          <table:table-cell office:value-type="string" calcext:value-type="string">
            <text:p>gobmk</text:p>
          </table:table-cell>
          <table:table-cell office:value-type="float" office:value="53139220" calcext:value-type="float">
            <text:p>53139220</text:p>
          </table:table-cell>
          <table:table-cell office:value-type="float" office:value="52245716" calcext:value-type="float">
            <text:p>52245716</text:p>
          </table:table-cell>
          <table:table-cell office:value-type="float" office:value="51486516" calcext:value-type="float">
            <text:p>51486516</text:p>
          </table:table-cell>
          <table:table-cell office:value-type="float" office:value="50568660" calcext:value-type="float">
            <text:p>50568660</text:p>
          </table:table-cell>
          <table:table-cell table:number-columns-repeated="2" office:value-type="float" office:value="50133724" calcext:value-type="float">
            <text:p>50133724</text:p>
          </table:table-cell>
          <table:table-cell table:number-columns-repeated="2"/>
          <table:table-cell office:value-type="string" calcext:value-type="string">
            <text:p>gobmk</text:p>
          </table:table-cell>
          <table:table-cell office:value-type="float" office:value="53139220" calcext:value-type="float">
            <text:p>53139220</text:p>
          </table:table-cell>
          <table:table-cell office:value-type="float" office:value="52245716" calcext:value-type="float">
            <text:p>52245716</text:p>
          </table:table-cell>
          <table:table-cell/>
          <table:table-cell office:value-type="float" office:value="50568660" calcext:value-type="float">
            <text:p>50568660</text:p>
          </table:table-cell>
          <table:table-cell table:number-columns-repeated="4"/>
          <table:table-cell table:formula="of:=([.AG9] - [.AP9])/[.AF9]" office:value-type="float" office:value="0" calcext:value-type="float">
            <text:p>0</text:p>
          </table:table-cell>
          <table:table-cell/>
          <table:table-cell table:formula="of:=([.AI9] - [.AR9])/[.AF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macs</text:p>
          </table:table-cell>
          <table:table-cell office:value-type="float" office:value="61501591" calcext:value-type="float">
            <text:p>61501591</text:p>
          </table:table-cell>
          <table:table-cell office:value-type="float" office:value="53932215" calcext:value-type="float">
            <text:p>53932215</text:p>
          </table:table-cell>
          <table:table-cell office:value-type="float" office:value="53042775" calcext:value-type="float">
            <text:p>53042775</text:p>
          </table:table-cell>
          <table:table-cell office:value-type="float" office:value="53022071" calcext:value-type="float">
            <text:p>53022071</text:p>
          </table:table-cell>
          <table:table-cell office:value-type="float" office:value="53015287" calcext:value-type="float">
            <text:p>53015287</text:p>
          </table:table-cell>
          <table:table-cell table:number-columns-repeated="2" office:value-type="float" office:value="53015159" calcext:value-type="float">
            <text:p>53015159</text:p>
          </table:table-cell>
          <table:table-cell office:value-type="float" office:value="53120727" calcext:value-type="float">
            <text:p>53120727</text:p>
          </table:table-cell>
          <table:table-cell table:number-columns-repeated="3"/>
          <table:table-cell office:value-type="string" calcext:value-type="string">
            <text:p>gromacs</text:p>
          </table:table-cell>
          <table:table-cell office:value-type="float" office:value="54635639" calcext:value-type="float">
            <text:p>54635639</text:p>
          </table:table-cell>
          <table:table-cell office:value-type="float" office:value="54468727" calcext:value-type="float">
            <text:p>54468727</text:p>
          </table:table-cell>
          <table:table-cell office:value-type="float" office:value="54404247" calcext:value-type="float">
            <text:p>54404247</text:p>
          </table:table-cell>
          <table:table-cell office:value-type="float" office:value="54282327" calcext:value-type="float">
            <text:p>54282327</text:p>
          </table:table-cell>
          <table:table-cell table:number-columns-repeated="3" office:value-type="float" office:value="54241367" calcext:value-type="float">
            <text:p>54241367</text:p>
          </table:table-cell>
          <table:table-cell/>
          <table:table-cell office:value-type="string" calcext:value-type="string">
            <text:p>gromacs</text:p>
          </table:table-cell>
          <table:table-cell office:value-type="float" office:value="54635639" calcext:value-type="float">
            <text:p>54635639</text:p>
          </table:table-cell>
          <table:table-cell office:value-type="float" office:value="54468727" calcext:value-type="float">
            <text:p>54468727</text:p>
          </table:table-cell>
          <table:table-cell office:value-type="float" office:value="54404247" calcext:value-type="float">
            <text:p>54404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41367" calcext:value-type="float">
            <text:p>54241367</text:p>
          </table:table-cell>
          <table:table-cell/>
          <table:table-cell office:value-type="string" calcext:value-type="string">
            <text:p>gromacs</text:p>
          </table:table-cell>
          <table:table-cell office:value-type="float" office:value="58256439" calcext:value-type="float">
            <text:p>58256439</text:p>
          </table:table-cell>
          <table:table-cell office:value-type="float" office:value="50973871" calcext:value-type="float">
            <text:p>50973871</text:p>
          </table:table-cell>
          <table:table-cell office:value-type="float" office:value="50212260" calcext:value-type="float">
            <text:p>50212260</text:p>
          </table:table-cell>
          <table:table-cell office:value-type="float" office:value="50199780" calcext:value-type="float">
            <text:p>50199780</text:p>
          </table:table-cell>
          <table:table-cell office:value-type="float" office:value="50195203" calcext:value-type="float">
            <text:p>50195203</text:p>
          </table:table-cell>
          <table:table-cell office:value-type="float" office:value="50194958" calcext:value-type="float">
            <text:p>50194958</text:p>
          </table:table-cell>
          <table:table-cell table:number-columns-repeated="2"/>
          <table:table-cell office:value-type="string" calcext:value-type="string">
            <text:p>gromacs</text:p>
          </table:table-cell>
          <table:table-cell office:value-type="float" office:value="58256439" calcext:value-type="float">
            <text:p>58256439</text:p>
          </table:table-cell>
          <table:table-cell office:value-type="float" office:value="50973871" calcext:value-type="float">
            <text:p>50973871</text:p>
          </table:table-cell>
          <table:table-cell/>
          <table:table-cell office:value-type="float" office:value="50199780" calcext:value-type="float">
            <text:p>50199780</text:p>
          </table:table-cell>
          <table:table-cell table:number-columns-repeated="4"/>
          <table:table-cell table:formula="of:=([.AG10] - [.AP10])/[.AF10]" office:value-type="float" office:value="0" calcext:value-type="float">
            <text:p>0</text:p>
          </table:table-cell>
          <table:table-cell/>
          <table:table-cell table:formula="of:=([.AI10] - [.AR10])/[.AF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64ref</text:p>
          </table:table-cell>
          <table:table-cell office:value-type="float" office:value="58013943" calcext:value-type="float">
            <text:p>58013943</text:p>
          </table:table-cell>
          <table:table-cell office:value-type="float" office:value="53256375" calcext:value-type="float">
            <text:p>53256375</text:p>
          </table:table-cell>
          <table:table-cell office:value-type="float" office:value="53007639" calcext:value-type="float">
            <text:p>53007639</text:p>
          </table:table-cell>
          <table:table-cell office:value-type="float" office:value="52845591" calcext:value-type="float">
            <text:p>52845591</text:p>
          </table:table-cell>
          <table:table-cell table:number-columns-repeated="3" office:value-type="float" office:value="52746167" calcext:value-type="float">
            <text:p>52746167</text:p>
          </table:table-cell>
          <table:table-cell office:value-type="float" office:value="53163639" calcext:value-type="float">
            <text:p>53163639</text:p>
          </table:table-cell>
          <table:table-cell table:number-columns-repeated="3"/>
          <table:table-cell office:value-type="string" calcext:value-type="string">
            <text:p>h264ref</text:p>
          </table:table-cell>
          <table:table-cell office:value-type="float" office:value="54781175" calcext:value-type="float">
            <text:p>54781175</text:p>
          </table:table-cell>
          <table:table-cell office:value-type="float" office:value="54580087" calcext:value-type="float">
            <text:p>54580087</text:p>
          </table:table-cell>
          <table:table-cell office:value-type="float" office:value="54433751" calcext:value-type="float">
            <text:p>54433751</text:p>
          </table:table-cell>
          <table:table-cell office:value-type="float" office:value="54151447" calcext:value-type="float">
            <text:p>54151447</text:p>
          </table:table-cell>
          <table:table-cell table:number-columns-repeated="3" office:value-type="float" office:value="53107959" calcext:value-type="float">
            <text:p>53107959</text:p>
          </table:table-cell>
          <table:table-cell/>
          <table:table-cell office:value-type="string" calcext:value-type="string">
            <text:p>h264ref</text:p>
          </table:table-cell>
          <table:table-cell office:value-type="float" office:value="54781175" calcext:value-type="float">
            <text:p>54781175</text:p>
          </table:table-cell>
          <table:table-cell office:value-type="float" office:value="54580087" calcext:value-type="float">
            <text:p>54580087</text:p>
          </table:table-cell>
          <table:table-cell office:value-type="float" office:value="54433751" calcext:value-type="float">
            <text:p>54433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07959" calcext:value-type="float">
            <text:p>53107959</text:p>
          </table:table-cell>
          <table:table-cell/>
          <table:table-cell office:value-type="string" calcext:value-type="string">
            <text:p>h264ref</text:p>
          </table:table-cell>
          <table:table-cell office:value-type="float" office:value="53683855" calcext:value-type="float">
            <text:p>53683855</text:p>
          </table:table-cell>
          <table:table-cell office:value-type="float" office:value="50705724" calcext:value-type="float">
            <text:p>50705724</text:p>
          </table:table-cell>
          <table:table-cell office:value-type="float" office:value="50465937" calcext:value-type="float">
            <text:p>50465937</text:p>
          </table:table-cell>
          <table:table-cell office:value-type="float" office:value="50283964" calcext:value-type="float">
            <text:p>50283964</text:p>
          </table:table-cell>
          <table:table-cell table:number-columns-repeated="2" office:value-type="float" office:value="50166857" calcext:value-type="float">
            <text:p>50166857</text:p>
          </table:table-cell>
          <table:table-cell table:number-columns-repeated="2"/>
          <table:table-cell office:value-type="string" calcext:value-type="string">
            <text:p>h264ref</text:p>
          </table:table-cell>
          <table:table-cell office:value-type="float" office:value="53683855" calcext:value-type="float">
            <text:p>53683855</text:p>
          </table:table-cell>
          <table:table-cell office:value-type="float" office:value="50705724" calcext:value-type="float">
            <text:p>50705724</text:p>
          </table:table-cell>
          <table:table-cell/>
          <table:table-cell office:value-type="float" office:value="50277810" calcext:value-type="float">
            <text:p>50277810</text:p>
          </table:table-cell>
          <table:table-cell table:number-columns-repeated="4"/>
          <table:table-cell table:formula="of:=([.AG11] - [.AP11])/[.AF11]" office:value-type="float" office:value="0" calcext:value-type="float">
            <text:p>0</text:p>
          </table:table-cell>
          <table:table-cell/>
          <table:table-cell table:formula="of:=([.AI11] - [.AR11])/[.AF11]" office:value-type="float" office:value="0.00011463409250323" calcext:value-type="float">
            <text:p>0.000114634092503</text:p>
          </table:table-cell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69962530" calcext:value-type="float">
            <text:p>69962530</text:p>
          </table:table-cell>
          <table:table-cell office:value-type="float" office:value="60454690" calcext:value-type="float">
            <text:p>60454690</text:p>
          </table:table-cell>
          <table:table-cell office:value-type="float" office:value="59053602" calcext:value-type="float">
            <text:p>59053602</text:p>
          </table:table-cell>
          <table:table-cell table:number-columns-repeated="4" office:value-type="float" office:value="58656451" calcext:value-type="float">
            <text:p>58656451</text:p>
          </table:table-cell>
          <table:table-cell office:value-type="float" office:value="58843842" calcext:value-type="float">
            <text:p>58843842</text:p>
          </table:table-cell>
          <table:table-cell table:number-columns-repeated="3"/>
          <table:table-cell office:value-type="string" calcext:value-type="string">
            <text:p>hmmer</text:p>
          </table:table-cell>
          <table:table-cell office:value-type="float" office:value="59137442" calcext:value-type="float">
            <text:p>59137442</text:p>
          </table:table-cell>
          <table:table-cell office:value-type="float" office:value="59052546" calcext:value-type="float">
            <text:p>59052546</text:p>
          </table:table-cell>
          <table:table-cell office:value-type="float" office:value="58825666" calcext:value-type="float">
            <text:p>58825666</text:p>
          </table:table-cell>
          <table:table-cell table:number-columns-repeated="4" office:value-type="float" office:value="58651618" calcext:value-type="float">
            <text:p>58651618</text:p>
          </table:table-cell>
          <table:table-cell/>
          <table:table-cell office:value-type="string" calcext:value-type="string">
            <text:p>hmmer</text:p>
          </table:table-cell>
          <table:table-cell office:value-type="float" office:value="59137442" calcext:value-type="float">
            <text:p>59137442</text:p>
          </table:table-cell>
          <table:table-cell office:value-type="float" office:value="59052546" calcext:value-type="float">
            <text:p>59052546</text:p>
          </table:table-cell>
          <table:table-cell office:value-type="float" office:value="58825666" calcext:value-type="float">
            <text:p>58825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51618" calcext:value-type="float">
            <text:p>58651618</text:p>
          </table:table-cell>
          <table:table-cell/>
          <table:table-cell office:value-type="string" calcext:value-type="string">
            <text:p>hmmer</text:p>
          </table:table-cell>
          <table:table-cell office:value-type="float" office:value="68465314" calcext:value-type="float">
            <text:p>68465314</text:p>
          </table:table-cell>
          <table:table-cell office:value-type="float" office:value="52148961" calcext:value-type="float">
            <text:p>52148961</text:p>
          </table:table-cell>
          <table:table-cell office:value-type="float" office:value="50819618" calcext:value-type="float">
            <text:p>50819618</text:p>
          </table:table-cell>
          <table:table-cell table:number-columns-repeated="3" office:value-type="float" office:value="50694570" calcext:value-type="float">
            <text:p>50694570</text:p>
          </table:table-cell>
          <table:table-cell table:number-columns-repeated="2"/>
          <table:table-cell office:value-type="string" calcext:value-type="string">
            <text:p>hmmer</text:p>
          </table:table-cell>
          <table:table-cell office:value-type="float" office:value="68465314" calcext:value-type="float">
            <text:p>68465314</text:p>
          </table:table-cell>
          <table:table-cell office:value-type="float" office:value="52148961" calcext:value-type="float">
            <text:p>52148961</text:p>
          </table:table-cell>
          <table:table-cell/>
          <table:table-cell office:value-type="float" office:value="50694570" calcext:value-type="float">
            <text:p>50694570</text:p>
          </table:table-cell>
          <table:table-cell table:number-columns-repeated="4"/>
          <table:table-cell table:formula="of:=([.AG12] - [.AP12])/[.AF12]" office:value-type="float" office:value="0" calcext:value-type="float">
            <text:p>0</text:p>
          </table:table-cell>
          <table:table-cell/>
          <table:table-cell table:formula="of:=([.AI12] - [.AR12])/[.AF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m</text:p>
          </table:table-cell>
          <table:table-cell office:value-type="float" office:value="180321669" calcext:value-type="float">
            <text:p>180321669</text:p>
          </table:table-cell>
          <table:table-cell office:value-type="float" office:value="104553385" calcext:value-type="float">
            <text:p>104553385</text:p>
          </table:table-cell>
          <table:table-cell office:value-type="float" office:value="87052681" calcext:value-type="float">
            <text:p>87052681</text:p>
          </table:table-cell>
          <table:table-cell office:value-type="float" office:value="86413513" calcext:value-type="float">
            <text:p>86413513</text:p>
          </table:table-cell>
          <table:table-cell table:number-columns-repeated="3" office:value-type="float" office:value="85070441" calcext:value-type="float">
            <text:p>85070441</text:p>
          </table:table-cell>
          <table:table-cell office:value-type="float" office:value="83250665" calcext:value-type="float">
            <text:p>83250665</text:p>
          </table:table-cell>
          <table:table-cell table:number-columns-repeated="3"/>
          <table:table-cell office:value-type="string" calcext:value-type="string">
            <text:p>lbm</text:p>
          </table:table-cell>
          <table:table-cell office:value-type="float" office:value="83497417" calcext:value-type="float">
            <text:p>83497417</text:p>
          </table:table-cell>
          <table:table-cell table:number-columns-repeated="2" office:value-type="float" office:value="83308617" calcext:value-type="float">
            <text:p>83308617</text:p>
          </table:table-cell>
          <table:table-cell office:value-type="float" office:value="83273257" calcext:value-type="float">
            <text:p>83273257</text:p>
          </table:table-cell>
          <table:table-cell table:number-columns-repeated="3" office:value-type="float" office:value="83124041" calcext:value-type="float">
            <text:p>83124041</text:p>
          </table:table-cell>
          <table:table-cell/>
          <table:table-cell office:value-type="string" calcext:value-type="string">
            <text:p>lbm</text:p>
          </table:table-cell>
          <table:table-cell office:value-type="float" office:value="83497417" calcext:value-type="float">
            <text:p>83497417</text:p>
          </table:table-cell>
          <table:table-cell table:number-columns-repeated="2" office:value-type="float" office:value="83308617" calcext:value-type="float">
            <text:p>83308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124041" calcext:value-type="float">
            <text:p>83124041</text:p>
          </table:table-cell>
          <table:table-cell/>
          <table:table-cell office:value-type="string" calcext:value-type="string">
            <text:p>lbm</text:p>
          </table:table-cell>
          <table:table-cell office:value-type="float" office:value="149913158" calcext:value-type="float">
            <text:p>149913158</text:p>
          </table:table-cell>
          <table:table-cell office:value-type="float" office:value="68984361" calcext:value-type="float">
            <text:p>68984361</text:p>
          </table:table-cell>
          <table:table-cell office:value-type="float" office:value="57304587" calcext:value-type="float">
            <text:p>57304587</text:p>
          </table:table-cell>
          <table:table-cell office:value-type="float" office:value="57261513" calcext:value-type="float">
            <text:p>57261513</text:p>
          </table:table-cell>
          <table:table-cell table:number-columns-repeated="2" office:value-type="float" office:value="57112169" calcext:value-type="float">
            <text:p>57112169</text:p>
          </table:table-cell>
          <table:table-cell table:number-columns-repeated="2"/>
          <table:table-cell office:value-type="string" calcext:value-type="string">
            <text:p>lbm</text:p>
          </table:table-cell>
          <table:table-cell office:value-type="float" office:value="149913158" calcext:value-type="float">
            <text:p>149913158</text:p>
          </table:table-cell>
          <table:table-cell office:value-type="float" office:value="68489965" calcext:value-type="float">
            <text:p>68489965</text:p>
          </table:table-cell>
          <table:table-cell/>
          <table:table-cell office:value-type="float" office:value="57251738" calcext:value-type="float">
            <text:p>57251738</text:p>
          </table:table-cell>
          <table:table-cell table:number-columns-repeated="4"/>
          <table:table-cell table:formula="of:=([.AG13] - [.AP13])/[.AF13]" office:value-type="float" office:value="0.00329788263148989" calcext:value-type="float">
            <text:p>0.00329788263149</text:p>
          </table:table-cell>
          <table:table-cell/>
          <table:table-cell table:formula="of:=([.AI13] - [.AR13])/[.AF13]" office:value-type="float" office:value="0.0000652044165462781" calcext:value-type="float">
            <text:p>6.52044165462781E-05</text:p>
          </table:table-cell>
        </table:table-row>
        <table:table-row table:style-name="ro1">
          <table:table-cell office:value-type="string" calcext:value-type="string">
            <text:p>leslie3d</text:p>
          </table:table-cell>
          <table:table-cell office:value-type="float" office:value="143079277" calcext:value-type="float">
            <text:p>143079277</text:p>
          </table:table-cell>
          <table:table-cell office:value-type="float" office:value="108360534" calcext:value-type="float">
            <text:p>108360534</text:p>
          </table:table-cell>
          <table:table-cell office:value-type="float" office:value="87841622" calcext:value-type="float">
            <text:p>87841622</text:p>
          </table:table-cell>
          <table:table-cell office:value-type="float" office:value="81701558" calcext:value-type="float">
            <text:p>81701558</text:p>
          </table:table-cell>
          <table:table-cell office:value-type="float" office:value="80907254" calcext:value-type="float">
            <text:p>80907254</text:p>
          </table:table-cell>
          <table:table-cell office:value-type="float" office:value="80671414" calcext:value-type="float">
            <text:p>80671414</text:p>
          </table:table-cell>
          <table:table-cell office:value-type="float" office:value="78566806" calcext:value-type="float">
            <text:p>78566806</text:p>
          </table:table-cell>
          <table:table-cell office:value-type="float" office:value="82522010" calcext:value-type="float">
            <text:p>82522010</text:p>
          </table:table-cell>
          <table:table-cell table:number-columns-repeated="3"/>
          <table:table-cell office:value-type="string" calcext:value-type="string">
            <text:p>leslie3d</text:p>
          </table:table-cell>
          <table:table-cell office:value-type="float" office:value="86587514" calcext:value-type="float">
            <text:p>86587514</text:p>
          </table:table-cell>
          <table:table-cell office:value-type="float" office:value="86354298" calcext:value-type="float">
            <text:p>86354298</text:p>
          </table:table-cell>
          <table:table-cell office:value-type="float" office:value="85931226" calcext:value-type="float">
            <text:p>85931226</text:p>
          </table:table-cell>
          <table:table-cell office:value-type="float" office:value="85058458" calcext:value-type="float">
            <text:p>85058458</text:p>
          </table:table-cell>
          <table:table-cell office:value-type="float" office:value="84717786" calcext:value-type="float">
            <text:p>84717786</text:p>
          </table:table-cell>
          <table:table-cell office:value-type="float" office:value="83599226" calcext:value-type="float">
            <text:p>83599226</text:p>
          </table:table-cell>
          <table:table-cell office:value-type="float" office:value="80555350" calcext:value-type="float">
            <text:p>80555350</text:p>
          </table:table-cell>
          <table:table-cell/>
          <table:table-cell office:value-type="string" calcext:value-type="string">
            <text:p>leslie3d</text:p>
          </table:table-cell>
          <table:table-cell office:value-type="float" office:value="86587514" calcext:value-type="float">
            <text:p>86587514</text:p>
          </table:table-cell>
          <table:table-cell office:value-type="float" office:value="86354298" calcext:value-type="float">
            <text:p>86354298</text:p>
          </table:table-cell>
          <table:table-cell office:value-type="float" office:value="85931226" calcext:value-type="float">
            <text:p>85931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55350" calcext:value-type="float">
            <text:p>80555350</text:p>
          </table:table-cell>
          <table:table-cell/>
          <table:table-cell office:value-type="string" calcext:value-type="string">
            <text:p>leslie3d</text:p>
          </table:table-cell>
          <table:table-cell office:value-type="float" office:value="127247533" calcext:value-type="float">
            <text:p>127247533</text:p>
          </table:table-cell>
          <table:table-cell office:value-type="float" office:value="105162925" calcext:value-type="float">
            <text:p>105162925</text:p>
          </table:table-cell>
          <table:table-cell office:value-type="float" office:value="80948013" calcext:value-type="float">
            <text:p>80948013</text:p>
          </table:table-cell>
          <table:table-cell office:value-type="float" office:value="64299309" calcext:value-type="float">
            <text:p>64299309</text:p>
          </table:table-cell>
          <table:table-cell office:value-type="float" office:value="60703011" calcext:value-type="float">
            <text:p>60703011</text:p>
          </table:table-cell>
          <table:table-cell office:value-type="float" office:value="59954211" calcext:value-type="float">
            <text:p>59954211</text:p>
          </table:table-cell>
          <table:table-cell table:number-columns-repeated="2"/>
          <table:table-cell office:value-type="string" calcext:value-type="string">
            <text:p>leslie3d</text:p>
          </table:table-cell>
          <table:table-cell office:value-type="float" office:value="127247533" calcext:value-type="float">
            <text:p>127247533</text:p>
          </table:table-cell>
          <table:table-cell office:value-type="float" office:value="105915565" calcext:value-type="float">
            <text:p>105915565</text:p>
          </table:table-cell>
          <table:table-cell/>
          <table:table-cell office:value-type="float" office:value="64299309" calcext:value-type="float">
            <text:p>64299309</text:p>
          </table:table-cell>
          <table:table-cell table:number-columns-repeated="4"/>
          <table:table-cell table:formula="of:=([.AG14] - [.AP14])/[.AF14]" office:value-type="float" office:value="-0.00591477085846529" calcext:value-type="float">
            <text:p>-0.005914770858465</text:p>
          </table:table-cell>
          <table:table-cell/>
          <table:table-cell table:formula="of:=([.AI14] - [.AR14])/[.AF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quantum</text:p>
          </table:table-cell>
          <table:table-cell office:value-type="float" office:value="91077439" calcext:value-type="float">
            <text:p>91077439</text:p>
          </table:table-cell>
          <table:table-cell office:value-type="float" office:value="82043141" calcext:value-type="float">
            <text:p>82043141</text:p>
          </table:table-cell>
          <table:table-cell table:number-columns-repeated="4" office:value-type="float" office:value="82039365" calcext:value-type="float">
            <text:p>82039365</text:p>
          </table:table-cell>
          <table:table-cell office:value-type="float" office:value="81597189" calcext:value-type="float">
            <text:p>81597189</text:p>
          </table:table-cell>
          <table:table-cell office:value-type="float" office:value="81552095" calcext:value-type="float">
            <text:p>81552095</text:p>
          </table:table-cell>
          <table:table-cell table:number-columns-repeated="3"/>
          <table:table-cell office:value-type="string" calcext:value-type="string">
            <text:p>libquantum</text:p>
          </table:table-cell>
          <table:table-cell table:number-columns-repeated="6" office:value-type="float" office:value="88044946" calcext:value-type="float">
            <text:p>88044946</text:p>
          </table:table-cell>
          <table:table-cell office:value-type="float" office:value="84577983" calcext:value-type="float">
            <text:p>84577983</text:p>
          </table:table-cell>
          <table:table-cell/>
          <table:table-cell office:value-type="string" calcext:value-type="string">
            <text:p>libquantum</text:p>
          </table:table-cell>
          <table:table-cell table:number-columns-repeated="3" office:value-type="float" office:value="88044946" calcext:value-type="float">
            <text:p>88044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577983" calcext:value-type="float">
            <text:p>84577983</text:p>
          </table:table-cell>
          <table:table-cell/>
          <table:table-cell office:value-type="string" calcext:value-type="string">
            <text:p>libquantum</text:p>
          </table:table-cell>
          <table:table-cell office:value-type="float" office:value="82232054" calcext:value-type="float">
            <text:p>82232054</text:p>
          </table:table-cell>
          <table:table-cell table:number-columns-repeated="5" office:value-type="float" office:value="51500521" calcext:value-type="float">
            <text:p>51500521</text:p>
          </table:table-cell>
          <table:table-cell table:number-columns-repeated="2"/>
          <table:table-cell office:value-type="string" calcext:value-type="string">
            <text:p>libquantum</text:p>
          </table:table-cell>
          <table:table-cell office:value-type="float" office:value="82232054" calcext:value-type="float">
            <text:p>82232054</text:p>
          </table:table-cell>
          <table:table-cell office:value-type="float" office:value="51500521" calcext:value-type="float">
            <text:p>51500521</text:p>
          </table:table-cell>
          <table:table-cell/>
          <table:table-cell office:value-type="float" office:value="51500521" calcext:value-type="float">
            <text:p>51500521</text:p>
          </table:table-cell>
          <table:table-cell table:number-columns-repeated="4"/>
          <table:table-cell table:formula="of:=([.AG15] - [.AP15])/[.AF15]" office:value-type="float" office:value="0" calcext:value-type="float">
            <text:p>0</text:p>
          </table:table-cell>
          <table:table-cell/>
          <table:table-cell table:formula="of:=([.AI15] - [.AR15])/[.AF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336666789" calcext:value-type="float">
            <text:p>336666789</text:p>
          </table:table-cell>
          <table:table-cell office:value-type="float" office:value="285802341" calcext:value-type="float">
            <text:p>285802341</text:p>
          </table:table-cell>
          <table:table-cell office:value-type="float" office:value="275493541" calcext:value-type="float">
            <text:p>275493541</text:p>
          </table:table-cell>
          <table:table-cell office:value-type="float" office:value="254475973" calcext:value-type="float">
            <text:p>254475973</text:p>
          </table:table-cell>
          <table:table-cell office:value-type="float" office:value="221840645" calcext:value-type="float">
            <text:p>221840645</text:p>
          </table:table-cell>
          <table:table-cell table:number-columns-repeated="2" office:value-type="float" office:value="107244005" calcext:value-type="float">
            <text:p>107244005</text:p>
          </table:table-cell>
          <table:table-cell office:value-type="float" office:value="130484069" calcext:value-type="float">
            <text:p>130484069</text:p>
          </table:table-cell>
          <table:table-cell table:number-columns-repeated="3"/>
          <table:table-cell office:value-type="string" calcext:value-type="string">
            <text:p>mcf</text:p>
          </table:table-cell>
          <table:table-cell office:value-type="float" office:value="132773253" calcext:value-type="float">
            <text:p>132773253</text:p>
          </table:table-cell>
          <table:table-cell office:value-type="float" office:value="132676709" calcext:value-type="float">
            <text:p>132676709</text:p>
          </table:table-cell>
          <table:table-cell office:value-type="float" office:value="132471813" calcext:value-type="float">
            <text:p>132471813</text:p>
          </table:table-cell>
          <table:table-cell office:value-type="float" office:value="131975461" calcext:value-type="float">
            <text:p>131975461</text:p>
          </table:table-cell>
          <table:table-cell office:value-type="float" office:value="131083525" calcext:value-type="float">
            <text:p>131083525</text:p>
          </table:table-cell>
          <table:table-cell table:number-columns-repeated="2" office:value-type="float" office:value="107050501" calcext:value-type="float">
            <text:p>107050501</text:p>
          </table:table-cell>
          <table:table-cell/>
          <table:table-cell office:value-type="string" calcext:value-type="string">
            <text:p>mcf</text:p>
          </table:table-cell>
          <table:table-cell office:value-type="float" office:value="132773253" calcext:value-type="float">
            <text:p>132773253</text:p>
          </table:table-cell>
          <table:table-cell office:value-type="float" office:value="132673797" calcext:value-type="float">
            <text:p>132673797</text:p>
          </table:table-cell>
          <table:table-cell office:value-type="float" office:value="132471557" calcext:value-type="float">
            <text:p>132471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050501" calcext:value-type="float">
            <text:p>107050501</text:p>
          </table:table-cell>
          <table:table-cell/>
          <table:table-cell office:value-type="string" calcext:value-type="string">
            <text:p>mcf</text:p>
          </table:table-cell>
          <table:table-cell office:value-type="float" office:value="314966320" calcext:value-type="float">
            <text:p>314966320</text:p>
          </table:table-cell>
          <table:table-cell office:value-type="float" office:value="298633872" calcext:value-type="float">
            <text:p>298633872</text:p>
          </table:table-cell>
          <table:table-cell office:value-type="float" office:value="286258834" calcext:value-type="float">
            <text:p>286258834</text:p>
          </table:table-cell>
          <table:table-cell office:value-type="float" office:value="260115018" calcext:value-type="float">
            <text:p>260115018</text:p>
          </table:table-cell>
          <table:table-cell office:value-type="float" office:value="222071243" calcext:value-type="float">
            <text:p>222071243</text:p>
          </table:table-cell>
          <table:table-cell office:value-type="float" office:value="65354955" calcext:value-type="float">
            <text:p>65354955</text:p>
          </table:table-cell>
          <table:table-cell table:number-columns-repeated="2"/>
          <table:table-cell office:value-type="string" calcext:value-type="string">
            <text:p>mcf</text:p>
          </table:table-cell>
          <table:table-cell office:value-type="float" office:value="314966320" calcext:value-type="float">
            <text:p>314966320</text:p>
          </table:table-cell>
          <table:table-cell office:value-type="float" office:value="302223824" calcext:value-type="float">
            <text:p>302223824</text:p>
          </table:table-cell>
          <table:table-cell/>
          <table:table-cell office:value-type="float" office:value="259408139" calcext:value-type="float">
            <text:p>259408139</text:p>
          </table:table-cell>
          <table:table-cell table:number-columns-repeated="4"/>
          <table:table-cell table:formula="of:=([.AG16] - [.AP16])/[.AF16]" office:value-type="float" office:value="-0.0113978916856888" calcext:value-type="float">
            <text:p>-0.011397891685689</text:p>
          </table:table-cell>
          <table:table-cell/>
          <table:table-cell table:formula="of:=([.AI16] - [.AR16])/[.AF16]" office:value-type="float" office:value="0.00224430027947115" calcext:value-type="float">
            <text:p>0.002244300279471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float" office:value="150024845" calcext:value-type="float">
            <text:p>150024845</text:p>
          </table:table-cell>
          <table:table-cell office:value-type="float" office:value="83037549" calcext:value-type="float">
            <text:p>83037549</text:p>
          </table:table-cell>
          <table:table-cell office:value-type="float" office:value="81248397" calcext:value-type="float">
            <text:p>81248397</text:p>
          </table:table-cell>
          <table:table-cell office:value-type="float" office:value="81150413" calcext:value-type="float">
            <text:p>81150413</text:p>
          </table:table-cell>
          <table:table-cell office:value-type="float" office:value="81150989" calcext:value-type="float">
            <text:p>81150989</text:p>
          </table:table-cell>
          <table:table-cell office:value-type="float" office:value="81125453" calcext:value-type="float">
            <text:p>81125453</text:p>
          </table:table-cell>
          <table:table-cell office:value-type="float" office:value="81025613" calcext:value-type="float">
            <text:p>81025613</text:p>
          </table:table-cell>
          <table:table-cell office:value-type="float" office:value="80959021" calcext:value-type="float">
            <text:p>80959021</text:p>
          </table:table-cell>
          <table:table-cell table:number-columns-repeated="3"/>
          <table:table-cell office:value-type="string" calcext:value-type="string">
            <text:p>milc</text:p>
          </table:table-cell>
          <table:table-cell office:value-type="float" office:value="101340653" calcext:value-type="float">
            <text:p>101340653</text:p>
          </table:table-cell>
          <table:table-cell office:value-type="float" office:value="101026669" calcext:value-type="float">
            <text:p>101026669</text:p>
          </table:table-cell>
          <table:table-cell office:value-type="float" office:value="101007117" calcext:value-type="float">
            <text:p>101007117</text:p>
          </table:table-cell>
          <table:table-cell table:number-columns-repeated="2" office:value-type="float" office:value="101000621" calcext:value-type="float">
            <text:p>101000621</text:p>
          </table:table-cell>
          <table:table-cell office:value-type="float" office:value="100892621" calcext:value-type="float">
            <text:p>100892621</text:p>
          </table:table-cell>
          <table:table-cell office:value-type="float" office:value="100824333" calcext:value-type="float">
            <text:p>100824333</text:p>
          </table:table-cell>
          <table:table-cell/>
          <table:table-cell office:value-type="string" calcext:value-type="string">
            <text:p>milc</text:p>
          </table:table-cell>
          <table:table-cell office:value-type="float" office:value="101340653" calcext:value-type="float">
            <text:p>101340653</text:p>
          </table:table-cell>
          <table:table-cell office:value-type="float" office:value="101026669" calcext:value-type="float">
            <text:p>101026669</text:p>
          </table:table-cell>
          <table:table-cell office:value-type="float" office:value="101007117" calcext:value-type="float">
            <text:p>101007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824333" calcext:value-type="float">
            <text:p>100824333</text:p>
          </table:table-cell>
          <table:table-cell/>
          <table:table-cell office:value-type="string" calcext:value-type="string">
            <text:p>milc</text:p>
          </table:table-cell>
          <table:table-cell office:value-type="float" office:value="123661661" calcext:value-type="float">
            <text:p>123661661</text:p>
          </table:table-cell>
          <table:table-cell office:value-type="float" office:value="53893732" calcext:value-type="float">
            <text:p>53893732</text:p>
          </table:table-cell>
          <table:table-cell office:value-type="float" office:value="53091744" calcext:value-type="float">
            <text:p>53091744</text:p>
          </table:table-cell>
          <table:table-cell office:value-type="float" office:value="53073301" calcext:value-type="float">
            <text:p>53073301</text:p>
          </table:table-cell>
          <table:table-cell office:value-type="float" office:value="53056753" calcext:value-type="float">
            <text:p>53056753</text:p>
          </table:table-cell>
          <table:table-cell office:value-type="float" office:value="53055006" calcext:value-type="float">
            <text:p>53055006</text:p>
          </table:table-cell>
          <table:table-cell table:number-columns-repeated="2"/>
          <table:table-cell office:value-type="string" calcext:value-type="string">
            <text:p>milc</text:p>
          </table:table-cell>
          <table:table-cell office:value-type="float" office:value="123661661" calcext:value-type="float">
            <text:p>123661661</text:p>
          </table:table-cell>
          <table:table-cell office:value-type="float" office:value="53881252" calcext:value-type="float">
            <text:p>53881252</text:p>
          </table:table-cell>
          <table:table-cell/>
          <table:table-cell office:value-type="float" office:value="53073301" calcext:value-type="float">
            <text:p>53073301</text:p>
          </table:table-cell>
          <table:table-cell table:number-columns-repeated="4"/>
          <table:table-cell table:formula="of:=([.AG17] - [.AP17])/[.AF17]" office:value-type="float" office:value="0.000100920527017666" calcext:value-type="float">
            <text:p>0.000100920527018</text:p>
          </table:table-cell>
          <table:table-cell/>
          <table:table-cell table:formula="of:=([.AI17] - [.AR17])/[.AF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d</text:p>
          </table:table-cell>
          <table:table-cell office:value-type="float" office:value="50775544" calcext:value-type="float">
            <text:p>50775544</text:p>
          </table:table-cell>
          <table:table-cell office:value-type="float" office:value="50251096" calcext:value-type="float">
            <text:p>50251096</text:p>
          </table:table-cell>
          <table:table-cell office:value-type="float" office:value="50207320" calcext:value-type="float">
            <text:p>50207320</text:p>
          </table:table-cell>
          <table:table-cell office:value-type="float" office:value="50193656" calcext:value-type="float">
            <text:p>50193656</text:p>
          </table:table-cell>
          <table:table-cell table:number-columns-repeated="3" office:value-type="float" office:value="50192472" calcext:value-type="float">
            <text:p>50192472</text:p>
          </table:table-cell>
          <table:table-cell office:value-type="float" office:value="50232984" calcext:value-type="float">
            <text:p>50232984</text:p>
          </table:table-cell>
          <table:table-cell table:number-columns-repeated="3"/>
          <table:table-cell office:value-type="string" calcext:value-type="string">
            <text:p>namd</text:p>
          </table:table-cell>
          <table:table-cell office:value-type="float" office:value="50377048" calcext:value-type="float">
            <text:p>50377048</text:p>
          </table:table-cell>
          <table:table-cell office:value-type="float" office:value="50329624" calcext:value-type="float">
            <text:p>50329624</text:p>
          </table:table-cell>
          <table:table-cell office:value-type="float" office:value="50315960" calcext:value-type="float">
            <text:p>50315960</text:p>
          </table:table-cell>
          <table:table-cell office:value-type="float" office:value="50313208" calcext:value-type="float">
            <text:p>50313208</text:p>
          </table:table-cell>
          <table:table-cell table:number-columns-repeated="3" office:value-type="float" office:value="50312952" calcext:value-type="float">
            <text:p>50312952</text:p>
          </table:table-cell>
          <table:table-cell/>
          <table:table-cell office:value-type="string" calcext:value-type="string">
            <text:p>namd</text:p>
          </table:table-cell>
          <table:table-cell office:value-type="float" office:value="50377048" calcext:value-type="float">
            <text:p>50377048</text:p>
          </table:table-cell>
          <table:table-cell office:value-type="float" office:value="50329624" calcext:value-type="float">
            <text:p>50329624</text:p>
          </table:table-cell>
          <table:table-cell office:value-type="float" office:value="50315960" calcext:value-type="float">
            <text:p>50315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12952" calcext:value-type="float">
            <text:p>50312952</text:p>
          </table:table-cell>
          <table:table-cell/>
          <table:table-cell office:value-type="string" calcext:value-type="string">
            <text:p>namd</text:p>
          </table:table-cell>
          <table:table-cell office:value-type="float" office:value="50328440" calcext:value-type="float">
            <text:p>50328440</text:p>
          </table:table-cell>
          <table:table-cell office:value-type="float" office:value="50062907" calcext:value-type="float">
            <text:p>50062907</text:p>
          </table:table-cell>
          <table:table-cell office:value-type="float" office:value="50029931" calcext:value-type="float">
            <text:p>50029931</text:p>
          </table:table-cell>
          <table:table-cell office:value-type="float" office:value="50018532" calcext:value-type="float">
            <text:p>50018532</text:p>
          </table:table-cell>
          <table:table-cell table:number-columns-repeated="2" office:value-type="float" office:value="50017164" calcext:value-type="float">
            <text:p>50017164</text:p>
          </table:table-cell>
          <table:table-cell table:number-columns-repeated="2"/>
          <table:table-cell office:value-type="string" calcext:value-type="string">
            <text:p>namd</text:p>
          </table:table-cell>
          <table:table-cell office:value-type="float" office:value="50328440" calcext:value-type="float">
            <text:p>50328440</text:p>
          </table:table-cell>
          <table:table-cell office:value-type="float" office:value="50062907" calcext:value-type="float">
            <text:p>50062907</text:p>
          </table:table-cell>
          <table:table-cell/>
          <table:table-cell office:value-type="float" office:value="50018532" calcext:value-type="float">
            <text:p>50018532</text:p>
          </table:table-cell>
          <table:table-cell table:number-columns-repeated="4"/>
          <table:table-cell table:formula="of:=([.AG18] - [.AP18])/[.AF18]" office:value-type="float" office:value="0" calcext:value-type="float">
            <text:p>0</text:p>
          </table:table-cell>
          <table:table-cell/>
          <table:table-cell table:formula="of:=([.AI18] - [.AR18])/[.AF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netpp</text:p>
          </table:table-cell>
          <table:table-cell office:value-type="float" office:value="117964078" calcext:value-type="float">
            <text:p>117964078</text:p>
          </table:table-cell>
          <table:table-cell office:value-type="float" office:value="75268750" calcext:value-type="float">
            <text:p>75268750</text:p>
          </table:table-cell>
          <table:table-cell office:value-type="float" office:value="75058190" calcext:value-type="float">
            <text:p>75058190</text:p>
          </table:table-cell>
          <table:table-cell office:value-type="float" office:value="75020750" calcext:value-type="float">
            <text:p>75020750</text:p>
          </table:table-cell>
          <table:table-cell office:value-type="float" office:value="75015406" calcext:value-type="float">
            <text:p>75015406</text:p>
          </table:table-cell>
          <table:table-cell office:value-type="float" office:value="75013934" calcext:value-type="float">
            <text:p>75013934</text:p>
          </table:table-cell>
          <table:table-cell office:value-type="float" office:value="67297710" calcext:value-type="float">
            <text:p>67297710</text:p>
          </table:table-cell>
          <table:table-cell office:value-type="float" office:value="71618510" calcext:value-type="float">
            <text:p>71618510</text:p>
          </table:table-cell>
          <table:table-cell table:number-columns-repeated="3"/>
          <table:table-cell office:value-type="string" calcext:value-type="string">
            <text:p>omnetpp</text:p>
          </table:table-cell>
          <table:table-cell office:value-type="float" office:value="77403086" calcext:value-type="float">
            <text:p>77403086</text:p>
          </table:table-cell>
          <table:table-cell office:value-type="float" office:value="77384654" calcext:value-type="float">
            <text:p>77384654</text:p>
          </table:table-cell>
          <table:table-cell office:value-type="float" office:value="77371182" calcext:value-type="float">
            <text:p>77371182</text:p>
          </table:table-cell>
          <table:table-cell table:number-columns-repeated="2" office:value-type="float" office:value="77368910" calcext:value-type="float">
            <text:p>77368910</text:p>
          </table:table-cell>
          <table:table-cell office:value-type="float" office:value="77348526" calcext:value-type="float">
            <text:p>77348526</text:p>
          </table:table-cell>
          <table:table-cell office:value-type="float" office:value="76780558" calcext:value-type="float">
            <text:p>76780558</text:p>
          </table:table-cell>
          <table:table-cell/>
          <table:table-cell office:value-type="string" calcext:value-type="string">
            <text:p>omnetpp</text:p>
          </table:table-cell>
          <table:table-cell office:value-type="float" office:value="77403086" calcext:value-type="float">
            <text:p>77403086</text:p>
          </table:table-cell>
          <table:table-cell office:value-type="float" office:value="77384654" calcext:value-type="float">
            <text:p>77384654</text:p>
          </table:table-cell>
          <table:table-cell office:value-type="float" office:value="77371182" calcext:value-type="float">
            <text:p>77371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780558" calcext:value-type="float">
            <text:p>76780558</text:p>
          </table:table-cell>
          <table:table-cell/>
          <table:table-cell office:value-type="string" calcext:value-type="string">
            <text:p>omnetpp</text:p>
          </table:table-cell>
          <table:table-cell office:value-type="float" office:value="104455822" calcext:value-type="float">
            <text:p>104455822</text:p>
          </table:table-cell>
          <table:table-cell office:value-type="float" office:value="71011767" calcext:value-type="float">
            <text:p>71011767</text:p>
          </table:table-cell>
          <table:table-cell office:value-type="float" office:value="70780811" calcext:value-type="float">
            <text:p>70780811</text:p>
          </table:table-cell>
          <table:table-cell office:value-type="float" office:value="70731755" calcext:value-type="float">
            <text:p>70731755</text:p>
          </table:table-cell>
          <table:table-cell office:value-type="float" office:value="70705931" calcext:value-type="float">
            <text:p>70705931</text:p>
          </table:table-cell>
          <table:table-cell office:value-type="float" office:value="70699019" calcext:value-type="float">
            <text:p>70699019</text:p>
          </table:table-cell>
          <table:table-cell table:number-columns-repeated="2"/>
          <table:table-cell office:value-type="string" calcext:value-type="string">
            <text:p>omnetpp</text:p>
          </table:table-cell>
          <table:table-cell office:value-type="float" office:value="104455822" calcext:value-type="float">
            <text:p>104455822</text:p>
          </table:table-cell>
          <table:table-cell office:value-type="float" office:value="70998455" calcext:value-type="float">
            <text:p>70998455</text:p>
          </table:table-cell>
          <table:table-cell/>
          <table:table-cell office:value-type="float" office:value="70727723" calcext:value-type="float">
            <text:p>70727723</text:p>
          </table:table-cell>
          <table:table-cell table:number-columns-repeated="4"/>
          <table:table-cell table:formula="of:=([.AG19] - [.AP19])/[.AF19]" office:value-type="float" office:value="0.000127441436438076" calcext:value-type="float">
            <text:p>0.000127441436438</text:p>
          </table:table-cell>
          <table:table-cell/>
          <table:table-cell table:formula="of:=([.AI19] - [.AR19])/[.AF19]" office:value-type="float" office:value="0.0000386000504596096" calcext:value-type="float">
            <text:p>3.86000504596096E-05</text:p>
          </table:table-cell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55330308" calcext:value-type="float">
            <text:p>55330308</text:p>
          </table:table-cell>
          <table:table-cell office:value-type="float" office:value="54946212" calcext:value-type="float">
            <text:p>54946212</text:p>
          </table:table-cell>
          <table:table-cell office:value-type="float" office:value="54871332" calcext:value-type="float">
            <text:p>54871332</text:p>
          </table:table-cell>
          <table:table-cell office:value-type="float" office:value="54821252" calcext:value-type="float">
            <text:p>54821252</text:p>
          </table:table-cell>
          <table:table-cell office:value-type="float" office:value="54721316" calcext:value-type="float">
            <text:p>54721316</text:p>
          </table:table-cell>
          <table:table-cell office:value-type="float" office:value="54576309" calcext:value-type="float">
            <text:p>54576309</text:p>
          </table:table-cell>
          <table:table-cell office:value-type="float" office:value="51715652" calcext:value-type="float">
            <text:p>51715652</text:p>
          </table:table-cell>
          <table:table-cell office:value-type="float" office:value="52118020" calcext:value-type="float">
            <text:p>52118020</text:p>
          </table:table-cell>
          <table:table-cell table:number-columns-repeated="3"/>
          <table:table-cell office:value-type="string" calcext:value-type="string">
            <text:p>sjeng</text:p>
          </table:table-cell>
          <table:table-cell office:value-type="float" office:value="52132548" calcext:value-type="float">
            <text:p>52132548</text:p>
          </table:table-cell>
          <table:table-cell office:value-type="float" office:value="52126820" calcext:value-type="float">
            <text:p>52126820</text:p>
          </table:table-cell>
          <table:table-cell office:value-type="float" office:value="52120772" calcext:value-type="float">
            <text:p>52120772</text:p>
          </table:table-cell>
          <table:table-cell office:value-type="float" office:value="52106756" calcext:value-type="float">
            <text:p>52106756</text:p>
          </table:table-cell>
          <table:table-cell office:value-type="float" office:value="52077508" calcext:value-type="float">
            <text:p>52077508</text:p>
          </table:table-cell>
          <table:table-cell office:value-type="float" office:value="52009156" calcext:value-type="float">
            <text:p>52009156</text:p>
          </table:table-cell>
          <table:table-cell office:value-type="float" office:value="51316900" calcext:value-type="float">
            <text:p>51316900</text:p>
          </table:table-cell>
          <table:table-cell/>
          <table:table-cell office:value-type="string" calcext:value-type="string">
            <text:p>sjeng</text:p>
          </table:table-cell>
          <table:table-cell office:value-type="float" office:value="52132548" calcext:value-type="float">
            <text:p>52132548</text:p>
          </table:table-cell>
          <table:table-cell office:value-type="float" office:value="52126820" calcext:value-type="float">
            <text:p>52126820</text:p>
          </table:table-cell>
          <table:table-cell office:value-type="float" office:value="52120772" calcext:value-type="float">
            <text:p>52120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16900" calcext:value-type="float">
            <text:p>51316900</text:p>
          </table:table-cell>
          <table:table-cell/>
          <table:table-cell office:value-type="string" calcext:value-type="string">
            <text:p>sjeng</text:p>
          </table:table-cell>
          <table:table-cell office:value-type="float" office:value="53193476" calcext:value-type="float">
            <text:p>53193476</text:p>
          </table:table-cell>
          <table:table-cell office:value-type="float" office:value="53016996" calcext:value-type="float">
            <text:p>53016996</text:p>
          </table:table-cell>
          <table:table-cell office:value-type="float" office:value="53000420" calcext:value-type="float">
            <text:p>53000420</text:p>
          </table:table-cell>
          <table:table-cell office:value-type="float" office:value="52929636" calcext:value-type="float">
            <text:p>52929636</text:p>
          </table:table-cell>
          <table:table-cell office:value-type="float" office:value="52751940" calcext:value-type="float">
            <text:p>52751940</text:p>
          </table:table-cell>
          <table:table-cell office:value-type="float" office:value="52479605" calcext:value-type="float">
            <text:p>52479605</text:p>
          </table:table-cell>
          <table:table-cell table:number-columns-repeated="2"/>
          <table:table-cell office:value-type="string" calcext:value-type="string">
            <text:p>sjeng</text:p>
          </table:table-cell>
          <table:table-cell office:value-type="float" office:value="53193476" calcext:value-type="float">
            <text:p>53193476</text:p>
          </table:table-cell>
          <table:table-cell office:value-type="float" office:value="53016996" calcext:value-type="float">
            <text:p>53016996</text:p>
          </table:table-cell>
          <table:table-cell/>
          <table:table-cell office:value-type="float" office:value="52929636" calcext:value-type="float">
            <text:p>52929636</text:p>
          </table:table-cell>
          <table:table-cell table:number-columns-repeated="4"/>
          <table:table-cell table:formula="of:=([.AG20] - [.AP20])/[.AF20]" office:value-type="float" office:value="0" calcext:value-type="float">
            <text:p>0</text:p>
          </table:table-cell>
          <table:table-cell/>
          <table:table-cell table:formula="of:=([.AI20] - [.AR20])/[.AF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129072570" calcext:value-type="float">
            <text:p>129072570</text:p>
          </table:table-cell>
          <table:table-cell office:value-type="float" office:value="109302042" calcext:value-type="float">
            <text:p>109302042</text:p>
          </table:table-cell>
          <table:table-cell office:value-type="float" office:value="96756474" calcext:value-type="float">
            <text:p>96756474</text:p>
          </table:table-cell>
          <table:table-cell office:value-type="float" office:value="88287962" calcext:value-type="float">
            <text:p>88287962</text:p>
          </table:table-cell>
          <table:table-cell office:value-type="float" office:value="87351706" calcext:value-type="float">
            <text:p>87351706</text:p>
          </table:table-cell>
          <table:table-cell office:value-type="float" office:value="86604314" calcext:value-type="float">
            <text:p>86604314</text:p>
          </table:table-cell>
          <table:table-cell office:value-type="float" office:value="85171930" calcext:value-type="float">
            <text:p>85171930</text:p>
          </table:table-cell>
          <table:table-cell office:value-type="float" office:value="89756154" calcext:value-type="float">
            <text:p>89756154</text:p>
          </table:table-cell>
          <table:table-cell table:number-columns-repeated="3"/>
          <table:table-cell office:value-type="string" calcext:value-type="string">
            <text:p>soplex</text:p>
          </table:table-cell>
          <table:table-cell office:value-type="float" office:value="95509210" calcext:value-type="float">
            <text:p>95509210</text:p>
          </table:table-cell>
          <table:table-cell office:value-type="float" office:value="94543258" calcext:value-type="float">
            <text:p>94543258</text:p>
          </table:table-cell>
          <table:table-cell office:value-type="float" office:value="93253850" calcext:value-type="float">
            <text:p>93253850</text:p>
          </table:table-cell>
          <table:table-cell office:value-type="float" office:value="91451450" calcext:value-type="float">
            <text:p>91451450</text:p>
          </table:table-cell>
          <table:table-cell office:value-type="float" office:value="89556058" calcext:value-type="float">
            <text:p>89556058</text:p>
          </table:table-cell>
          <table:table-cell office:value-type="float" office:value="87982426" calcext:value-type="float">
            <text:p>87982426</text:p>
          </table:table-cell>
          <table:table-cell office:value-type="float" office:value="86458330" calcext:value-type="float">
            <text:p>86458330</text:p>
          </table:table-cell>
          <table:table-cell/>
          <table:table-cell office:value-type="string" calcext:value-type="string">
            <text:p>soplex</text:p>
          </table:table-cell>
          <table:table-cell office:value-type="float" office:value="95509210" calcext:value-type="float">
            <text:p>95509210</text:p>
          </table:table-cell>
          <table:table-cell office:value-type="float" office:value="94543258" calcext:value-type="float">
            <text:p>94543258</text:p>
          </table:table-cell>
          <table:table-cell office:value-type="float" office:value="93253850" calcext:value-type="float">
            <text:p>932538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58330" calcext:value-type="float">
            <text:p>86458330</text:p>
          </table:table-cell>
          <table:table-cell/>
          <table:table-cell office:value-type="string" calcext:value-type="string">
            <text:p>soplex</text:p>
          </table:table-cell>
          <table:table-cell office:value-type="float" office:value="119931514" calcext:value-type="float">
            <text:p>119931514</text:p>
          </table:table-cell>
          <table:table-cell office:value-type="float" office:value="86757626" calcext:value-type="float">
            <text:p>86757626</text:p>
          </table:table-cell>
          <table:table-cell office:value-type="float" office:value="68074286" calcext:value-type="float">
            <text:p>68074286</text:p>
          </table:table-cell>
          <table:table-cell office:value-type="float" office:value="59336626" calcext:value-type="float">
            <text:p>59336626</text:p>
          </table:table-cell>
          <table:table-cell office:value-type="float" office:value="57959208" calcext:value-type="float">
            <text:p>57959208</text:p>
          </table:table-cell>
          <table:table-cell office:value-type="float" office:value="56768331" calcext:value-type="float">
            <text:p>56768331</text:p>
          </table:table-cell>
          <table:table-cell table:number-columns-repeated="2"/>
          <table:table-cell office:value-type="string" calcext:value-type="string">
            <text:p>soplex</text:p>
          </table:table-cell>
          <table:table-cell office:value-type="float" office:value="119931514" calcext:value-type="float">
            <text:p>119931514</text:p>
          </table:table-cell>
          <table:table-cell office:value-type="float" office:value="87836026" calcext:value-type="float">
            <text:p>87836026</text:p>
          </table:table-cell>
          <table:table-cell/>
          <table:table-cell office:value-type="float" office:value="59248738" calcext:value-type="float">
            <text:p>59248738</text:p>
          </table:table-cell>
          <table:table-cell table:number-columns-repeated="4"/>
          <table:table-cell table:formula="of:=([.AG21] - [.AP21])/[.AF21]" office:value-type="float" office:value="-0.00899179843589734" calcext:value-type="float">
            <text:p>-0.008991798435897</text:p>
          </table:table-cell>
          <table:table-cell/>
          <table:table-cell table:formula="of:=([.AI21] - [.AR21])/[.AF21]" office:value-type="float" office:value="0.000732818231578399" calcext:value-type="float">
            <text:p>0.000732818231578</text:p>
          </table:table-cell>
        </table:table-row>
        <table:table-row table:style-name="ro1">
          <table:table-cell office:value-type="string" calcext:value-type="string">
            <text:p>sphinx3</text:p>
          </table:table-cell>
          <table:table-cell office:value-type="float" office:value="128840456" calcext:value-type="float">
            <text:p>128840456</text:p>
          </table:table-cell>
          <table:table-cell office:value-type="float" office:value="106246504" calcext:value-type="float">
            <text:p>106246504</text:p>
          </table:table-cell>
          <table:table-cell office:value-type="float" office:value="98895784" calcext:value-type="float">
            <text:p>98895784</text:p>
          </table:table-cell>
          <table:table-cell office:value-type="float" office:value="92680968" calcext:value-type="float">
            <text:p>92680968</text:p>
          </table:table-cell>
          <table:table-cell office:value-type="float" office:value="92481000" calcext:value-type="float">
            <text:p>92481000</text:p>
          </table:table-cell>
          <table:table-cell table:number-columns-repeated="2" office:value-type="float" office:value="92133960" calcext:value-type="float">
            <text:p>92133960</text:p>
          </table:table-cell>
          <table:table-cell office:value-type="float" office:value="93921384" calcext:value-type="float">
            <text:p>93921384</text:p>
          </table:table-cell>
          <table:table-cell table:number-columns-repeated="3"/>
          <table:table-cell office:value-type="string" calcext:value-type="string">
            <text:p>sphinx3</text:p>
          </table:table-cell>
          <table:table-cell office:value-type="float" office:value="95006888" calcext:value-type="float">
            <text:p>95006888</text:p>
          </table:table-cell>
          <table:table-cell office:value-type="float" office:value="94763784" calcext:value-type="float">
            <text:p>94763784</text:p>
          </table:table-cell>
          <table:table-cell office:value-type="float" office:value="94660808" calcext:value-type="float">
            <text:p>94660808</text:p>
          </table:table-cell>
          <table:table-cell office:value-type="float" office:value="94156680" calcext:value-type="float">
            <text:p>94156680</text:p>
          </table:table-cell>
          <table:table-cell office:value-type="float" office:value="93967432" calcext:value-type="float">
            <text:p>93967432</text:p>
          </table:table-cell>
          <table:table-cell table:number-columns-repeated="2" office:value-type="float" office:value="93753640" calcext:value-type="float">
            <text:p>93753640</text:p>
          </table:table-cell>
          <table:table-cell/>
          <table:table-cell office:value-type="string" calcext:value-type="string">
            <text:p>sphinx3</text:p>
          </table:table-cell>
          <table:table-cell office:value-type="float" office:value="95006888" calcext:value-type="float">
            <text:p>95006888</text:p>
          </table:table-cell>
          <table:table-cell office:value-type="float" office:value="94763784" calcext:value-type="float">
            <text:p>94763784</text:p>
          </table:table-cell>
          <table:table-cell office:value-type="float" office:value="94660808" calcext:value-type="float">
            <text:p>94660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53640" calcext:value-type="float">
            <text:p>93753640</text:p>
          </table:table-cell>
          <table:table-cell/>
          <table:table-cell office:value-type="string" calcext:value-type="string">
            <text:p>sphinx3</text:p>
          </table:table-cell>
          <table:table-cell office:value-type="float" office:value="85341931" calcext:value-type="float">
            <text:p>85341931</text:p>
          </table:table-cell>
          <table:table-cell office:value-type="float" office:value="64876819" calcext:value-type="float">
            <text:p>64876819</text:p>
          </table:table-cell>
          <table:table-cell office:value-type="float" office:value="58041819" calcext:value-type="float">
            <text:p>58041819</text:p>
          </table:table-cell>
          <table:table-cell office:value-type="float" office:value="52367381" calcext:value-type="float">
            <text:p>52367381</text:p>
          </table:table-cell>
          <table:table-cell office:value-type="float" office:value="51975993" calcext:value-type="float">
            <text:p>51975993</text:p>
          </table:table-cell>
          <table:table-cell office:value-type="float" office:value="51394001" calcext:value-type="float">
            <text:p>51394001</text:p>
          </table:table-cell>
          <table:table-cell table:number-columns-repeated="2"/>
          <table:table-cell office:value-type="string" calcext:value-type="string">
            <text:p>sphinx3</text:p>
          </table:table-cell>
          <table:table-cell office:value-type="float" office:value="85341931" calcext:value-type="float">
            <text:p>85341931</text:p>
          </table:table-cell>
          <table:table-cell office:value-type="float" office:value="64851859" calcext:value-type="float">
            <text:p>64851859</text:p>
          </table:table-cell>
          <table:table-cell/>
          <table:table-cell office:value-type="float" office:value="52367381" calcext:value-type="float">
            <text:p>52367381</text:p>
          </table:table-cell>
          <table:table-cell table:number-columns-repeated="4"/>
          <table:table-cell table:formula="of:=([.AG22] - [.AP22])/[.AF22]" office:value-type="float" office:value="0.000292470532451392" calcext:value-type="float">
            <text:p>0.000292470532451</text:p>
          </table:table-cell>
          <table:table-cell/>
          <table:table-cell table:formula="of:=([.AI22] - [.AR22])/[.AF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f</text:p>
          </table:table-cell>
          <table:table-cell office:value-type="float" office:value="51618108" calcext:value-type="float">
            <text:p>51618108</text:p>
          </table:table-cell>
          <table:table-cell office:value-type="float" office:value="50465084" calcext:value-type="float">
            <text:p>50465084</text:p>
          </table:table-cell>
          <table:table-cell office:value-type="float" office:value="50397532" calcext:value-type="float">
            <text:p>50397532</text:p>
          </table:table-cell>
          <table:table-cell office:value-type="float" office:value="50386332" calcext:value-type="float">
            <text:p>50386332</text:p>
          </table:table-cell>
          <table:table-cell table:number-columns-repeated="3" office:value-type="float" office:value="50380796" calcext:value-type="float">
            <text:p>50380796</text:p>
          </table:table-cell>
          <table:table-cell office:value-type="float" office:value="50449596" calcext:value-type="float">
            <text:p>50449596</text:p>
          </table:table-cell>
          <table:table-cell table:number-columns-repeated="3"/>
          <table:table-cell office:value-type="string" calcext:value-type="string">
            <text:p>wrf</text:p>
          </table:table-cell>
          <table:table-cell office:value-type="float" office:value="50850652" calcext:value-type="float">
            <text:p>50850652</text:p>
          </table:table-cell>
          <table:table-cell office:value-type="float" office:value="50665692" calcext:value-type="float">
            <text:p>50665692</text:p>
          </table:table-cell>
          <table:table-cell office:value-type="float" office:value="50581052" calcext:value-type="float">
            <text:p>50581052</text:p>
          </table:table-cell>
          <table:table-cell table:number-columns-repeated="4" office:value-type="float" office:value="50553756" calcext:value-type="float">
            <text:p>50553756</text:p>
          </table:table-cell>
          <table:table-cell/>
          <table:table-cell office:value-type="string" calcext:value-type="string">
            <text:p>wrf</text:p>
          </table:table-cell>
          <table:table-cell office:value-type="float" office:value="50850652" calcext:value-type="float">
            <text:p>50850652</text:p>
          </table:table-cell>
          <table:table-cell office:value-type="float" office:value="50665692" calcext:value-type="float">
            <text:p>50665692</text:p>
          </table:table-cell>
          <table:table-cell office:value-type="float" office:value="50581052" calcext:value-type="float">
            <text:p>50581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53756" calcext:value-type="float">
            <text:p>50553756</text:p>
          </table:table-cell>
          <table:table-cell/>
          <table:table-cell office:value-type="string" calcext:value-type="string">
            <text:p>wrf</text:p>
          </table:table-cell>
          <table:table-cell office:value-type="float" office:value="50672924" calcext:value-type="float">
            <text:p>50672924</text:p>
          </table:table-cell>
          <table:table-cell office:value-type="float" office:value="50020069" calcext:value-type="float">
            <text:p>50020069</text:p>
          </table:table-cell>
          <table:table-cell office:value-type="float" office:value="49995853" calcext:value-type="float">
            <text:p>49995853</text:p>
          </table:table-cell>
          <table:table-cell table:number-columns-repeated="3" office:value-type="float" office:value="49990031" calcext:value-type="float">
            <text:p>49990031</text:p>
          </table:table-cell>
          <table:table-cell table:number-columns-repeated="2"/>
          <table:table-cell office:value-type="string" calcext:value-type="string">
            <text:p>wrf</text:p>
          </table:table-cell>
          <table:table-cell office:value-type="float" office:value="50672924" calcext:value-type="float">
            <text:p>50672924</text:p>
          </table:table-cell>
          <table:table-cell office:value-type="float" office:value="50020069" calcext:value-type="float">
            <text:p>50020069</text:p>
          </table:table-cell>
          <table:table-cell/>
          <table:table-cell office:value-type="float" office:value="49990031" calcext:value-type="float">
            <text:p>49990031</text:p>
          </table:table-cell>
          <table:table-cell table:number-columns-repeated="4"/>
          <table:table-cell table:formula="of:=([.AG23] - [.AP23])/[.AF23]" office:value-type="float" office:value="0" calcext:value-type="float">
            <text:p>0</text:p>
          </table:table-cell>
          <table:table-cell/>
          <table:table-cell table:formula="of:=([.AI23] - [.AR23])/[.AF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lancbmk</text:p>
          </table:table-cell>
          <table:table-cell office:value-type="float" office:value="133365381" calcext:value-type="float">
            <text:p>133365381</text:p>
          </table:table-cell>
          <table:table-cell office:value-type="float" office:value="87354693" calcext:value-type="float">
            <text:p>87354693</text:p>
          </table:table-cell>
          <table:table-cell office:value-type="float" office:value="84765701" calcext:value-type="float">
            <text:p>84765701</text:p>
          </table:table-cell>
          <table:table-cell office:value-type="float" office:value="83287685" calcext:value-type="float">
            <text:p>83287685</text:p>
          </table:table-cell>
          <table:table-cell office:value-type="float" office:value="81697093" calcext:value-type="float">
            <text:p>81697093</text:p>
          </table:table-cell>
          <table:table-cell office:value-type="float" office:value="79738821" calcext:value-type="float">
            <text:p>79738821</text:p>
          </table:table-cell>
          <table:table-cell office:value-type="float" office:value="73478117" calcext:value-type="float">
            <text:p>73478117</text:p>
          </table:table-cell>
          <table:table-cell office:value-type="float" office:value="78666246" calcext:value-type="float">
            <text:p>78666246</text:p>
          </table:table-cell>
          <table:table-cell table:number-columns-repeated="3"/>
          <table:table-cell office:value-type="string" calcext:value-type="string">
            <text:p>xalancbmk</text:p>
          </table:table-cell>
          <table:table-cell office:value-type="float" office:value="83455110" calcext:value-type="float">
            <text:p>83455110</text:p>
          </table:table-cell>
          <table:table-cell office:value-type="float" office:value="83421217" calcext:value-type="float">
            <text:p>83421217</text:p>
          </table:table-cell>
          <table:table-cell office:value-type="float" office:value="83320609" calcext:value-type="float">
            <text:p>83320609</text:p>
          </table:table-cell>
          <table:table-cell office:value-type="float" office:value="83100129" calcext:value-type="float">
            <text:p>83100129</text:p>
          </table:table-cell>
          <table:table-cell office:value-type="float" office:value="82934881" calcext:value-type="float">
            <text:p>82934881</text:p>
          </table:table-cell>
          <table:table-cell office:value-type="float" office:value="82871297" calcext:value-type="float">
            <text:p>82871297</text:p>
          </table:table-cell>
          <table:table-cell office:value-type="float" office:value="80727457" calcext:value-type="float">
            <text:p>80727457</text:p>
          </table:table-cell>
          <table:table-cell/>
          <table:table-cell office:value-type="string" calcext:value-type="string">
            <text:p>xalancbmk</text:p>
          </table:table-cell>
          <table:table-cell office:value-type="float" office:value="83455110" calcext:value-type="float">
            <text:p>83455110</text:p>
          </table:table-cell>
          <table:table-cell office:value-type="float" office:value="83421217" calcext:value-type="float">
            <text:p>83421217</text:p>
          </table:table-cell>
          <table:table-cell office:value-type="float" office:value="83320609" calcext:value-type="float">
            <text:p>83320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27457" calcext:value-type="float">
            <text:p>80727457</text:p>
          </table:table-cell>
          <table:table-cell/>
          <table:table-cell office:value-type="string" calcext:value-type="string">
            <text:p>xalancbmk</text:p>
          </table:table-cell>
          <table:table-cell office:value-type="float" office:value="107339525" calcext:value-type="float">
            <text:p>107339525</text:p>
          </table:table-cell>
          <table:table-cell office:value-type="float" office:value="70064038" calcext:value-type="float">
            <text:p>70064038</text:p>
          </table:table-cell>
          <table:table-cell office:value-type="float" office:value="67306374" calcext:value-type="float">
            <text:p>67306374</text:p>
          </table:table-cell>
          <table:table-cell office:value-type="float" office:value="64806662" calcext:value-type="float">
            <text:p>64806662</text:p>
          </table:table-cell>
          <table:table-cell office:value-type="float" office:value="62620390" calcext:value-type="float">
            <text:p>62620390</text:p>
          </table:table-cell>
          <table:table-cell office:value-type="float" office:value="60173894" calcext:value-type="float">
            <text:p>60173894</text:p>
          </table:table-cell>
          <table:table-cell table:number-columns-repeated="2"/>
          <table:table-cell office:value-type="string" calcext:value-type="string">
            <text:p>xalancbmk</text:p>
          </table:table-cell>
          <table:table-cell office:value-type="float" office:value="107339525" calcext:value-type="float">
            <text:p>107339525</text:p>
          </table:table-cell>
          <table:table-cell office:value-type="float" office:value="70064038" calcext:value-type="float">
            <text:p>70064038</text:p>
          </table:table-cell>
          <table:table-cell/>
          <table:table-cell office:value-type="float" office:value="64806662" calcext:value-type="float">
            <text:p>64806662</text:p>
          </table:table-cell>
          <table:table-cell table:number-columns-repeated="4"/>
          <table:table-cell table:formula="of:=([.AG24] - [.AP24])/[.AF24]" office:value-type="float" office:value="0" calcext:value-type="float">
            <text:p>0</text:p>
          </table:table-cell>
          <table:table-cell/>
          <table:table-cell table:formula="of:=([.AI24] - [.AR24])/[.AF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usmp</text:p>
          </table:table-cell>
          <table:table-cell office:value-type="float" office:value="45417282" calcext:value-type="float">
            <text:p>45417282</text:p>
          </table:table-cell>
          <table:table-cell office:value-type="float" office:value="45498978" calcext:value-type="float">
            <text:p>45498978</text:p>
          </table:table-cell>
          <table:table-cell office:value-type="float" office:value="40240098" calcext:value-type="float">
            <text:p>40240098</text:p>
          </table:table-cell>
          <table:table-cell table:number-columns-repeated="4" office:value-type="float" office:value="39743794" calcext:value-type="float">
            <text:p>39743794</text:p>
          </table:table-cell>
          <table:table-cell office:value-type="float" office:value="38016626" calcext:value-type="float">
            <text:p>38016626</text:p>
          </table:table-cell>
          <table:table-cell table:number-columns-repeated="3"/>
          <table:table-cell office:value-type="string" calcext:value-type="string">
            <text:p>zeusmp</text:p>
          </table:table-cell>
          <table:table-cell office:value-type="float" office:value="43786818" calcext:value-type="float">
            <text:p>43786818</text:p>
          </table:table-cell>
          <table:table-cell office:value-type="float" office:value="42824994" calcext:value-type="float">
            <text:p>42824994</text:p>
          </table:table-cell>
          <table:table-cell office:value-type="float" office:value="37756162" calcext:value-type="float">
            <text:p>37756162</text:p>
          </table:table-cell>
          <table:table-cell table:number-columns-repeated="4" office:value-type="float" office:value="37727042" calcext:value-type="float">
            <text:p>37727042</text:p>
          </table:table-cell>
          <table:table-cell/>
          <table:table-cell office:value-type="string" calcext:value-type="string">
            <text:p>zeusmp</text:p>
          </table:table-cell>
          <table:table-cell office:value-type="float" office:value="43786818" calcext:value-type="float">
            <text:p>43786818</text:p>
          </table:table-cell>
          <table:table-cell office:value-type="float" office:value="42824994" calcext:value-type="float">
            <text:p>42824994</text:p>
          </table:table-cell>
          <table:table-cell office:value-type="float" office:value="37756162" calcext:value-type="float">
            <text:p>37756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27042" calcext:value-type="float">
            <text:p>37727042</text:p>
          </table:table-cell>
          <table:table-cell/>
          <table:table-cell office:value-type="string" calcext:value-type="string">
            <text:p>zeusmp</text:p>
          </table:table-cell>
          <table:table-cell office:value-type="float" office:value="60451458" calcext:value-type="float">
            <text:p>60451458</text:p>
          </table:table-cell>
          <table:table-cell office:value-type="float" office:value="56450008" calcext:value-type="float">
            <text:p>56450008</text:p>
          </table:table-cell>
          <table:table-cell office:value-type="float" office:value="22047559" calcext:value-type="float">
            <text:p>22047559</text:p>
          </table:table-cell>
          <table:table-cell table:number-columns-repeated="3" office:value-type="float" office:value="21845149" calcext:value-type="float">
            <text:p>21845149</text:p>
          </table:table-cell>
          <table:table-cell table:number-columns-repeated="2"/>
          <table:table-cell office:value-type="string" calcext:value-type="string">
            <text:p>zeusmp</text:p>
          </table:table-cell>
          <table:table-cell office:value-type="float" office:value="60451458" calcext:value-type="float">
            <text:p>60451458</text:p>
          </table:table-cell>
          <table:table-cell office:value-type="float" office:value="56503992" calcext:value-type="float">
            <text:p>56503992</text:p>
          </table:table-cell>
          <table:table-cell/>
          <table:table-cell office:value-type="float" office:value="21846469" calcext:value-type="float">
            <text:p>21846469</text:p>
          </table:table-cell>
          <table:table-cell table:number-columns-repeated="4"/>
          <table:table-cell table:formula="of:=([.AG25] - [.AP25])/[.AF25]" office:value-type="float" office:value="-0.000893014027883331" calcext:value-type="float">
            <text:p>-0.000893014027883</text:p>
          </table:table-cell>
          <table:table-cell/>
          <table:table-cell table:formula="of:=([.AI25] - [.AR25])/[.AF25]" office:value-type="float" office:value="-0.0000218357016302237" calcext:value-type="float">
            <text:p>-2.18357016302237E-05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oded 8</text:p>
          </table:table-cell>
          <table:table-cell office:value-type="string" calcext:value-type="string">
            <text:p>Coded 16</text:p>
          </table:table-cell>
          <table:table-cell office:value-type="string" calcext:value-type="string">
            <text:p>Coded 32</text:p>
          </table:table-cell>
          <table:table-cell office:value-type="string" calcext:value-type="string">
            <text:p>Coded 64</text:p>
          </table:table-cell>
          <table:table-cell office:value-type="string" calcext:value-type="string">
            <text:p>Coded 128</text:p>
          </table:table-cell>
          <table:table-cell office:value-type="string" calcext:value-type="string">
            <text:p>Coded 1024</text:p>
          </table:table-cell>
          <table:table-cell table:number-columns-repeated="4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oded 8</text:p>
          </table:table-cell>
          <table:table-cell office:value-type="string" calcext:value-type="string">
            <text:p>Coded 16</text:p>
          </table:table-cell>
          <table:table-cell office:value-type="string" calcext:value-type="string">
            <text:p>Coded 32</text:p>
          </table:table-cell>
          <table:table-cell office:value-type="string" calcext:value-type="string">
            <text:p>Coded 64</text:p>
          </table:table-cell>
          <table:table-cell office:value-type="string" calcext:value-type="string">
            <text:p>Coded 128</text:p>
          </table:table-cell>
          <table:table-cell office:value-type="string" calcext:value-type="string">
            <text:p>Coded 1024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oded 8</text:p>
          </table:table-cell>
          <table:table-cell office:value-type="string" calcext:value-type="string">
            <text:p>Coded 16</text:p>
          </table:table-cell>
          <table:table-cell office:value-type="string" calcext:value-type="string">
            <text:p>Coded 32</text:p>
          </table:table-cell>
          <table:table-cell office:value-type="string" calcext:value-type="string">
            <text:p>Coded 64</text:p>
          </table:table-cell>
          <table:table-cell office:value-type="string" calcext:value-type="string">
            <text:p>Coded 128</text:p>
          </table:table-cell>
          <table:table-cell office:value-type="string" calcext:value-type="string">
            <text:p>Coded 1024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oded 8</text:p>
          </table:table-cell>
          <table:table-cell office:value-type="string" calcext:value-type="string">
            <text:p>Coded 16</text:p>
          </table:table-cell>
          <table:table-cell office:value-type="string" calcext:value-type="string">
            <text:p>Coded 32</text:p>
          </table:table-cell>
          <table:table-cell office:value-type="string" calcext:value-type="string">
            <text:p>Coded 64</text:p>
          </table:table-cell>
          <table:table-cell office:value-type="string" calcext:value-type="string">
            <text:p>Coded 128</text:p>
          </table:table-cell>
          <table:table-cell office:value-type="string" calcext:value-type="string">
            <text:p>Coded 1024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oded 8</text:p>
          </table:table-cell>
          <table:table-cell office:value-type="string" calcext:value-type="string">
            <text:p>Coded 16</text:p>
          </table:table-cell>
          <table:table-cell office:value-type="string" calcext:value-type="string">
            <text:p>Coded 32</text:p>
          </table:table-cell>
          <table:table-cell office:value-type="string" calcext:value-type="string">
            <text:p>Coded 64</text:p>
          </table:table-cell>
          <table:table-cell office:value-type="string" calcext:value-type="string">
            <text:p>Coded 128</text:p>
          </table:table-cell>
          <table:table-cell office:value-type="string" calcext:value-type="string">
            <text:p>Coded 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ar</text:p>
          </table:table-cell>
          <table:table-cell/>
          <table:table-cell table:formula="of:=[.C3]/[.$B3]" office:value-type="float" office:value="0.77074205042062" calcext:value-type="float">
            <text:p>0.77074205042062</text:p>
          </table:table-cell>
          <table:table-cell table:formula="of:=[.D3]/[.$B3]" office:value-type="float" office:value="0.676166647329738" calcext:value-type="float">
            <text:p>0.676166647329738</text:p>
          </table:table-cell>
          <table:table-cell table:formula="of:=[.E3]/[.$B3]" office:value-type="float" office:value="0.660872314058619" calcext:value-type="float">
            <text:p>0.660872314058619</text:p>
          </table:table-cell>
          <table:table-cell table:formula="of:=[.F3]/[.$B3]" office:value-type="float" office:value="0.660440512041862" calcext:value-type="float">
            <text:p>0.660440512041862</text:p>
          </table:table-cell>
          <table:table-cell table:formula="of:=[.G3]/[.$B3]" office:value-type="float" office:value="0.660440512041862" calcext:value-type="float">
            <text:p>0.660440512041862</text:p>
          </table:table-cell>
          <table:table-cell table:formula="of:=[.H3]/[.$B3]" office:value-type="float" office:value="0.660440512041862" calcext:value-type="float">
            <text:p>0.660440512041862</text:p>
          </table:table-cell>
          <table:table-cell table:formula="of:=[.I3]/[.$B3]" office:value-type="float" office:value="0.688403391865375" calcext:value-type="float">
            <text:p>0.688403391865375</text:p>
          </table:table-cell>
          <table:table-cell table:number-columns-repeated="3"/>
          <table:table-cell office:value-type="string" calcext:value-type="string">
            <text:p>astar</text:p>
          </table:table-cell>
          <table:table-cell/>
          <table:table-cell table:formula="of:=[.O3]/[.$N3]" office:value-type="float" office:value="0.978971100725278" calcext:value-type="float">
            <text:p>0.978971100725278</text:p>
          </table:table-cell>
          <table:table-cell table:formula="of:=[.P3]/[.$N3]" office:value-type="float" office:value="0.950148147985692" calcext:value-type="float">
            <text:p>0.950148147985692</text:p>
          </table:table-cell>
          <table:table-cell table:formula="of:=[.Q3]/[.$N3]" office:value-type="float" office:value="0.940569739211296" calcext:value-type="float">
            <text:p>0.940569739211296</text:p>
          </table:table-cell>
          <table:table-cell table:formula="of:=[.R3]/[.$N3]" office:value-type="float" office:value="0.940056539675368" calcext:value-type="float">
            <text:p>0.940056539675368</text:p>
          </table:table-cell>
          <table:table-cell table:formula="of:=[.S3]/[.$N3]" office:value-type="float" office:value="0.940042064816663" calcext:value-type="float">
            <text:p>0.940042064816663</text:p>
          </table:table-cell>
          <table:table-cell table:formula="of:=[.T3]/[.$N3]" office:value-type="float" office:value="0.939883718635065" calcext:value-type="float">
            <text:p>0.939883718635065</text:p>
          </table:table-cell>
          <table:table-cell/>
          <table:table-cell office:value-type="string" calcext:value-type="string">
            <text:p>astar</text:p>
          </table:table-cell>
          <table:table-cell/>
          <table:table-cell table:formula="of:=[.X3]/[.$N3]" office:value-type="float" office:value="0.978971100725278" calcext:value-type="float">
            <text:p>0.978971100725278</text:p>
          </table:table-cell>
          <table:table-cell table:formula="of:=[.Y3]/[.$N3]" office:value-type="float" office:value="0.950148147985692" calcext:value-type="float">
            <text:p>0.950148147985692</text:p>
          </table:table-cell>
          <table:table-cell table:formula="of:=[.Z3]/[.$N3]" office:value-type="float" office:value="0" calcext:value-type="float">
            <text:p>0</text:p>
          </table:table-cell>
          <table:table-cell table:formula="of:=[.AA3]/[.$N3]" office:value-type="float" office:value="0" calcext:value-type="float">
            <text:p>0</text:p>
          </table:table-cell>
          <table:table-cell table:formula="of:=[.AB3]/[.$N3]" office:value-type="float" office:value="0" calcext:value-type="float">
            <text:p>0</text:p>
          </table:table-cell>
          <table:table-cell table:formula="of:=[.AC3]/[.$N3]" office:value-type="float" office:value="0.939883718635065" calcext:value-type="float">
            <text:p>0.939883718635065</text:p>
          </table:table-cell>
          <table:table-cell/>
          <table:table-cell office:value-type="string" calcext:value-type="string">
            <text:p>astar</text:p>
          </table:table-cell>
          <table:table-cell/>
          <table:table-cell table:formula="of:=[.AG3]/[.$AF3]" office:value-type="float" office:value="0.731193471120917" calcext:value-type="float">
            <text:p>0.731193471120917</text:p>
          </table:table-cell>
          <table:table-cell table:formula="of:=[.AH3]/[.$AF3]" office:value-type="float" office:value="0.632375999879796" calcext:value-type="float">
            <text:p>0.632375999879796</text:p>
          </table:table-cell>
          <table:table-cell table:formula="of:=[.AI3]/[.$AF3]" office:value-type="float" office:value="0.617381422168396" calcext:value-type="float">
            <text:p>0.617381422168396</text:p>
          </table:table-cell>
          <table:table-cell table:formula="of:=[.AJ3]/[.$AF3]" office:value-type="float" office:value="0.61676053613758" calcext:value-type="float">
            <text:p>0.61676053613758</text:p>
          </table:table-cell>
          <table:table-cell table:formula="of:=[.AK3]/[.$AF3]" office:value-type="float" office:value="0.61676053613758" calcext:value-type="float">
            <text:p>0.61676053613758</text:p>
          </table:table-cell>
          <table:table-cell table:formula="of:=[.AL3]/[.$B3]" office:value-type="float" office:value="0" calcext:value-type="float">
            <text:p>0</text:p>
          </table:table-cell>
          <table:table-cell/>
          <table:table-cell office:value-type="string" calcext:value-type="string">
            <text:p>astar</text:p>
          </table:table-cell>
          <table:table-cell/>
          <table:table-cell table:formula="of:=[.AP3]/[.$AO3]" office:value-type="float" office:value="0.730300528586682" calcext:value-type="float">
            <text:p>0.730300528586682</text:p>
          </table:table-cell>
          <table:table-cell table:formula="of:=[.AQ3]/[.$AO3]" office:value-type="float" office:value="0" calcext:value-type="float">
            <text:p>0</text:p>
          </table:table-cell>
          <table:table-cell table:formula="of:=[.AR3]/[.$AO3]" office:value-type="float" office:value="0.61723259841269" calcext:value-type="float">
            <text:p>0.61723259841269</text:p>
          </table:table-cell>
          <table:table-cell table:formula="of:=[.AS3]/[.$B3]" office:value-type="float" office:value="0" calcext:value-type="float">
            <text:p>0</text:p>
          </table:table-cell>
          <table:table-cell table:formula="of:=[.AT3]/[.$B3]" office:value-type="float" office:value="0" calcext:value-type="float">
            <text:p>0</text:p>
          </table:table-cell>
          <table:table-cell table:formula="of:=[.AU3]/[.$B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zip2</text:p>
          </table:table-cell>
          <table:table-cell/>
          <table:table-cell table:formula="of:=[.C4]/[.$B4]" office:value-type="float" office:value="0.881917493887502" calcext:value-type="float">
            <text:p>0.881917493887502</text:p>
          </table:table-cell>
          <table:table-cell table:formula="of:=[.D4]/[.$B4]" office:value-type="float" office:value="0.867959569995177" calcext:value-type="float">
            <text:p>0.867959569995177</text:p>
          </table:table-cell>
          <table:table-cell table:formula="of:=[.E4]/[.$B4]" office:value-type="float" office:value="0.865206533686142" calcext:value-type="float">
            <text:p>0.865206533686142</text:p>
          </table:table-cell>
          <table:table-cell table:formula="of:=[.F4]/[.$B4]" office:value-type="float" office:value="0.865206533686142" calcext:value-type="float">
            <text:p>0.865206533686142</text:p>
          </table:table-cell>
          <table:table-cell table:formula="of:=[.G4]/[.$B4]" office:value-type="float" office:value="0.865206533686142" calcext:value-type="float">
            <text:p>0.865206533686142</text:p>
          </table:table-cell>
          <table:table-cell table:formula="of:=[.H4]/[.$B4]" office:value-type="float" office:value="0.865206533686142" calcext:value-type="float">
            <text:p>0.865206533686142</text:p>
          </table:table-cell>
          <table:table-cell table:formula="of:=[.I4]/[.$B4]" office:value-type="float" office:value="0.870022111813133" calcext:value-type="float">
            <text:p>0.870022111813133</text:p>
          </table:table-cell>
          <table:table-cell table:number-columns-repeated="3"/>
          <table:table-cell office:value-type="string" calcext:value-type="string">
            <text:p>bzip2</text:p>
          </table:table-cell>
          <table:table-cell/>
          <table:table-cell table:formula="of:=[.O4]/[.$N4]" office:value-type="float" office:value="0.98951820708609" calcext:value-type="float">
            <text:p>0.98951820708609</text:p>
          </table:table-cell>
          <table:table-cell table:formula="of:=[.P4]/[.$N4]" office:value-type="float" office:value="0.978337554316802" calcext:value-type="float">
            <text:p>0.978337554316802</text:p>
          </table:table-cell>
          <table:table-cell table:formula="of:=[.Q4]/[.$N4]" office:value-type="float" office:value="0.96896675521251" calcext:value-type="float">
            <text:p>0.96896675521251</text:p>
          </table:table-cell>
          <table:table-cell table:formula="of:=[.R4]/[.$N4]" office:value-type="float" office:value="0.96896675521251" calcext:value-type="float">
            <text:p>0.96896675521251</text:p>
          </table:table-cell>
          <table:table-cell table:formula="of:=[.S4]/[.$N4]" office:value-type="float" office:value="0.96896675521251" calcext:value-type="float">
            <text:p>0.96896675521251</text:p>
          </table:table-cell>
          <table:table-cell table:formula="of:=[.T4]/[.$N4]" office:value-type="float" office:value="0.96896675521251" calcext:value-type="float">
            <text:p>0.96896675521251</text:p>
          </table:table-cell>
          <table:table-cell/>
          <table:table-cell office:value-type="string" calcext:value-type="string">
            <text:p>bzip2</text:p>
          </table:table-cell>
          <table:table-cell/>
          <table:table-cell table:formula="of:=[.X4]/[.$N4]" office:value-type="float" office:value="0.98951820708609" calcext:value-type="float">
            <text:p>0.98951820708609</text:p>
          </table:table-cell>
          <table:table-cell table:formula="of:=[.Y4]/[.$N4]" office:value-type="float" office:value="0.978337554316802" calcext:value-type="float">
            <text:p>0.978337554316802</text:p>
          </table:table-cell>
          <table:table-cell table:formula="of:=[.Z4]/[.$N4]" office:value-type="float" office:value="0" calcext:value-type="float">
            <text:p>0</text:p>
          </table:table-cell>
          <table:table-cell table:formula="of:=[.AA4]/[.$N4]" office:value-type="float" office:value="0" calcext:value-type="float">
            <text:p>0</text:p>
          </table:table-cell>
          <table:table-cell table:formula="of:=[.AB4]/[.$N4]" office:value-type="float" office:value="0" calcext:value-type="float">
            <text:p>0</text:p>
          </table:table-cell>
          <table:table-cell table:formula="of:=[.AC4]/[.$N4]" office:value-type="float" office:value="0.96896675521251" calcext:value-type="float">
            <text:p>0.96896675521251</text:p>
          </table:table-cell>
          <table:table-cell/>
          <table:table-cell office:value-type="string" calcext:value-type="string">
            <text:p>bzip2</text:p>
          </table:table-cell>
          <table:table-cell/>
          <table:table-cell table:formula="of:=[.AG4]/[.$AF4]" office:value-type="float" office:value="0.872571318316258" calcext:value-type="float">
            <text:p>0.872571318316258</text:p>
          </table:table-cell>
          <table:table-cell table:formula="of:=[.AH4]/[.$AF4]" office:value-type="float" office:value="0.846421447933629" calcext:value-type="float">
            <text:p>0.846421447933629</text:p>
          </table:table-cell>
          <table:table-cell table:formula="of:=[.AI4]/[.$AF4]" office:value-type="float" office:value="0.843449336879608" calcext:value-type="float">
            <text:p>0.843449336879608</text:p>
          </table:table-cell>
          <table:table-cell table:formula="of:=[.AJ4]/[.$AF4]" office:value-type="float" office:value="0.843449336879608" calcext:value-type="float">
            <text:p>0.843449336879608</text:p>
          </table:table-cell>
          <table:table-cell table:formula="of:=[.AK4]/[.$AF4]" office:value-type="float" office:value="0.843449336879608" calcext:value-type="float">
            <text:p>0.843449336879608</text:p>
          </table:table-cell>
          <table:table-cell table:formula="of:=[.AL4]/[.$B4]" office:value-type="float" office:value="0" calcext:value-type="float">
            <text:p>0</text:p>
          </table:table-cell>
          <table:table-cell/>
          <table:table-cell office:value-type="string" calcext:value-type="string">
            <text:p>bzip2</text:p>
          </table:table-cell>
          <table:table-cell/>
          <table:table-cell table:formula="of:=[.AP4]/[.$AO4]" office:value-type="float" office:value="0.870808134644797" calcext:value-type="float">
            <text:p>0.870808134644797</text:p>
          </table:table-cell>
          <table:table-cell table:formula="of:=[.AQ4]/[.$AO4]" office:value-type="float" office:value="0" calcext:value-type="float">
            <text:p>0</text:p>
          </table:table-cell>
          <table:table-cell table:formula="of:=[.AR4]/[.$AO4]" office:value-type="float" office:value="0.843251948939588" calcext:value-type="float">
            <text:p>0.843251948939588</text:p>
          </table:table-cell>
          <table:table-cell table:formula="of:=[.AS4]/[.$B4]" office:value-type="float" office:value="0" calcext:value-type="float">
            <text:p>0</text:p>
          </table:table-cell>
          <table:table-cell table:formula="of:=[.AT4]/[.$B4]" office:value-type="float" office:value="0" calcext:value-type="float">
            <text:p>0</text:p>
          </table:table-cell>
          <table:table-cell table:formula="of:=[.AU4]/[.$B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ctusADM</text:p>
          </table:table-cell>
          <table:table-cell/>
          <table:table-cell table:formula="of:=[.C5]/[.$B5]" office:value-type="float" office:value="0.996157422865976" calcext:value-type="float">
            <text:p>0.996157422865976</text:p>
          </table:table-cell>
          <table:table-cell table:formula="of:=[.D5]/[.$B5]" office:value-type="float" office:value="0.993858659919773" calcext:value-type="float">
            <text:p>0.993858659919773</text:p>
          </table:table-cell>
          <table:table-cell table:formula="of:=[.E5]/[.$B5]" office:value-type="float" office:value="0.911350301031275" calcext:value-type="float">
            <text:p>0.911350301031275</text:p>
          </table:table-cell>
          <table:table-cell table:formula="of:=[.F5]/[.$B5]" office:value-type="float" office:value="0.590304177651889" calcext:value-type="float">
            <text:p>0.590304177651889</text:p>
          </table:table-cell>
          <table:table-cell table:formula="of:=[.G5]/[.$B5]" office:value-type="float" office:value="0.586060051358773" calcext:value-type="float">
            <text:p>0.586060051358773</text:p>
          </table:table-cell>
          <table:table-cell table:formula="of:=[.H5]/[.$B5]" office:value-type="float" office:value="0.586060051358773" calcext:value-type="float">
            <text:p>0.586060051358773</text:p>
          </table:table-cell>
          <table:table-cell table:formula="of:=[.I5]/[.$B5]" office:value-type="float" office:value="0.633048570830595" calcext:value-type="float">
            <text:p>0.633048570830595</text:p>
          </table:table-cell>
          <table:table-cell table:number-columns-repeated="3"/>
          <table:table-cell office:value-type="string" calcext:value-type="string">
            <text:p>cactusADM</text:p>
          </table:table-cell>
          <table:table-cell/>
          <table:table-cell table:formula="of:=[.O5]/[.$N5]" office:value-type="float" office:value="0.997253961017222" calcext:value-type="float">
            <text:p>0.997253961017222</text:p>
          </table:table-cell>
          <table:table-cell table:formula="of:=[.P5]/[.$N5]" office:value-type="float" office:value="0.989411250925179" calcext:value-type="float">
            <text:p>0.989411250925179</text:p>
          </table:table-cell>
          <table:table-cell table:formula="of:=[.Q5]/[.$N5]" office:value-type="float" office:value="0.975153846869568" calcext:value-type="float">
            <text:p>0.975153846869568</text:p>
          </table:table-cell>
          <table:table-cell table:formula="of:=[.R5]/[.$N5]" office:value-type="float" office:value="0.911277623438856" calcext:value-type="float">
            <text:p>0.911277623438856</text:p>
          </table:table-cell>
          <table:table-cell table:formula="of:=[.S5]/[.$N5]" office:value-type="float" office:value="0.907181796302768" calcext:value-type="float">
            <text:p>0.907181796302768</text:p>
          </table:table-cell>
          <table:table-cell table:formula="of:=[.T5]/[.$N5]" office:value-type="float" office:value="0.907146238132238" calcext:value-type="float">
            <text:p>0.907146238132238</text:p>
          </table:table-cell>
          <table:table-cell/>
          <table:table-cell office:value-type="string" calcext:value-type="string">
            <text:p>cactusADM</text:p>
          </table:table-cell>
          <table:table-cell/>
          <table:table-cell table:formula="of:=[.X5]/[.$N5]" office:value-type="float" office:value="0.997253961017222" calcext:value-type="float">
            <text:p>0.997253961017222</text:p>
          </table:table-cell>
          <table:table-cell table:formula="of:=[.Y5]/[.$N5]" office:value-type="float" office:value="0.989411250925179" calcext:value-type="float">
            <text:p>0.989411250925179</text:p>
          </table:table-cell>
          <table:table-cell table:formula="of:=[.Z5]/[.$N5]" office:value-type="float" office:value="0" calcext:value-type="float">
            <text:p>0</text:p>
          </table:table-cell>
          <table:table-cell table:formula="of:=[.AA5]/[.$N5]" office:value-type="float" office:value="0" calcext:value-type="float">
            <text:p>0</text:p>
          </table:table-cell>
          <table:table-cell table:formula="of:=[.AB5]/[.$N5]" office:value-type="float" office:value="0" calcext:value-type="float">
            <text:p>0</text:p>
          </table:table-cell>
          <table:table-cell table:formula="of:=[.AC5]/[.$N5]" office:value-type="float" office:value="0.907146238132238" calcext:value-type="float">
            <text:p>0.907146238132238</text:p>
          </table:table-cell>
          <table:table-cell/>
          <table:table-cell office:value-type="string" calcext:value-type="string">
            <text:p>cactusADM</text:p>
          </table:table-cell>
          <table:table-cell/>
          <table:table-cell table:formula="of:=[.AG5]/[.$AF5]" office:value-type="float" office:value="0.936711210248479" calcext:value-type="float">
            <text:p>0.936711210248479</text:p>
          </table:table-cell>
          <table:table-cell table:formula="of:=[.AH5]/[.$AF5]" office:value-type="float" office:value="0.907145712178375" calcext:value-type="float">
            <text:p>0.907145712178375</text:p>
          </table:table-cell>
          <table:table-cell table:formula="of:=[.AI5]/[.$AF5]" office:value-type="float" office:value="0.869060529554143" calcext:value-type="float">
            <text:p>0.869060529554143</text:p>
          </table:table-cell>
          <table:table-cell table:formula="of:=[.AJ5]/[.$AF5]" office:value-type="float" office:value="0.547936843597707" calcext:value-type="float">
            <text:p>0.547936843597707</text:p>
          </table:table-cell>
          <table:table-cell table:formula="of:=[.AK5]/[.$AF5]" office:value-type="float" office:value="0.547278149195753" calcext:value-type="float">
            <text:p>0.547278149195753</text:p>
          </table:table-cell>
          <table:table-cell table:formula="of:=[.AL5]/[.$B5]" office:value-type="float" office:value="0" calcext:value-type="float">
            <text:p>0</text:p>
          </table:table-cell>
          <table:table-cell/>
          <table:table-cell office:value-type="string" calcext:value-type="string">
            <text:p>cactusADM</text:p>
          </table:table-cell>
          <table:table-cell/>
          <table:table-cell table:formula="of:=[.AP5]/[.$AO5]" office:value-type="float" office:value="0.936711210248479" calcext:value-type="float">
            <text:p>0.936711210248479</text:p>
          </table:table-cell>
          <table:table-cell table:formula="of:=[.AQ5]/[.$AO5]" office:value-type="float" office:value="0" calcext:value-type="float">
            <text:p>0</text:p>
          </table:table-cell>
          <table:table-cell table:formula="of:=[.AR5]/[.$AO5]" office:value-type="float" office:value="0.869060529554143" calcext:value-type="float">
            <text:p>0.869060529554143</text:p>
          </table:table-cell>
          <table:table-cell table:formula="of:=[.AS5]/[.$B5]" office:value-type="float" office:value="0" calcext:value-type="float">
            <text:p>0</text:p>
          </table:table-cell>
          <table:table-cell table:formula="of:=[.AT5]/[.$B5]" office:value-type="float" office:value="0" calcext:value-type="float">
            <text:p>0</text:p>
          </table:table-cell>
          <table:table-cell table:formula="of:=[.AU5]/[.$B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lII</text:p>
          </table:table-cell>
          <table:table-cell/>
          <table:table-cell table:formula="of:=[.C6]/[.$B6]" office:value-type="float" office:value="0.986549485795699" calcext:value-type="float">
            <text:p>0.986549485795699</text:p>
          </table:table-cell>
          <table:table-cell table:formula="of:=[.D6]/[.$B6]" office:value-type="float" office:value="0.984677439127175" calcext:value-type="float">
            <text:p>0.984677439127175</text:p>
          </table:table-cell>
          <table:table-cell table:formula="of:=[.E6]/[.$B6]" office:value-type="float" office:value="0.984358219108991" calcext:value-type="float">
            <text:p>0.984358219108991</text:p>
          </table:table-cell>
          <table:table-cell table:formula="of:=[.F6]/[.$B6]" office:value-type="float" office:value="0.984358219108991" calcext:value-type="float">
            <text:p>0.984358219108991</text:p>
          </table:table-cell>
          <table:table-cell table:formula="of:=[.G6]/[.$B6]" office:value-type="float" office:value="0.984358219108991" calcext:value-type="float">
            <text:p>0.984358219108991</text:p>
          </table:table-cell>
          <table:table-cell table:formula="of:=[.H6]/[.$B6]" office:value-type="float" office:value="0.984358219108991" calcext:value-type="float">
            <text:p>0.984358219108991</text:p>
          </table:table-cell>
          <table:table-cell table:formula="of:=[.I6]/[.$B6]" office:value-type="float" office:value="0.985848330628057" calcext:value-type="float">
            <text:p>0.985848330628057</text:p>
          </table:table-cell>
          <table:table-cell table:number-columns-repeated="3"/>
          <table:table-cell office:value-type="string" calcext:value-type="string">
            <text:p>dealII</text:p>
          </table:table-cell>
          <table:table-cell/>
          <table:table-cell table:formula="of:=[.O6]/[.$N6]" office:value-type="float" office:value="0.998341856057135" calcext:value-type="float">
            <text:p>0.998341856057135</text:p>
          </table:table-cell>
          <table:table-cell table:formula="of:=[.P6]/[.$N6]" office:value-type="float" office:value="0.997785759599049" calcext:value-type="float">
            <text:p>0.997785759599049</text:p>
          </table:table-cell>
          <table:table-cell table:formula="of:=[.Q6]/[.$N6]" office:value-type="float" office:value="0.997563828287385" calcext:value-type="float">
            <text:p>0.997563828287385</text:p>
          </table:table-cell>
          <table:table-cell table:formula="of:=[.R6]/[.$N6]" office:value-type="float" office:value="0.997563828287385" calcext:value-type="float">
            <text:p>0.997563828287385</text:p>
          </table:table-cell>
          <table:table-cell table:formula="of:=[.S6]/[.$N6]" office:value-type="float" office:value="0.997563828287385" calcext:value-type="float">
            <text:p>0.997563828287385</text:p>
          </table:table-cell>
          <table:table-cell table:formula="of:=[.T6]/[.$N6]" office:value-type="float" office:value="0.997563828287385" calcext:value-type="float">
            <text:p>0.997563828287385</text:p>
          </table:table-cell>
          <table:table-cell/>
          <table:table-cell office:value-type="string" calcext:value-type="string">
            <text:p>dealII</text:p>
          </table:table-cell>
          <table:table-cell/>
          <table:table-cell table:formula="of:=[.X6]/[.$N6]" office:value-type="float" office:value="0.998341856057135" calcext:value-type="float">
            <text:p>0.998341856057135</text:p>
          </table:table-cell>
          <table:table-cell table:formula="of:=[.Y6]/[.$N6]" office:value-type="float" office:value="0.997785759599049" calcext:value-type="float">
            <text:p>0.997785759599049</text:p>
          </table:table-cell>
          <table:table-cell table:formula="of:=[.Z6]/[.$N6]" office:value-type="float" office:value="0" calcext:value-type="float">
            <text:p>0</text:p>
          </table:table-cell>
          <table:table-cell table:formula="of:=[.AA6]/[.$N6]" office:value-type="float" office:value="0" calcext:value-type="float">
            <text:p>0</text:p>
          </table:table-cell>
          <table:table-cell table:formula="of:=[.AB6]/[.$N6]" office:value-type="float" office:value="0" calcext:value-type="float">
            <text:p>0</text:p>
          </table:table-cell>
          <table:table-cell table:formula="of:=[.AC6]/[.$N6]" office:value-type="float" office:value="0.997563828287385" calcext:value-type="float">
            <text:p>0.997563828287385</text:p>
          </table:table-cell>
          <table:table-cell/>
          <table:table-cell office:value-type="string" calcext:value-type="string">
            <text:p>dealII</text:p>
          </table:table-cell>
          <table:table-cell/>
          <table:table-cell table:formula="of:=[.AG6]/[.$AF6]" office:value-type="float" office:value="0.991580483701005" calcext:value-type="float">
            <text:p>0.991580483701005</text:p>
          </table:table-cell>
          <table:table-cell table:formula="of:=[.AH6]/[.$AF6]" office:value-type="float" office:value="0.989934585862645" calcext:value-type="float">
            <text:p>0.989934585862645</text:p>
          </table:table-cell>
          <table:table-cell table:formula="of:=[.AI6]/[.$AF6]" office:value-type="float" office:value="0.989720230848068" calcext:value-type="float">
            <text:p>0.989720230848068</text:p>
          </table:table-cell>
          <table:table-cell table:formula="of:=[.AJ6]/[.$AF6]" office:value-type="float" office:value="0.989720230848068" calcext:value-type="float">
            <text:p>0.989720230848068</text:p>
          </table:table-cell>
          <table:table-cell table:formula="of:=[.AK6]/[.$AF6]" office:value-type="float" office:value="0.989720230848068" calcext:value-type="float">
            <text:p>0.989720230848068</text:p>
          </table:table-cell>
          <table:table-cell table:formula="of:=[.AL6]/[.$B6]" office:value-type="float" office:value="0" calcext:value-type="float">
            <text:p>0</text:p>
          </table:table-cell>
          <table:table-cell/>
          <table:table-cell office:value-type="string" calcext:value-type="string">
            <text:p>dealII</text:p>
          </table:table-cell>
          <table:table-cell/>
          <table:table-cell table:formula="of:=[.AP6]/[.$AO6]" office:value-type="float" office:value="0.991580483701005" calcext:value-type="float">
            <text:p>0.991580483701005</text:p>
          </table:table-cell>
          <table:table-cell table:formula="of:=[.AQ6]/[.$AO6]" office:value-type="float" office:value="0" calcext:value-type="float">
            <text:p>0</text:p>
          </table:table-cell>
          <table:table-cell table:formula="of:=[.AR6]/[.$AO6]" office:value-type="float" office:value="0.989720230848068" calcext:value-type="float">
            <text:p>0.989720230848068</text:p>
          </table:table-cell>
          <table:table-cell table:formula="of:=[.AS6]/[.$B6]" office:value-type="float" office:value="0" calcext:value-type="float">
            <text:p>0</text:p>
          </table:table-cell>
          <table:table-cell table:formula="of:=[.AT6]/[.$B6]" office:value-type="float" office:value="0" calcext:value-type="float">
            <text:p>0</text:p>
          </table:table-cell>
          <table:table-cell table:formula="of:=[.AU6]/[.$B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c</text:p>
          </table:table-cell>
          <table:table-cell/>
          <table:table-cell table:formula="of:=[.C7]/[.$B7]" office:value-type="float" office:value="0.982786023756911" calcext:value-type="float">
            <text:p>0.982786023756911</text:p>
          </table:table-cell>
          <table:table-cell table:formula="of:=[.D7]/[.$B7]" office:value-type="float" office:value="0.977647892080708" calcext:value-type="float">
            <text:p>0.977647892080708</text:p>
          </table:table-cell>
          <table:table-cell table:formula="of:=[.E7]/[.$B7]" office:value-type="float" office:value="0.973873341503189" calcext:value-type="float">
            <text:p>0.973873341503189</text:p>
          </table:table-cell>
          <table:table-cell table:formula="of:=[.F7]/[.$B7]" office:value-type="float" office:value="0.973748593594704" calcext:value-type="float">
            <text:p>0.973748593594704</text:p>
          </table:table-cell>
          <table:table-cell table:formula="of:=[.G7]/[.$B7]" office:value-type="float" office:value="0.973748593594704" calcext:value-type="float">
            <text:p>0.973748593594704</text:p>
          </table:table-cell>
          <table:table-cell table:formula="of:=[.H7]/[.$B7]" office:value-type="float" office:value="0.973748593594704" calcext:value-type="float">
            <text:p>0.973748593594704</text:p>
          </table:table-cell>
          <table:table-cell table:formula="of:=[.I7]/[.$B7]" office:value-type="float" office:value="0.97734775602366" calcext:value-type="float">
            <text:p>0.97734775602366</text:p>
          </table:table-cell>
          <table:table-cell table:number-columns-repeated="3"/>
          <table:table-cell office:value-type="string" calcext:value-type="string">
            <text:p>gcc</text:p>
          </table:table-cell>
          <table:table-cell/>
          <table:table-cell table:formula="of:=[.O7]/[.$N7]" office:value-type="float" office:value="0.999747217764429" calcext:value-type="float">
            <text:p>0.999747217764429</text:p>
          </table:table-cell>
          <table:table-cell table:formula="of:=[.P7]/[.$N7]" office:value-type="float" office:value="0.999098284264156" calcext:value-type="float">
            <text:p>0.999098284264156</text:p>
          </table:table-cell>
          <table:table-cell table:formula="of:=[.Q7]/[.$N7]" office:value-type="float" office:value="0.998692072014955" calcext:value-type="float">
            <text:p>0.998692072014955</text:p>
          </table:table-cell>
          <table:table-cell table:formula="of:=[.R7]/[.$N7]" office:value-type="float" office:value="0.998687670334236" calcext:value-type="float">
            <text:p>0.998687670334236</text:p>
          </table:table-cell>
          <table:table-cell table:formula="of:=[.S7]/[.$N7]" office:value-type="float" office:value="0.998687670334236" calcext:value-type="float">
            <text:p>0.998687670334236</text:p>
          </table:table-cell>
          <table:table-cell table:formula="of:=[.T7]/[.$N7]" office:value-type="float" office:value="0.998687670334236" calcext:value-type="float">
            <text:p>0.998687670334236</text:p>
          </table:table-cell>
          <table:table-cell/>
          <table:table-cell office:value-type="string" calcext:value-type="string">
            <text:p>gcc</text:p>
          </table:table-cell>
          <table:table-cell/>
          <table:table-cell table:formula="of:=[.X7]/[.$N7]" office:value-type="float" office:value="0.999747217764429" calcext:value-type="float">
            <text:p>0.999747217764429</text:p>
          </table:table-cell>
          <table:table-cell table:formula="of:=[.Y7]/[.$N7]" office:value-type="float" office:value="0.999098284264156" calcext:value-type="float">
            <text:p>0.999098284264156</text:p>
          </table:table-cell>
          <table:table-cell table:formula="of:=[.Z7]/[.$N7]" office:value-type="float" office:value="0" calcext:value-type="float">
            <text:p>0</text:p>
          </table:table-cell>
          <table:table-cell table:formula="of:=[.AA7]/[.$N7]" office:value-type="float" office:value="0" calcext:value-type="float">
            <text:p>0</text:p>
          </table:table-cell>
          <table:table-cell table:formula="of:=[.AB7]/[.$N7]" office:value-type="float" office:value="0" calcext:value-type="float">
            <text:p>0</text:p>
          </table:table-cell>
          <table:table-cell table:formula="of:=[.AC7]/[.$N7]" office:value-type="float" office:value="0.998687670334236" calcext:value-type="float">
            <text:p>0.998687670334236</text:p>
          </table:table-cell>
          <table:table-cell/>
          <table:table-cell office:value-type="string" calcext:value-type="string">
            <text:p>gcc</text:p>
          </table:table-cell>
          <table:table-cell/>
          <table:table-cell table:formula="of:=[.AG7]/[.$AF7]" office:value-type="float" office:value="0.990685715796289" calcext:value-type="float">
            <text:p>0.990685715796289</text:p>
          </table:table-cell>
          <table:table-cell table:formula="of:=[.AH7]/[.$AF7]" office:value-type="float" office:value="0.98633419947465" calcext:value-type="float">
            <text:p>0.98633419947465</text:p>
          </table:table-cell>
          <table:table-cell table:formula="of:=[.AI7]/[.$AF7]" office:value-type="float" office:value="0.984098195359279" calcext:value-type="float">
            <text:p>0.984098195359279</text:p>
          </table:table-cell>
          <table:table-cell table:formula="of:=[.AJ7]/[.$AF7]" office:value-type="float" office:value="0.984073648525691" calcext:value-type="float">
            <text:p>0.984073648525691</text:p>
          </table:table-cell>
          <table:table-cell table:formula="of:=[.AK7]/[.$AF7]" office:value-type="float" office:value="0.984073648525691" calcext:value-type="float">
            <text:p>0.984073648525691</text:p>
          </table:table-cell>
          <table:table-cell table:formula="of:=[.AL7]/[.$B7]" office:value-type="float" office:value="0" calcext:value-type="float">
            <text:p>0</text:p>
          </table:table-cell>
          <table:table-cell/>
          <table:table-cell office:value-type="string" calcext:value-type="string">
            <text:p>gcc</text:p>
          </table:table-cell>
          <table:table-cell/>
          <table:table-cell table:formula="of:=[.AP7]/[.$AO7]" office:value-type="float" office:value="0.990685715796289" calcext:value-type="float">
            <text:p>0.990685715796289</text:p>
          </table:table-cell>
          <table:table-cell table:formula="of:=[.AQ7]/[.$AO7]" office:value-type="float" office:value="0" calcext:value-type="float">
            <text:p>0</text:p>
          </table:table-cell>
          <table:table-cell table:formula="of:=[.AR7]/[.$AO7]" office:value-type="float" office:value="0.984098195359279" calcext:value-type="float">
            <text:p>0.984098195359279</text:p>
          </table:table-cell>
          <table:table-cell table:formula="of:=[.AS7]/[.$B7]" office:value-type="float" office:value="0" calcext:value-type="float">
            <text:p>0</text:p>
          </table:table-cell>
          <table:table-cell table:formula="of:=[.AT7]/[.$B7]" office:value-type="float" office:value="0" calcext:value-type="float">
            <text:p>0</text:p>
          </table:table-cell>
          <table:table-cell table:formula="of:=[.AU7]/[.$B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msFDTD</text:p>
          </table:table-cell>
          <table:table-cell/>
          <table:table-cell table:formula="of:=[.C8]/[.$B8]" office:value-type="float" office:value="0.938366053670166" calcext:value-type="float">
            <text:p>0.938366053670166</text:p>
          </table:table-cell>
          <table:table-cell table:formula="of:=[.D8]/[.$B8]" office:value-type="float" office:value="0.581606784808609" calcext:value-type="float">
            <text:p>0.581606784808609</text:p>
          </table:table-cell>
          <table:table-cell table:formula="of:=[.E8]/[.$B8]" office:value-type="float" office:value="0.570353165641593" calcext:value-type="float">
            <text:p>0.570353165641593</text:p>
          </table:table-cell>
          <table:table-cell table:formula="of:=[.F8]/[.$B8]" office:value-type="float" office:value="0.569514386573244" calcext:value-type="float">
            <text:p>0.569514386573244</text:p>
          </table:table-cell>
          <table:table-cell table:formula="of:=[.G8]/[.$B8]" office:value-type="float" office:value="0.569025098783374" calcext:value-type="float">
            <text:p>0.569025098783374</text:p>
          </table:table-cell>
          <table:table-cell table:formula="of:=[.H8]/[.$B8]" office:value-type="float" office:value="0.560078122054318" calcext:value-type="float">
            <text:p>0.560078122054318</text:p>
          </table:table-cell>
          <table:table-cell table:formula="of:=[.I8]/[.$B8]" office:value-type="float" office:value="0.561644235039427" calcext:value-type="float">
            <text:p>0.561644235039427</text:p>
          </table:table-cell>
          <table:table-cell table:number-columns-repeated="3"/>
          <table:table-cell office:value-type="string" calcext:value-type="string">
            <text:p>GemsFDTD</text:p>
          </table:table-cell>
          <table:table-cell/>
          <table:table-cell table:formula="of:=[.O8]/[.$N8]" office:value-type="float" office:value="0.995151707981905" calcext:value-type="float">
            <text:p>0.995151707981905</text:p>
          </table:table-cell>
          <table:table-cell table:formula="of:=[.P8]/[.$N8]" office:value-type="float" office:value="0.985375404997055" calcext:value-type="float">
            <text:p>0.985375404997055</text:p>
          </table:table-cell>
          <table:table-cell table:formula="of:=[.Q8]/[.$N8]" office:value-type="float" office:value="0.985375404997055" calcext:value-type="float">
            <text:p>0.985375404997055</text:p>
          </table:table-cell>
          <table:table-cell table:formula="of:=[.R8]/[.$N8]" office:value-type="float" office:value="0.985375404997055" calcext:value-type="float">
            <text:p>0.985375404997055</text:p>
          </table:table-cell>
          <table:table-cell table:formula="of:=[.S8]/[.$N8]" office:value-type="float" office:value="0.985375404997055" calcext:value-type="float">
            <text:p>0.985375404997055</text:p>
          </table:table-cell>
          <table:table-cell table:formula="of:=[.T8]/[.$N8]" office:value-type="float" office:value="0.985375404997055" calcext:value-type="float">
            <text:p>0.985375404997055</text:p>
          </table:table-cell>
          <table:table-cell/>
          <table:table-cell office:value-type="string" calcext:value-type="string">
            <text:p>GemsFDTD</text:p>
          </table:table-cell>
          <table:table-cell/>
          <table:table-cell table:formula="of:=[.X8]/[.$N8]" office:value-type="float" office:value="0.995151707981905" calcext:value-type="float">
            <text:p>0.995151707981905</text:p>
          </table:table-cell>
          <table:table-cell table:formula="of:=[.Y8]/[.$N8]" office:value-type="float" office:value="0.985375404997055" calcext:value-type="float">
            <text:p>0.985375404997055</text:p>
          </table:table-cell>
          <table:table-cell table:formula="of:=[.Z8]/[.$N8]" office:value-type="float" office:value="0" calcext:value-type="float">
            <text:p>0</text:p>
          </table:table-cell>
          <table:table-cell table:formula="of:=[.AA8]/[.$N8]" office:value-type="float" office:value="0" calcext:value-type="float">
            <text:p>0</text:p>
          </table:table-cell>
          <table:table-cell table:formula="of:=[.AB8]/[.$N8]" office:value-type="float" office:value="0" calcext:value-type="float">
            <text:p>0</text:p>
          </table:table-cell>
          <table:table-cell table:formula="of:=[.AC8]/[.$N8]" office:value-type="float" office:value="0.985375404997055" calcext:value-type="float">
            <text:p>0.985375404997055</text:p>
          </table:table-cell>
          <table:table-cell/>
          <table:table-cell office:value-type="string" calcext:value-type="string">
            <text:p>GemsFDTD</text:p>
          </table:table-cell>
          <table:table-cell/>
          <table:table-cell table:formula="of:=[.AG8]/[.$AF8]" office:value-type="float" office:value="0.896888139219482" calcext:value-type="float">
            <text:p>0.896888139219482</text:p>
          </table:table-cell>
          <table:table-cell table:formula="of:=[.AH8]/[.$AF8]" office:value-type="float" office:value="0.393595468315668" calcext:value-type="float">
            <text:p>0.393595468315668</text:p>
          </table:table-cell>
          <table:table-cell table:formula="of:=[.AI8]/[.$AF8]" office:value-type="float" office:value="0.370874470019276" calcext:value-type="float">
            <text:p>0.370874470019276</text:p>
          </table:table-cell>
          <table:table-cell table:formula="of:=[.AJ8]/[.$AF8]" office:value-type="float" office:value="0.366982935658983" calcext:value-type="float">
            <text:p>0.366982935658983</text:p>
          </table:table-cell>
          <table:table-cell table:formula="of:=[.AK8]/[.$AF8]" office:value-type="float" office:value="0.36640334543511" calcext:value-type="float">
            <text:p>0.36640334543511</text:p>
          </table:table-cell>
          <table:table-cell table:formula="of:=[.AL8]/[.$B8]" office:value-type="float" office:value="0" calcext:value-type="float">
            <text:p>0</text:p>
          </table:table-cell>
          <table:table-cell/>
          <table:table-cell office:value-type="string" calcext:value-type="string">
            <text:p>GemsFDTD</text:p>
          </table:table-cell>
          <table:table-cell/>
          <table:table-cell table:formula="of:=[.AP8]/[.$AO8]" office:value-type="float" office:value="0.896773070391153" calcext:value-type="float">
            <text:p>0.896773070391153</text:p>
          </table:table-cell>
          <table:table-cell table:formula="of:=[.AQ8]/[.$AO8]" office:value-type="float" office:value="0" calcext:value-type="float">
            <text:p>0</text:p>
          </table:table-cell>
          <table:table-cell table:formula="of:=[.AR8]/[.$AO8]" office:value-type="float" office:value="0.370879565317947" calcext:value-type="float">
            <text:p>0.370879565317947</text:p>
          </table:table-cell>
          <table:table-cell table:formula="of:=[.AS8]/[.$B8]" office:value-type="float" office:value="0" calcext:value-type="float">
            <text:p>0</text:p>
          </table:table-cell>
          <table:table-cell table:formula="of:=[.AT8]/[.$B8]" office:value-type="float" office:value="0" calcext:value-type="float">
            <text:p>0</text:p>
          </table:table-cell>
          <table:table-cell table:formula="of:=[.AU8]/[.$B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bmk</text:p>
          </table:table-cell>
          <table:table-cell/>
          <table:table-cell table:formula="of:=[.C9]/[.$B9]" office:value-type="float" office:value="0.985490449690836" calcext:value-type="float">
            <text:p>0.985490449690836</text:p>
          </table:table-cell>
          <table:table-cell table:formula="of:=[.D9]/[.$B9]" office:value-type="float" office:value="0.975335900694076" calcext:value-type="float">
            <text:p>0.975335900694076</text:p>
          </table:table-cell>
          <table:table-cell table:formula="of:=[.E9]/[.$B9]" office:value-type="float" office:value="0.949216862596259" calcext:value-type="float">
            <text:p>0.949216862596259</text:p>
          </table:table-cell>
          <table:table-cell table:formula="of:=[.F9]/[.$B9]" office:value-type="float" office:value="0.924716155226092" calcext:value-type="float">
            <text:p>0.924716155226092</text:p>
          </table:table-cell>
          <table:table-cell table:formula="of:=[.G9]/[.$B9]" office:value-type="float" office:value="0.924716155226092" calcext:value-type="float">
            <text:p>0.924716155226092</text:p>
          </table:table-cell>
          <table:table-cell table:formula="of:=[.H9]/[.$B9]" office:value-type="float" office:value="0.924716155226092" calcext:value-type="float">
            <text:p>0.924716155226092</text:p>
          </table:table-cell>
          <table:table-cell table:formula="of:=[.I9]/[.$B9]" office:value-type="float" office:value="0.942208330058639" calcext:value-type="float">
            <text:p>0.942208330058639</text:p>
          </table:table-cell>
          <table:table-cell table:number-columns-repeated="3"/>
          <table:table-cell office:value-type="string" calcext:value-type="string">
            <text:p>gobmk</text:p>
          </table:table-cell>
          <table:table-cell/>
          <table:table-cell table:formula="of:=[.O9]/[.$N9]" office:value-type="float" office:value="0.997800711275237" calcext:value-type="float">
            <text:p>0.997800711275237</text:p>
          </table:table-cell>
          <table:table-cell table:formula="of:=[.P9]/[.$N9]" office:value-type="float" office:value="0.994414514512277" calcext:value-type="float">
            <text:p>0.994414514512277</text:p>
          </table:table-cell>
          <table:table-cell table:formula="of:=[.Q9]/[.$N9]" office:value-type="float" office:value="0.986776807054139" calcext:value-type="float">
            <text:p>0.986776807054139</text:p>
          </table:table-cell>
          <table:table-cell table:formula="of:=[.R9]/[.$N9]" office:value-type="float" office:value="0.979524768428978" calcext:value-type="float">
            <text:p>0.979524768428978</text:p>
          </table:table-cell>
          <table:table-cell table:formula="of:=[.S9]/[.$N9]" office:value-type="float" office:value="0.979524768428978" calcext:value-type="float">
            <text:p>0.979524768428978</text:p>
          </table:table-cell>
          <table:table-cell table:formula="of:=[.T9]/[.$N9]" office:value-type="float" office:value="0.979524768428978" calcext:value-type="float">
            <text:p>0.979524768428978</text:p>
          </table:table-cell>
          <table:table-cell/>
          <table:table-cell office:value-type="string" calcext:value-type="string">
            <text:p>gobmk</text:p>
          </table:table-cell>
          <table:table-cell/>
          <table:table-cell table:formula="of:=[.X9]/[.$N9]" office:value-type="float" office:value="0.997800711275237" calcext:value-type="float">
            <text:p>0.997800711275237</text:p>
          </table:table-cell>
          <table:table-cell table:formula="of:=[.Y9]/[.$N9]" office:value-type="float" office:value="0.994414514512277" calcext:value-type="float">
            <text:p>0.994414514512277</text:p>
          </table:table-cell>
          <table:table-cell table:formula="of:=[.Z9]/[.$N9]" office:value-type="float" office:value="0" calcext:value-type="float">
            <text:p>0</text:p>
          </table:table-cell>
          <table:table-cell table:formula="of:=[.AA9]/[.$N9]" office:value-type="float" office:value="0" calcext:value-type="float">
            <text:p>0</text:p>
          </table:table-cell>
          <table:table-cell table:formula="of:=[.AB9]/[.$N9]" office:value-type="float" office:value="0" calcext:value-type="float">
            <text:p>0</text:p>
          </table:table-cell>
          <table:table-cell table:formula="of:=[.AC9]/[.$N9]" office:value-type="float" office:value="0.979524768428978" calcext:value-type="float">
            <text:p>0.979524768428978</text:p>
          </table:table-cell>
          <table:table-cell/>
          <table:table-cell office:value-type="string" calcext:value-type="string">
            <text:p>gobmk</text:p>
          </table:table-cell>
          <table:table-cell/>
          <table:table-cell table:formula="of:=[.AG9]/[.$AF9]" office:value-type="float" office:value="0.983185601896302" calcext:value-type="float">
            <text:p>0.983185601896302</text:p>
          </table:table-cell>
          <table:table-cell table:formula="of:=[.AH9]/[.$AF9]" office:value-type="float" office:value="0.968898602576402" calcext:value-type="float">
            <text:p>0.968898602576402</text:p>
          </table:table-cell>
          <table:table-cell table:formula="of:=[.AI9]/[.$AF9]" office:value-type="float" office:value="0.951625936549313" calcext:value-type="float">
            <text:p>0.951625936549313</text:p>
          </table:table-cell>
          <table:table-cell table:formula="of:=[.AJ9]/[.$AF9]" office:value-type="float" office:value="0.943441096801948" calcext:value-type="float">
            <text:p>0.943441096801948</text:p>
          </table:table-cell>
          <table:table-cell table:formula="of:=[.AK9]/[.$AF9]" office:value-type="float" office:value="0.943441096801948" calcext:value-type="float">
            <text:p>0.943441096801948</text:p>
          </table:table-cell>
          <table:table-cell table:formula="of:=[.AL9]/[.$B9]" office:value-type="float" office:value="0" calcext:value-type="float">
            <text:p>0</text:p>
          </table:table-cell>
          <table:table-cell/>
          <table:table-cell office:value-type="string" calcext:value-type="string">
            <text:p>gobmk</text:p>
          </table:table-cell>
          <table:table-cell/>
          <table:table-cell table:formula="of:=[.AP9]/[.$AO9]" office:value-type="float" office:value="0.983185601896302" calcext:value-type="float">
            <text:p>0.983185601896302</text:p>
          </table:table-cell>
          <table:table-cell table:formula="of:=[.AQ9]/[.$AO9]" office:value-type="float" office:value="0" calcext:value-type="float">
            <text:p>0</text:p>
          </table:table-cell>
          <table:table-cell table:formula="of:=[.AR9]/[.$AO9]" office:value-type="float" office:value="0.951625936549313" calcext:value-type="float">
            <text:p>0.951625936549313</text:p>
          </table:table-cell>
          <table:table-cell table:formula="of:=[.AS9]/[.$B9]" office:value-type="float" office:value="0" calcext:value-type="float">
            <text:p>0</text:p>
          </table:table-cell>
          <table:table-cell table:formula="of:=[.AT9]/[.$B9]" office:value-type="float" office:value="0" calcext:value-type="float">
            <text:p>0</text:p>
          </table:table-cell>
          <table:table-cell table:formula="of:=[.AU9]/[.$B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macs</text:p>
          </table:table-cell>
          <table:table-cell/>
          <table:table-cell table:formula="of:=[.C10]/[.$B10]" office:value-type="float" office:value="0.87692389941587" calcext:value-type="float">
            <text:p>0.87692389941587</text:p>
          </table:table-cell>
          <table:table-cell table:formula="of:=[.D10]/[.$B10]" office:value-type="float" office:value="0.862461834523923" calcext:value-type="float">
            <text:p>0.862461834523923</text:p>
          </table:table-cell>
          <table:table-cell table:formula="of:=[.E10]/[.$B10]" office:value-type="float" office:value="0.862125192826312" calcext:value-type="float">
            <text:p>0.862125192826312</text:p>
          </table:table-cell>
          <table:table-cell table:formula="of:=[.F10]/[.$B10]" office:value-type="float" office:value="0.862014886736833" calcext:value-type="float">
            <text:p>0.862014886736833</text:p>
          </table:table-cell>
          <table:table-cell table:formula="of:=[.G10]/[.$B10]" office:value-type="float" office:value="0.862012805489861" calcext:value-type="float">
            <text:p>0.862012805489861</text:p>
          </table:table-cell>
          <table:table-cell table:formula="of:=[.H10]/[.$B10]" office:value-type="float" office:value="0.862012805489861" calcext:value-type="float">
            <text:p>0.862012805489861</text:p>
          </table:table-cell>
          <table:table-cell table:formula="of:=[.I10]/[.$B10]" office:value-type="float" office:value="0.863729313929456" calcext:value-type="float">
            <text:p>0.863729313929456</text:p>
          </table:table-cell>
          <table:table-cell table:number-columns-repeated="3"/>
          <table:table-cell office:value-type="string" calcext:value-type="string">
            <text:p>gromacs</text:p>
          </table:table-cell>
          <table:table-cell/>
          <table:table-cell table:formula="of:=[.O10]/[.$N10]" office:value-type="float" office:value="0.996944997751376" calcext:value-type="float">
            <text:p>0.996944997751376</text:p>
          </table:table-cell>
          <table:table-cell table:formula="of:=[.P10]/[.$N10]" office:value-type="float" office:value="0.995764815709394" calcext:value-type="float">
            <text:p>0.995764815709394</text:p>
          </table:table-cell>
          <table:table-cell table:formula="of:=[.Q10]/[.$N10]" office:value-type="float" office:value="0.99353330524788" calcext:value-type="float">
            <text:p>0.99353330524788</text:p>
          </table:table-cell>
          <table:table-cell table:formula="of:=[.R10]/[.$N10]" office:value-type="float" office:value="0.992783611444537" calcext:value-type="float">
            <text:p>0.992783611444537</text:p>
          </table:table-cell>
          <table:table-cell table:formula="of:=[.S10]/[.$N10]" office:value-type="float" office:value="0.992783611444537" calcext:value-type="float">
            <text:p>0.992783611444537</text:p>
          </table:table-cell>
          <table:table-cell table:formula="of:=[.T10]/[.$N10]" office:value-type="float" office:value="0.992783611444537" calcext:value-type="float">
            <text:p>0.992783611444537</text:p>
          </table:table-cell>
          <table:table-cell/>
          <table:table-cell office:value-type="string" calcext:value-type="string">
            <text:p>gromacs</text:p>
          </table:table-cell>
          <table:table-cell/>
          <table:table-cell table:formula="of:=[.X10]/[.$N10]" office:value-type="float" office:value="0.996944997751376" calcext:value-type="float">
            <text:p>0.996944997751376</text:p>
          </table:table-cell>
          <table:table-cell table:formula="of:=[.Y10]/[.$N10]" office:value-type="float" office:value="0.995764815709394" calcext:value-type="float">
            <text:p>0.995764815709394</text:p>
          </table:table-cell>
          <table:table-cell table:formula="of:=[.Z10]/[.$N10]" office:value-type="float" office:value="0" calcext:value-type="float">
            <text:p>0</text:p>
          </table:table-cell>
          <table:table-cell table:formula="of:=[.AA10]/[.$N10]" office:value-type="float" office:value="0" calcext:value-type="float">
            <text:p>0</text:p>
          </table:table-cell>
          <table:table-cell table:formula="of:=[.AB10]/[.$N10]" office:value-type="float" office:value="0" calcext:value-type="float">
            <text:p>0</text:p>
          </table:table-cell>
          <table:table-cell table:formula="of:=[.AC10]/[.$N10]" office:value-type="float" office:value="0.992783611444537" calcext:value-type="float">
            <text:p>0.992783611444537</text:p>
          </table:table-cell>
          <table:table-cell/>
          <table:table-cell office:value-type="string" calcext:value-type="string">
            <text:p>gromacs</text:p>
          </table:table-cell>
          <table:table-cell/>
          <table:table-cell table:formula="of:=[.AG10]/[.$AF10]" office:value-type="float" office:value="0.874991191960772" calcext:value-type="float">
            <text:p>0.874991191960772</text:p>
          </table:table-cell>
          <table:table-cell table:formula="of:=[.AH10]/[.$AF10]" office:value-type="float" office:value="0.861917770154128" calcext:value-type="float">
            <text:p>0.861917770154128</text:p>
          </table:table-cell>
          <table:table-cell table:formula="of:=[.AI10]/[.$AF10]" office:value-type="float" office:value="0.861703544907714" calcext:value-type="float">
            <text:p>0.861703544907714</text:p>
          </table:table-cell>
          <table:table-cell table:formula="of:=[.AJ10]/[.$AF10]" office:value-type="float" office:value="0.861624978485211" calcext:value-type="float">
            <text:p>0.861624978485211</text:p>
          </table:table-cell>
          <table:table-cell table:formula="of:=[.AK10]/[.$AF10]" office:value-type="float" office:value="0.861620772941511" calcext:value-type="float">
            <text:p>0.861620772941511</text:p>
          </table:table-cell>
          <table:table-cell table:formula="of:=[.AL10]/[.$B10]" office:value-type="float" office:value="0" calcext:value-type="float">
            <text:p>0</text:p>
          </table:table-cell>
          <table:table-cell/>
          <table:table-cell office:value-type="string" calcext:value-type="string">
            <text:p>gromacs</text:p>
          </table:table-cell>
          <table:table-cell/>
          <table:table-cell table:formula="of:=[.AP10]/[.$AO10]" office:value-type="float" office:value="0.874991191960772" calcext:value-type="float">
            <text:p>0.874991191960772</text:p>
          </table:table-cell>
          <table:table-cell table:formula="of:=[.AQ10]/[.$AO10]" office:value-type="float" office:value="0" calcext:value-type="float">
            <text:p>0</text:p>
          </table:table-cell>
          <table:table-cell table:formula="of:=[.AR10]/[.$AO10]" office:value-type="float" office:value="0.861703544907714" calcext:value-type="float">
            <text:p>0.861703544907714</text:p>
          </table:table-cell>
          <table:table-cell table:formula="of:=[.AS10]/[.$B10]" office:value-type="float" office:value="0" calcext:value-type="float">
            <text:p>0</text:p>
          </table:table-cell>
          <table:table-cell table:formula="of:=[.AT10]/[.$B10]" office:value-type="float" office:value="0" calcext:value-type="float">
            <text:p>0</text:p>
          </table:table-cell>
          <table:table-cell table:formula="of:=[.AU10]/[.$B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64ref</text:p>
          </table:table-cell>
          <table:table-cell/>
          <table:table-cell table:formula="of:=[.C11]/[.$B11]" office:value-type="float" office:value="0.917992679794235" calcext:value-type="float">
            <text:p>0.917992679794235</text:p>
          </table:table-cell>
          <table:table-cell table:formula="of:=[.D11]/[.$B11]" office:value-type="float" office:value="0.913705158775365" calcext:value-type="float">
            <text:p>0.913705158775365</text:p>
          </table:table-cell>
          <table:table-cell table:formula="of:=[.E11]/[.$B11]" office:value-type="float" office:value="0.910911899230845" calcext:value-type="float">
            <text:p>0.910911899230845</text:p>
          </table:table-cell>
          <table:table-cell table:formula="of:=[.F11]/[.$B11]" office:value-type="float" office:value="0.909198104324679" calcext:value-type="float">
            <text:p>0.909198104324679</text:p>
          </table:table-cell>
          <table:table-cell table:formula="of:=[.G11]/[.$B11]" office:value-type="float" office:value="0.909198104324679" calcext:value-type="float">
            <text:p>0.909198104324679</text:p>
          </table:table-cell>
          <table:table-cell table:formula="of:=[.H11]/[.$B11]" office:value-type="float" office:value="0.909198104324679" calcext:value-type="float">
            <text:p>0.909198104324679</text:p>
          </table:table-cell>
          <table:table-cell table:formula="of:=[.I11]/[.$B11]" office:value-type="float" office:value="0.91639416751935" calcext:value-type="float">
            <text:p>0.91639416751935</text:p>
          </table:table-cell>
          <table:table-cell table:number-columns-repeated="3"/>
          <table:table-cell office:value-type="string" calcext:value-type="string">
            <text:p>h264ref</text:p>
          </table:table-cell>
          <table:table-cell/>
          <table:table-cell table:formula="of:=[.O11]/[.$N11]" office:value-type="float" office:value="0.996329249965887" calcext:value-type="float">
            <text:p>0.996329249965887</text:p>
          </table:table-cell>
          <table:table-cell table:formula="of:=[.P11]/[.$N11]" office:value-type="float" office:value="0.993657967358312" calcext:value-type="float">
            <text:p>0.993657967358312</text:p>
          </table:table-cell>
          <table:table-cell table:formula="of:=[.Q11]/[.$N11]" office:value-type="float" office:value="0.98850466423913" calcext:value-type="float">
            <text:p>0.98850466423913</text:p>
          </table:table-cell>
          <table:table-cell table:formula="of:=[.R11]/[.$N11]" office:value-type="float" office:value="0.96945636890775" calcext:value-type="float">
            <text:p>0.96945636890775</text:p>
          </table:table-cell>
          <table:table-cell table:formula="of:=[.S11]/[.$N11]" office:value-type="float" office:value="0.96945636890775" calcext:value-type="float">
            <text:p>0.96945636890775</text:p>
          </table:table-cell>
          <table:table-cell table:formula="of:=[.T11]/[.$N11]" office:value-type="float" office:value="0.96945636890775" calcext:value-type="float">
            <text:p>0.96945636890775</text:p>
          </table:table-cell>
          <table:table-cell/>
          <table:table-cell office:value-type="string" calcext:value-type="string">
            <text:p>h264ref</text:p>
          </table:table-cell>
          <table:table-cell/>
          <table:table-cell table:formula="of:=[.X11]/[.$N11]" office:value-type="float" office:value="0.996329249965887" calcext:value-type="float">
            <text:p>0.996329249965887</text:p>
          </table:table-cell>
          <table:table-cell table:formula="of:=[.Y11]/[.$N11]" office:value-type="float" office:value="0.993657967358312" calcext:value-type="float">
            <text:p>0.993657967358312</text:p>
          </table:table-cell>
          <table:table-cell table:formula="of:=[.Z11]/[.$N11]" office:value-type="float" office:value="0" calcext:value-type="float">
            <text:p>0</text:p>
          </table:table-cell>
          <table:table-cell table:formula="of:=[.AA11]/[.$N11]" office:value-type="float" office:value="0" calcext:value-type="float">
            <text:p>0</text:p>
          </table:table-cell>
          <table:table-cell table:formula="of:=[.AB11]/[.$N11]" office:value-type="float" office:value="0" calcext:value-type="float">
            <text:p>0</text:p>
          </table:table-cell>
          <table:table-cell table:formula="of:=[.AC11]/[.$N11]" office:value-type="float" office:value="0.96945636890775" calcext:value-type="float">
            <text:p>0.96945636890775</text:p>
          </table:table-cell>
          <table:table-cell/>
          <table:table-cell office:value-type="string" calcext:value-type="string">
            <text:p>h264ref</text:p>
          </table:table-cell>
          <table:table-cell/>
          <table:table-cell table:formula="of:=[.AG11]/[.$AF11]" office:value-type="float" office:value="0.944524643396045" calcext:value-type="float">
            <text:p>0.944524643396045</text:p>
          </table:table-cell>
          <table:table-cell table:formula="of:=[.AH11]/[.$AF11]" office:value-type="float" office:value="0.9400579932272" calcext:value-type="float">
            <text:p>0.9400579932272</text:p>
          </table:table-cell>
          <table:table-cell table:formula="of:=[.AI11]/[.$AF11]" office:value-type="float" office:value="0.936668277641388" calcext:value-type="float">
            <text:p>0.936668277641388</text:p>
          </table:table-cell>
          <table:table-cell table:formula="of:=[.AJ11]/[.$AF11]" office:value-type="float" office:value="0.93448685829287" calcext:value-type="float">
            <text:p>0.93448685829287</text:p>
          </table:table-cell>
          <table:table-cell table:formula="of:=[.AK11]/[.$AF11]" office:value-type="float" office:value="0.93448685829287" calcext:value-type="float">
            <text:p>0.93448685829287</text:p>
          </table:table-cell>
          <table:table-cell table:formula="of:=[.AL11]/[.$B11]" office:value-type="float" office:value="0" calcext:value-type="float">
            <text:p>0</text:p>
          </table:table-cell>
          <table:table-cell/>
          <table:table-cell office:value-type="string" calcext:value-type="string">
            <text:p>h264ref</text:p>
          </table:table-cell>
          <table:table-cell/>
          <table:table-cell table:formula="of:=[.AP11]/[.$AO11]" office:value-type="float" office:value="0.944524643396045" calcext:value-type="float">
            <text:p>0.944524643396045</text:p>
          </table:table-cell>
          <table:table-cell table:formula="of:=[.AQ11]/[.$AO11]" office:value-type="float" office:value="0" calcext:value-type="float">
            <text:p>0</text:p>
          </table:table-cell>
          <table:table-cell table:formula="of:=[.AR11]/[.$AO11]" office:value-type="float" office:value="0.936553643548884" calcext:value-type="float">
            <text:p>0.936553643548884</text:p>
          </table:table-cell>
          <table:table-cell table:formula="of:=[.AS11]/[.$B11]" office:value-type="float" office:value="0" calcext:value-type="float">
            <text:p>0</text:p>
          </table:table-cell>
          <table:table-cell table:formula="of:=[.AT11]/[.$B11]" office:value-type="float" office:value="0" calcext:value-type="float">
            <text:p>0</text:p>
          </table:table-cell>
          <table:table-cell table:formula="of:=[.AU11]/[.$B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mmer</text:p>
          </table:table-cell>
          <table:table-cell/>
          <table:table-cell table:formula="of:=[.C12]/[.$B12]" office:value-type="float" office:value="0.86410096947609" calcext:value-type="float">
            <text:p>0.86410096947609</text:p>
          </table:table-cell>
          <table:table-cell table:formula="of:=[.D12]/[.$B12]" office:value-type="float" office:value="0.844074706846651" calcext:value-type="float">
            <text:p>0.844074706846651</text:p>
          </table:table-cell>
          <table:table-cell table:formula="of:=[.E12]/[.$B12]" office:value-type="float" office:value="0.838398082516456" calcext:value-type="float">
            <text:p>0.838398082516456</text:p>
          </table:table-cell>
          <table:table-cell table:formula="of:=[.F12]/[.$B12]" office:value-type="float" office:value="0.838398082516456" calcext:value-type="float">
            <text:p>0.838398082516456</text:p>
          </table:table-cell>
          <table:table-cell table:formula="of:=[.G12]/[.$B12]" office:value-type="float" office:value="0.838398082516456" calcext:value-type="float">
            <text:p>0.838398082516456</text:p>
          </table:table-cell>
          <table:table-cell table:formula="of:=[.H12]/[.$B12]" office:value-type="float" office:value="0.838398082516456" calcext:value-type="float">
            <text:p>0.838398082516456</text:p>
          </table:table-cell>
          <table:table-cell table:formula="of:=[.I12]/[.$B12]" office:value-type="float" office:value="0.841076530537132" calcext:value-type="float">
            <text:p>0.841076530537132</text:p>
          </table:table-cell>
          <table:table-cell table:number-columns-repeated="3"/>
          <table:table-cell office:value-type="string" calcext:value-type="string">
            <text:p>hmmer</text:p>
          </table:table-cell>
          <table:table-cell/>
          <table:table-cell table:formula="of:=[.O12]/[.$N12]" office:value-type="float" office:value="0.998564428945033" calcext:value-type="float">
            <text:p>0.998564428945033</text:p>
          </table:table-cell>
          <table:table-cell table:formula="of:=[.P12]/[.$N12]" office:value-type="float" office:value="0.994727942409142" calcext:value-type="float">
            <text:p>0.994727942409142</text:p>
          </table:table-cell>
          <table:table-cell table:formula="of:=[.Q12]/[.$N12]" office:value-type="float" office:value="0.991784832357138" calcext:value-type="float">
            <text:p>0.991784832357138</text:p>
          </table:table-cell>
          <table:table-cell table:formula="of:=[.R12]/[.$N12]" office:value-type="float" office:value="0.991784832357138" calcext:value-type="float">
            <text:p>0.991784832357138</text:p>
          </table:table-cell>
          <table:table-cell table:formula="of:=[.S12]/[.$N12]" office:value-type="float" office:value="0.991784832357138" calcext:value-type="float">
            <text:p>0.991784832357138</text:p>
          </table:table-cell>
          <table:table-cell table:formula="of:=[.T12]/[.$N12]" office:value-type="float" office:value="0.991784832357138" calcext:value-type="float">
            <text:p>0.991784832357138</text:p>
          </table:table-cell>
          <table:table-cell/>
          <table:table-cell office:value-type="string" calcext:value-type="string">
            <text:p>hmmer</text:p>
          </table:table-cell>
          <table:table-cell/>
          <table:table-cell table:formula="of:=[.X12]/[.$N12]" office:value-type="float" office:value="0.998564428945033" calcext:value-type="float">
            <text:p>0.998564428945033</text:p>
          </table:table-cell>
          <table:table-cell table:formula="of:=[.Y12]/[.$N12]" office:value-type="float" office:value="0.994727942409142" calcext:value-type="float">
            <text:p>0.994727942409142</text:p>
          </table:table-cell>
          <table:table-cell table:formula="of:=[.Z12]/[.$N12]" office:value-type="float" office:value="0" calcext:value-type="float">
            <text:p>0</text:p>
          </table:table-cell>
          <table:table-cell table:formula="of:=[.AA12]/[.$N12]" office:value-type="float" office:value="0" calcext:value-type="float">
            <text:p>0</text:p>
          </table:table-cell>
          <table:table-cell table:formula="of:=[.AB12]/[.$N12]" office:value-type="float" office:value="0" calcext:value-type="float">
            <text:p>0</text:p>
          </table:table-cell>
          <table:table-cell table:formula="of:=[.AC12]/[.$N12]" office:value-type="float" office:value="0.991784832357138" calcext:value-type="float">
            <text:p>0.991784832357138</text:p>
          </table:table-cell>
          <table:table-cell/>
          <table:table-cell office:value-type="string" calcext:value-type="string">
            <text:p>hmmer</text:p>
          </table:table-cell>
          <table:table-cell/>
          <table:table-cell table:formula="of:=[.AG12]/[.$AF12]" office:value-type="float" office:value="0.761684391018787" calcext:value-type="float">
            <text:p>0.761684391018787</text:p>
          </table:table-cell>
          <table:table-cell table:formula="of:=[.AH12]/[.$AF12]" office:value-type="float" office:value="0.742268092132025" calcext:value-type="float">
            <text:p>0.742268092132025</text:p>
          </table:table-cell>
          <table:table-cell table:formula="of:=[.AI12]/[.$AF12]" office:value-type="float" office:value="0.740441649037058" calcext:value-type="float">
            <text:p>0.740441649037058</text:p>
          </table:table-cell>
          <table:table-cell table:formula="of:=[.AJ12]/[.$AF12]" office:value-type="float" office:value="0.740441649037058" calcext:value-type="float">
            <text:p>0.740441649037058</text:p>
          </table:table-cell>
          <table:table-cell table:formula="of:=[.AK12]/[.$AF12]" office:value-type="float" office:value="0.740441649037058" calcext:value-type="float">
            <text:p>0.740441649037058</text:p>
          </table:table-cell>
          <table:table-cell table:formula="of:=[.AL12]/[.$B12]" office:value-type="float" office:value="0" calcext:value-type="float">
            <text:p>0</text:p>
          </table:table-cell>
          <table:table-cell/>
          <table:table-cell office:value-type="string" calcext:value-type="string">
            <text:p>hmmer</text:p>
          </table:table-cell>
          <table:table-cell/>
          <table:table-cell table:formula="of:=[.AP12]/[.$AO12]" office:value-type="float" office:value="0.761684391018787" calcext:value-type="float">
            <text:p>0.761684391018787</text:p>
          </table:table-cell>
          <table:table-cell table:formula="of:=[.AQ12]/[.$AO12]" office:value-type="float" office:value="0" calcext:value-type="float">
            <text:p>0</text:p>
          </table:table-cell>
          <table:table-cell table:formula="of:=[.AR12]/[.$AO12]" office:value-type="float" office:value="0.740441649037058" calcext:value-type="float">
            <text:p>0.740441649037058</text:p>
          </table:table-cell>
          <table:table-cell table:formula="of:=[.AS12]/[.$B12]" office:value-type="float" office:value="0" calcext:value-type="float">
            <text:p>0</text:p>
          </table:table-cell>
          <table:table-cell table:formula="of:=[.AT12]/[.$B12]" office:value-type="float" office:value="0" calcext:value-type="float">
            <text:p>0</text:p>
          </table:table-cell>
          <table:table-cell table:formula="of:=[.AU12]/[.$B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m</text:p>
          </table:table-cell>
          <table:table-cell/>
          <table:table-cell table:formula="of:=[.C13]/[.$B13]" office:value-type="float" office:value="0.579815978744074" calcext:value-type="float">
            <text:p>0.579815978744074</text:p>
          </table:table-cell>
          <table:table-cell table:formula="of:=[.D13]/[.$B13]" office:value-type="float" office:value="0.482763283429902" calcext:value-type="float">
            <text:p>0.482763283429902</text:p>
          </table:table-cell>
          <table:table-cell table:formula="of:=[.E13]/[.$B13]" office:value-type="float" office:value="0.479218684472136" calcext:value-type="float">
            <text:p>0.479218684472136</text:p>
          </table:table-cell>
          <table:table-cell table:formula="of:=[.F13]/[.$B13]" office:value-type="float" office:value="0.471770483668272" calcext:value-type="float">
            <text:p>0.471770483668272</text:p>
          </table:table-cell>
          <table:table-cell table:formula="of:=[.G13]/[.$B13]" office:value-type="float" office:value="0.471770483668272" calcext:value-type="float">
            <text:p>0.471770483668272</text:p>
          </table:table-cell>
          <table:table-cell table:formula="of:=[.H13]/[.$B13]" office:value-type="float" office:value="0.471770483668272" calcext:value-type="float">
            <text:p>0.471770483668272</text:p>
          </table:table-cell>
          <table:table-cell table:formula="of:=[.I13]/[.$B13]" office:value-type="float" office:value="0.461678651610085" calcext:value-type="float">
            <text:p>0.461678651610085</text:p>
          </table:table-cell>
          <table:table-cell table:number-columns-repeated="3"/>
          <table:table-cell office:value-type="string" calcext:value-type="string">
            <text:p>lbm</text:p>
          </table:table-cell>
          <table:table-cell/>
          <table:table-cell table:formula="of:=[.O13]/[.$N13]" office:value-type="float" office:value="0.997738852209045" calcext:value-type="float">
            <text:p>0.997738852209045</text:p>
          </table:table-cell>
          <table:table-cell table:formula="of:=[.P13]/[.$N13]" office:value-type="float" office:value="0.997738852209045" calcext:value-type="float">
            <text:p>0.997738852209045</text:p>
          </table:table-cell>
          <table:table-cell table:formula="of:=[.Q13]/[.$N13]" office:value-type="float" office:value="0.997315366054976" calcext:value-type="float">
            <text:p>0.997315366054976</text:p>
          </table:table-cell>
          <table:table-cell table:formula="of:=[.R13]/[.$N13]" office:value-type="float" office:value="0.995528292809345" calcext:value-type="float">
            <text:p>0.995528292809345</text:p>
          </table:table-cell>
          <table:table-cell table:formula="of:=[.S13]/[.$N13]" office:value-type="float" office:value="0.995528292809345" calcext:value-type="float">
            <text:p>0.995528292809345</text:p>
          </table:table-cell>
          <table:table-cell table:formula="of:=[.T13]/[.$N13]" office:value-type="float" office:value="0.995528292809345" calcext:value-type="float">
            <text:p>0.995528292809345</text:p>
          </table:table-cell>
          <table:table-cell/>
          <table:table-cell office:value-type="string" calcext:value-type="string">
            <text:p>lbm</text:p>
          </table:table-cell>
          <table:table-cell/>
          <table:table-cell table:formula="of:=[.X13]/[.$N13]" office:value-type="float" office:value="0.997738852209045" calcext:value-type="float">
            <text:p>0.997738852209045</text:p>
          </table:table-cell>
          <table:table-cell table:formula="of:=[.Y13]/[.$N13]" office:value-type="float" office:value="0.997738852209045" calcext:value-type="float">
            <text:p>0.997738852209045</text:p>
          </table:table-cell>
          <table:table-cell table:formula="of:=[.Z13]/[.$N13]" office:value-type="float" office:value="0" calcext:value-type="float">
            <text:p>0</text:p>
          </table:table-cell>
          <table:table-cell table:formula="of:=[.AA13]/[.$N13]" office:value-type="float" office:value="0" calcext:value-type="float">
            <text:p>0</text:p>
          </table:table-cell>
          <table:table-cell table:formula="of:=[.AB13]/[.$N13]" office:value-type="float" office:value="0" calcext:value-type="float">
            <text:p>0</text:p>
          </table:table-cell>
          <table:table-cell table:formula="of:=[.AC13]/[.$N13]" office:value-type="float" office:value="0.995528292809345" calcext:value-type="float">
            <text:p>0.995528292809345</text:p>
          </table:table-cell>
          <table:table-cell/>
          <table:table-cell office:value-type="string" calcext:value-type="string">
            <text:p>lbm</text:p>
          </table:table-cell>
          <table:table-cell/>
          <table:table-cell table:formula="of:=[.AG13]/[.$AF13]" office:value-type="float" office:value="0.460162149342488" calcext:value-type="float">
            <text:p>0.460162149342488</text:p>
          </table:table-cell>
          <table:table-cell table:formula="of:=[.AH13]/[.$AF13]" office:value-type="float" office:value="0.382251883453753" calcext:value-type="float">
            <text:p>0.382251883453753</text:p>
          </table:table-cell>
          <table:table-cell table:formula="of:=[.AI13]/[.$AF13]" office:value-type="float" office:value="0.381964557107122" calcext:value-type="float">
            <text:p>0.381964557107122</text:p>
          </table:table-cell>
          <table:table-cell table:formula="of:=[.AJ13]/[.$AF13]" office:value-type="float" office:value="0.380968353691809" calcext:value-type="float">
            <text:p>0.380968353691809</text:p>
          </table:table-cell>
          <table:table-cell table:formula="of:=[.AK13]/[.$AF13]" office:value-type="float" office:value="0.380968353691809" calcext:value-type="float">
            <text:p>0.380968353691809</text:p>
          </table:table-cell>
          <table:table-cell table:formula="of:=[.AL13]/[.$B13]" office:value-type="float" office:value="0" calcext:value-type="float">
            <text:p>0</text:p>
          </table:table-cell>
          <table:table-cell/>
          <table:table-cell office:value-type="string" calcext:value-type="string">
            <text:p>lbm</text:p>
          </table:table-cell>
          <table:table-cell/>
          <table:table-cell table:formula="of:=[.AP13]/[.$AO13]" office:value-type="float" office:value="0.456864266710998" calcext:value-type="float">
            <text:p>0.456864266710998</text:p>
          </table:table-cell>
          <table:table-cell table:formula="of:=[.AQ13]/[.$AO13]" office:value-type="float" office:value="0" calcext:value-type="float">
            <text:p>0</text:p>
          </table:table-cell>
          <table:table-cell table:formula="of:=[.AR13]/[.$AO13]" office:value-type="float" office:value="0.381899352690576" calcext:value-type="float">
            <text:p>0.381899352690576</text:p>
          </table:table-cell>
          <table:table-cell table:formula="of:=[.AS13]/[.$B13]" office:value-type="float" office:value="0" calcext:value-type="float">
            <text:p>0</text:p>
          </table:table-cell>
          <table:table-cell table:formula="of:=[.AT13]/[.$B13]" office:value-type="float" office:value="0" calcext:value-type="float">
            <text:p>0</text:p>
          </table:table-cell>
          <table:table-cell table:formula="of:=[.AU13]/[.$B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lie3d</text:p>
          </table:table-cell>
          <table:table-cell/>
          <table:table-cell table:formula="of:=[.C14]/[.$B14]" office:value-type="float" office:value="0.757346110995515" calcext:value-type="float">
            <text:p>0.757346110995515</text:p>
          </table:table-cell>
          <table:table-cell table:formula="of:=[.D14]/[.$B14]" office:value-type="float" office:value="0.613936719850772" calcext:value-type="float">
            <text:p>0.613936719850772</text:p>
          </table:table-cell>
          <table:table-cell table:formula="of:=[.E14]/[.$B14]" office:value-type="float" office:value="0.571023000067298" calcext:value-type="float">
            <text:p>0.571023000067298</text:p>
          </table:table-cell>
          <table:table-cell table:formula="of:=[.F14]/[.$B14]" office:value-type="float" office:value="0.565471504304568" calcext:value-type="float">
            <text:p>0.565471504304568</text:p>
          </table:table-cell>
          <table:table-cell table:formula="of:=[.G14]/[.$B14]" office:value-type="float" office:value="0.563823187336905" calcext:value-type="float">
            <text:p>0.563823187336905</text:p>
          </table:table-cell>
          <table:table-cell table:formula="of:=[.H14]/[.$B14]" office:value-type="float" office:value="0.549113803531451" calcext:value-type="float">
            <text:p>0.549113803531451</text:p>
          </table:table-cell>
          <table:table-cell table:formula="of:=[.I14]/[.$B14]" office:value-type="float" office:value="0.576757247662078" calcext:value-type="float">
            <text:p>0.576757247662078</text:p>
          </table:table-cell>
          <table:table-cell table:number-columns-repeated="3"/>
          <table:table-cell office:value-type="string" calcext:value-type="string">
            <text:p>leslie3d</text:p>
          </table:table-cell>
          <table:table-cell/>
          <table:table-cell table:formula="of:=[.O14]/[.$N14]" office:value-type="float" office:value="0.997306586259077" calcext:value-type="float">
            <text:p>0.997306586259077</text:p>
          </table:table-cell>
          <table:table-cell table:formula="of:=[.P14]/[.$N14]" office:value-type="float" office:value="0.992420523818249" calcext:value-type="float">
            <text:p>0.992420523818249</text:p>
          </table:table-cell>
          <table:table-cell table:formula="of:=[.Q14]/[.$N14]" office:value-type="float" office:value="0.98234091811436" calcext:value-type="float">
            <text:p>0.98234091811436</text:p>
          </table:table-cell>
          <table:table-cell table:formula="of:=[.R14]/[.$N14]" office:value-type="float" office:value="0.978406494035618" calcext:value-type="float">
            <text:p>0.978406494035618</text:p>
          </table:table-cell>
          <table:table-cell table:formula="of:=[.S14]/[.$N14]" office:value-type="float" office:value="0.965488234250495" calcext:value-type="float">
            <text:p>0.965488234250495</text:p>
          </table:table-cell>
          <table:table-cell table:formula="of:=[.T14]/[.$N14]" office:value-type="float" office:value="0.930334482174878" calcext:value-type="float">
            <text:p>0.930334482174878</text:p>
          </table:table-cell>
          <table:table-cell/>
          <table:table-cell office:value-type="string" calcext:value-type="string">
            <text:p>leslie3d</text:p>
          </table:table-cell>
          <table:table-cell/>
          <table:table-cell table:formula="of:=[.X14]/[.$N14]" office:value-type="float" office:value="0.997306586259077" calcext:value-type="float">
            <text:p>0.997306586259077</text:p>
          </table:table-cell>
          <table:table-cell table:formula="of:=[.Y14]/[.$N14]" office:value-type="float" office:value="0.992420523818249" calcext:value-type="float">
            <text:p>0.992420523818249</text:p>
          </table:table-cell>
          <table:table-cell table:formula="of:=[.Z14]/[.$N14]" office:value-type="float" office:value="0" calcext:value-type="float">
            <text:p>0</text:p>
          </table:table-cell>
          <table:table-cell table:formula="of:=[.AA14]/[.$N14]" office:value-type="float" office:value="0" calcext:value-type="float">
            <text:p>0</text:p>
          </table:table-cell>
          <table:table-cell table:formula="of:=[.AB14]/[.$N14]" office:value-type="float" office:value="0" calcext:value-type="float">
            <text:p>0</text:p>
          </table:table-cell>
          <table:table-cell table:formula="of:=[.AC14]/[.$N14]" office:value-type="float" office:value="0.930334482174878" calcext:value-type="float">
            <text:p>0.930334482174878</text:p>
          </table:table-cell>
          <table:table-cell/>
          <table:table-cell office:value-type="string" calcext:value-type="string">
            <text:p>leslie3d</text:p>
          </table:table-cell>
          <table:table-cell/>
          <table:table-cell table:formula="of:=[.AG14]/[.$AF14]" office:value-type="float" office:value="0.826443723667319" calcext:value-type="float">
            <text:p>0.826443723667319</text:p>
          </table:table-cell>
          <table:table-cell table:formula="of:=[.AH14]/[.$AF14]" office:value-type="float" office:value="0.636146030430311" calcext:value-type="float">
            <text:p>0.636146030430311</text:p>
          </table:table-cell>
          <table:table-cell table:formula="of:=[.AI14]/[.$AF14]" office:value-type="float" office:value="0.505308884848872" calcext:value-type="float">
            <text:p>0.505308884848872</text:p>
          </table:table-cell>
          <table:table-cell table:formula="of:=[.AJ14]/[.$AF14]" office:value-type="float" office:value="0.4770466630579" calcext:value-type="float">
            <text:p>0.4770466630579</text:p>
          </table:table-cell>
          <table:table-cell table:formula="of:=[.AK14]/[.$AF14]" office:value-type="float" office:value="0.471162069601774" calcext:value-type="float">
            <text:p>0.471162069601774</text:p>
          </table:table-cell>
          <table:table-cell table:formula="of:=[.AL14]/[.$B14]" office:value-type="float" office:value="0" calcext:value-type="float">
            <text:p>0</text:p>
          </table:table-cell>
          <table:table-cell/>
          <table:table-cell office:value-type="string" calcext:value-type="string">
            <text:p>leslie3d</text:p>
          </table:table-cell>
          <table:table-cell/>
          <table:table-cell table:formula="of:=[.AP14]/[.$AO14]" office:value-type="float" office:value="0.832358494525784" calcext:value-type="float">
            <text:p>0.832358494525784</text:p>
          </table:table-cell>
          <table:table-cell table:formula="of:=[.AQ14]/[.$AO14]" office:value-type="float" office:value="0" calcext:value-type="float">
            <text:p>0</text:p>
          </table:table-cell>
          <table:table-cell table:formula="of:=[.AR14]/[.$AO14]" office:value-type="float" office:value="0.505308884848872" calcext:value-type="float">
            <text:p>0.505308884848872</text:p>
          </table:table-cell>
          <table:table-cell table:formula="of:=[.AS14]/[.$B14]" office:value-type="float" office:value="0" calcext:value-type="float">
            <text:p>0</text:p>
          </table:table-cell>
          <table:table-cell table:formula="of:=[.AT14]/[.$B14]" office:value-type="float" office:value="0" calcext:value-type="float">
            <text:p>0</text:p>
          </table:table-cell>
          <table:table-cell table:formula="of:=[.AU14]/[.$B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quantum</text:p>
          </table:table-cell>
          <table:table-cell/>
          <table:table-cell table:formula="of:=[.C15]/[.$B15]" office:value-type="float" office:value="0.90080641156368" calcext:value-type="float">
            <text:p>0.90080641156368</text:p>
          </table:table-cell>
          <table:table-cell table:formula="of:=[.D15]/[.$B15]" office:value-type="float" office:value="0.900764952339075" calcext:value-type="float">
            <text:p>0.900764952339075</text:p>
          </table:table-cell>
          <table:table-cell table:formula="of:=[.E15]/[.$B15]" office:value-type="float" office:value="0.900764952339075" calcext:value-type="float">
            <text:p>0.900764952339075</text:p>
          </table:table-cell>
          <table:table-cell table:formula="of:=[.F15]/[.$B15]" office:value-type="float" office:value="0.900764952339075" calcext:value-type="float">
            <text:p>0.900764952339075</text:p>
          </table:table-cell>
          <table:table-cell table:formula="of:=[.G15]/[.$B15]" office:value-type="float" office:value="0.900764952339075" calcext:value-type="float">
            <text:p>0.900764952339075</text:p>
          </table:table-cell>
          <table:table-cell table:formula="of:=[.H15]/[.$B15]" office:value-type="float" office:value="0.895910006867892" calcext:value-type="float">
            <text:p>0.895910006867892</text:p>
          </table:table-cell>
          <table:table-cell table:formula="of:=[.I15]/[.$B15]" office:value-type="float" office:value="0.895414889740147" calcext:value-type="float">
            <text:p>0.895414889740147</text:p>
          </table:table-cell>
          <table:table-cell table:number-columns-repeated="3"/>
          <table:table-cell office:value-type="string" calcext:value-type="string">
            <text:p>libquantum</text:p>
          </table:table-cell>
          <table:table-cell/>
          <table:table-cell table:formula="of:=[.O15]/[.$N15]" office:value-type="float" office:value="1" calcext:value-type="float">
            <text:p>1</text:p>
          </table:table-cell>
          <table:table-cell table:formula="of:=[.P15]/[.$N15]" office:value-type="float" office:value="1" calcext:value-type="float">
            <text:p>1</text:p>
          </table:table-cell>
          <table:table-cell table:formula="of:=[.Q15]/[.$N15]" office:value-type="float" office:value="1" calcext:value-type="float">
            <text:p>1</text:p>
          </table:table-cell>
          <table:table-cell table:formula="of:=[.R15]/[.$N15]" office:value-type="float" office:value="1" calcext:value-type="float">
            <text:p>1</text:p>
          </table:table-cell>
          <table:table-cell table:formula="of:=[.S15]/[.$N15]" office:value-type="float" office:value="1" calcext:value-type="float">
            <text:p>1</text:p>
          </table:table-cell>
          <table:table-cell table:formula="of:=[.T15]/[.$N15]" office:value-type="float" office:value="0.960622805084121" calcext:value-type="float">
            <text:p>0.960622805084121</text:p>
          </table:table-cell>
          <table:table-cell/>
          <table:table-cell office:value-type="string" calcext:value-type="string">
            <text:p>libquantum</text:p>
          </table:table-cell>
          <table:table-cell/>
          <table:table-cell table:formula="of:=[.X15]/[.$N15]" office:value-type="float" office:value="1" calcext:value-type="float">
            <text:p>1</text:p>
          </table:table-cell>
          <table:table-cell table:formula="of:=[.Y15]/[.$N15]" office:value-type="float" office:value="1" calcext:value-type="float">
            <text:p>1</text:p>
          </table:table-cell>
          <table:table-cell table:formula="of:=[.Z15]/[.$N15]" office:value-type="float" office:value="0" calcext:value-type="float">
            <text:p>0</text:p>
          </table:table-cell>
          <table:table-cell table:formula="of:=[.AA15]/[.$N15]" office:value-type="float" office:value="0" calcext:value-type="float">
            <text:p>0</text:p>
          </table:table-cell>
          <table:table-cell table:formula="of:=[.AB15]/[.$N15]" office:value-type="float" office:value="0" calcext:value-type="float">
            <text:p>0</text:p>
          </table:table-cell>
          <table:table-cell table:formula="of:=[.AC15]/[.$N15]" office:value-type="float" office:value="0.960622805084121" calcext:value-type="float">
            <text:p>0.960622805084121</text:p>
          </table:table-cell>
          <table:table-cell/>
          <table:table-cell office:value-type="string" calcext:value-type="string">
            <text:p>libquantum</text:p>
          </table:table-cell>
          <table:table-cell/>
          <table:table-cell table:formula="of:=[.AG15]/[.$AF15]" office:value-type="float" office:value="0.626282799648906" calcext:value-type="float">
            <text:p>0.626282799648906</text:p>
          </table:table-cell>
          <table:table-cell table:formula="of:=[.AH15]/[.$AF15]" office:value-type="float" office:value="0.626282799648906" calcext:value-type="float">
            <text:p>0.626282799648906</text:p>
          </table:table-cell>
          <table:table-cell table:formula="of:=[.AI15]/[.$AF15]" office:value-type="float" office:value="0.626282799648906" calcext:value-type="float">
            <text:p>0.626282799648906</text:p>
          </table:table-cell>
          <table:table-cell table:formula="of:=[.AJ15]/[.$AF15]" office:value-type="float" office:value="0.626282799648906" calcext:value-type="float">
            <text:p>0.626282799648906</text:p>
          </table:table-cell>
          <table:table-cell table:formula="of:=[.AK15]/[.$AF15]" office:value-type="float" office:value="0.626282799648906" calcext:value-type="float">
            <text:p>0.626282799648906</text:p>
          </table:table-cell>
          <table:table-cell table:formula="of:=[.AL15]/[.$B15]" office:value-type="float" office:value="0" calcext:value-type="float">
            <text:p>0</text:p>
          </table:table-cell>
          <table:table-cell/>
          <table:table-cell office:value-type="string" calcext:value-type="string">
            <text:p>libquantum</text:p>
          </table:table-cell>
          <table:table-cell/>
          <table:table-cell table:formula="of:=[.AP15]/[.$AO15]" office:value-type="float" office:value="0.626282799648906" calcext:value-type="float">
            <text:p>0.626282799648906</text:p>
          </table:table-cell>
          <table:table-cell table:formula="of:=[.AQ15]/[.$AO15]" office:value-type="float" office:value="0" calcext:value-type="float">
            <text:p>0</text:p>
          </table:table-cell>
          <table:table-cell table:formula="of:=[.AR15]/[.$AO15]" office:value-type="float" office:value="0.626282799648906" calcext:value-type="float">
            <text:p>0.626282799648906</text:p>
          </table:table-cell>
          <table:table-cell table:formula="of:=[.AS15]/[.$B15]" office:value-type="float" office:value="0" calcext:value-type="float">
            <text:p>0</text:p>
          </table:table-cell>
          <table:table-cell table:formula="of:=[.AT15]/[.$B15]" office:value-type="float" office:value="0" calcext:value-type="float">
            <text:p>0</text:p>
          </table:table-cell>
          <table:table-cell table:formula="of:=[.AU15]/[.$B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f</text:p>
          </table:table-cell>
          <table:table-cell/>
          <table:table-cell table:formula="of:=[.C16]/[.$B16]" office:value-type="float" office:value="0.8489175360864" calcext:value-type="float">
            <text:p>0.8489175360864</text:p>
          </table:table-cell>
          <table:table-cell table:formula="of:=[.D16]/[.$B16]" office:value-type="float" office:value="0.818297349192943" calcext:value-type="float">
            <text:p>0.818297349192943</text:p>
          </table:table-cell>
          <table:table-cell table:formula="of:=[.E16]/[.$B16]" office:value-type="float" office:value="0.755868952075341" calcext:value-type="float">
            <text:p>0.755868952075341</text:p>
          </table:table-cell>
          <table:table-cell table:formula="of:=[.F16]/[.$B16]" office:value-type="float" office:value="0.65893236947705" calcext:value-type="float">
            <text:p>0.65893236947705</text:p>
          </table:table-cell>
          <table:table-cell table:formula="of:=[.G16]/[.$B16]" office:value-type="float" office:value="0.3185464337559" calcext:value-type="float">
            <text:p>0.3185464337559</text:p>
          </table:table-cell>
          <table:table-cell table:formula="of:=[.H16]/[.$B16]" office:value-type="float" office:value="0.3185464337559" calcext:value-type="float">
            <text:p>0.3185464337559</text:p>
          </table:table-cell>
          <table:table-cell table:formula="of:=[.I16]/[.$B16]" office:value-type="float" office:value="0.387576301742076" calcext:value-type="float">
            <text:p>0.387576301742076</text:p>
          </table:table-cell>
          <table:table-cell table:number-columns-repeated="3"/>
          <table:table-cell office:value-type="string" calcext:value-type="string">
            <text:p>mcf</text:p>
          </table:table-cell>
          <table:table-cell/>
          <table:table-cell table:formula="of:=[.O16]/[.$N16]" office:value-type="float" office:value="0.999272865597411" calcext:value-type="float">
            <text:p>0.999272865597411</text:p>
          </table:table-cell>
          <table:table-cell table:formula="of:=[.P16]/[.$N16]" office:value-type="float" office:value="0.997729663217636" calcext:value-type="float">
            <text:p>0.997729663217636</text:p>
          </table:table-cell>
          <table:table-cell table:formula="of:=[.Q16]/[.$N16]" office:value-type="float" office:value="0.993991319923449" calcext:value-type="float">
            <text:p>0.993991319923449</text:p>
          </table:table-cell>
          <table:table-cell table:formula="of:=[.R16]/[.$N16]" office:value-type="float" office:value="0.987273581374104" calcext:value-type="float">
            <text:p>0.987273581374104</text:p>
          </table:table-cell>
          <table:table-cell table:formula="of:=[.S16]/[.$N16]" office:value-type="float" office:value="0.806265558621208" calcext:value-type="float">
            <text:p>0.806265558621208</text:p>
          </table:table-cell>
          <table:table-cell table:formula="of:=[.T16]/[.$N16]" office:value-type="float" office:value="0.806265558621208" calcext:value-type="float">
            <text:p>0.806265558621208</text:p>
          </table:table-cell>
          <table:table-cell/>
          <table:table-cell office:value-type="string" calcext:value-type="string">
            <text:p>mcf</text:p>
          </table:table-cell>
          <table:table-cell/>
          <table:table-cell table:formula="of:=[.X16]/[.$N16]" office:value-type="float" office:value="0.999250933469258" calcext:value-type="float">
            <text:p>0.999250933469258</text:p>
          </table:table-cell>
          <table:table-cell table:formula="of:=[.Y16]/[.$N16]" office:value-type="float" office:value="0.997727735118458" calcext:value-type="float">
            <text:p>0.997727735118458</text:p>
          </table:table-cell>
          <table:table-cell table:formula="of:=[.Z16]/[.$N16]" office:value-type="float" office:value="0" calcext:value-type="float">
            <text:p>0</text:p>
          </table:table-cell>
          <table:table-cell table:formula="of:=[.AA16]/[.$N16]" office:value-type="float" office:value="0" calcext:value-type="float">
            <text:p>0</text:p>
          </table:table-cell>
          <table:table-cell table:formula="of:=[.AB16]/[.$N16]" office:value-type="float" office:value="0" calcext:value-type="float">
            <text:p>0</text:p>
          </table:table-cell>
          <table:table-cell table:formula="of:=[.AC16]/[.$N16]" office:value-type="float" office:value="0.806265558621208" calcext:value-type="float">
            <text:p>0.806265558621208</text:p>
          </table:table-cell>
          <table:table-cell/>
          <table:table-cell office:value-type="string" calcext:value-type="string">
            <text:p>mcf</text:p>
          </table:table-cell>
          <table:table-cell/>
          <table:table-cell table:formula="of:=[.AG16]/[.$AF16]" office:value-type="float" office:value="0.948145414404943" calcext:value-type="float">
            <text:p>0.948145414404943</text:p>
          </table:table-cell>
          <table:table-cell table:formula="of:=[.AH16]/[.$AF16]" office:value-type="float" office:value="0.908855378568731" calcext:value-type="float">
            <text:p>0.908855378568731</text:p>
          </table:table-cell>
          <table:table-cell table:formula="of:=[.AI16]/[.$AF16]" office:value-type="float" office:value="0.825850262339161" calcext:value-type="float">
            <text:p>0.825850262339161</text:p>
          </table:table-cell>
          <table:table-cell table:formula="of:=[.AJ16]/[.$AF16]" office:value-type="float" office:value="0.705063458848553" calcext:value-type="float">
            <text:p>0.705063458848553</text:p>
          </table:table-cell>
          <table:table-cell table:formula="of:=[.AK16]/[.$AF16]" office:value-type="float" office:value="0.207498233461914" calcext:value-type="float">
            <text:p>0.207498233461914</text:p>
          </table:table-cell>
          <table:table-cell table:formula="of:=[.AL16]/[.$B16]" office:value-type="float" office:value="0" calcext:value-type="float">
            <text:p>0</text:p>
          </table:table-cell>
          <table:table-cell/>
          <table:table-cell office:value-type="string" calcext:value-type="string">
            <text:p>mcf</text:p>
          </table:table-cell>
          <table:table-cell/>
          <table:table-cell table:formula="of:=[.AP16]/[.$AO16]" office:value-type="float" office:value="0.959543306090632" calcext:value-type="float">
            <text:p>0.959543306090632</text:p>
          </table:table-cell>
          <table:table-cell table:formula="of:=[.AQ16]/[.$AO16]" office:value-type="float" office:value="0" calcext:value-type="float">
            <text:p>0</text:p>
          </table:table-cell>
          <table:table-cell table:formula="of:=[.AR16]/[.$AO16]" office:value-type="float" office:value="0.823605962059689" calcext:value-type="float">
            <text:p>0.823605962059689</text:p>
          </table:table-cell>
          <table:table-cell table:formula="of:=[.AS16]/[.$B16]" office:value-type="float" office:value="0" calcext:value-type="float">
            <text:p>0</text:p>
          </table:table-cell>
          <table:table-cell table:formula="of:=[.AT16]/[.$B16]" office:value-type="float" office:value="0" calcext:value-type="float">
            <text:p>0</text:p>
          </table:table-cell>
          <table:table-cell table:formula="of:=[.AU16]/[.$B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c</text:p>
          </table:table-cell>
          <table:table-cell/>
          <table:table-cell table:formula="of:=[.C17]/[.$B17]" office:value-type="float" office:value="0.553491983277836" calcext:value-type="float">
            <text:p>0.553491983277836</text:p>
          </table:table-cell>
          <table:table-cell table:formula="of:=[.D17]/[.$B17]" office:value-type="float" office:value="0.541566278572059" calcext:value-type="float">
            <text:p>0.541566278572059</text:p>
          </table:table-cell>
          <table:table-cell table:formula="of:=[.E17]/[.$B17]" office:value-type="float" office:value="0.540913160083585" calcext:value-type="float">
            <text:p>0.540913160083585</text:p>
          </table:table-cell>
          <table:table-cell table:formula="of:=[.F17]/[.$B17]" office:value-type="float" office:value="0.540916999447658" calcext:value-type="float">
            <text:p>0.540916999447658</text:p>
          </table:table-cell>
          <table:table-cell table:formula="of:=[.G17]/[.$B17]" office:value-type="float" office:value="0.540746787640407" calcext:value-type="float">
            <text:p>0.540746787640407</text:p>
          </table:table-cell>
          <table:table-cell table:formula="of:=[.H17]/[.$B17]" office:value-type="float" office:value="0.540081297867697" calcext:value-type="float">
            <text:p>0.540081297867697</text:p>
          </table:table-cell>
          <table:table-cell table:formula="of:=[.I17]/[.$B17]" office:value-type="float" office:value="0.539637424721219" calcext:value-type="float">
            <text:p>0.539637424721219</text:p>
          </table:table-cell>
          <table:table-cell table:number-columns-repeated="3"/>
          <table:table-cell office:value-type="string" calcext:value-type="string">
            <text:p>milc</text:p>
          </table:table-cell>
          <table:table-cell/>
          <table:table-cell table:formula="of:=[.O17]/[.$N17]" office:value-type="float" office:value="0.996901697485608" calcext:value-type="float">
            <text:p>0.996901697485608</text:p>
          </table:table-cell>
          <table:table-cell table:formula="of:=[.P17]/[.$N17]" office:value-type="float" office:value="0.996708764053454" calcext:value-type="float">
            <text:p>0.996708764053454</text:p>
          </table:table-cell>
          <table:table-cell table:formula="of:=[.Q17]/[.$N17]" office:value-type="float" office:value="0.996644663420513" calcext:value-type="float">
            <text:p>0.996644663420513</text:p>
          </table:table-cell>
          <table:table-cell table:formula="of:=[.R17]/[.$N17]" office:value-type="float" office:value="0.996644663420513" calcext:value-type="float">
            <text:p>0.996644663420513</text:p>
          </table:table-cell>
          <table:table-cell table:formula="of:=[.S17]/[.$N17]" office:value-type="float" office:value="0.995578950927028" calcext:value-type="float">
            <text:p>0.995578950927028</text:p>
          </table:table-cell>
          <table:table-cell table:formula="of:=[.T17]/[.$N17]" office:value-type="float" office:value="0.994905104864481" calcext:value-type="float">
            <text:p>0.994905104864481</text:p>
          </table:table-cell>
          <table:table-cell/>
          <table:table-cell office:value-type="string" calcext:value-type="string">
            <text:p>milc</text:p>
          </table:table-cell>
          <table:table-cell/>
          <table:table-cell table:formula="of:=[.X17]/[.$N17]" office:value-type="float" office:value="0.996901697485608" calcext:value-type="float">
            <text:p>0.996901697485608</text:p>
          </table:table-cell>
          <table:table-cell table:formula="of:=[.Y17]/[.$N17]" office:value-type="float" office:value="0.996708764053454" calcext:value-type="float">
            <text:p>0.996708764053454</text:p>
          </table:table-cell>
          <table:table-cell table:formula="of:=[.Z17]/[.$N17]" office:value-type="float" office:value="0" calcext:value-type="float">
            <text:p>0</text:p>
          </table:table-cell>
          <table:table-cell table:formula="of:=[.AA17]/[.$N17]" office:value-type="float" office:value="0" calcext:value-type="float">
            <text:p>0</text:p>
          </table:table-cell>
          <table:table-cell table:formula="of:=[.AB17]/[.$N17]" office:value-type="float" office:value="0" calcext:value-type="float">
            <text:p>0</text:p>
          </table:table-cell>
          <table:table-cell table:formula="of:=[.AC17]/[.$N17]" office:value-type="float" office:value="0.994905104864481" calcext:value-type="float">
            <text:p>0.994905104864481</text:p>
          </table:table-cell>
          <table:table-cell/>
          <table:table-cell office:value-type="string" calcext:value-type="string">
            <text:p>milc</text:p>
          </table:table-cell>
          <table:table-cell/>
          <table:table-cell table:formula="of:=[.AG17]/[.$AF17]" office:value-type="float" office:value="0.43581601253116" calcext:value-type="float">
            <text:p>0.43581601253116</text:p>
          </table:table-cell>
          <table:table-cell table:formula="of:=[.AH17]/[.$AF17]" office:value-type="float" office:value="0.429330671856332" calcext:value-type="float">
            <text:p>0.429330671856332</text:p>
          </table:table-cell>
          <table:table-cell table:formula="of:=[.AI17]/[.$AF17]" office:value-type="float" office:value="0.429181531048657" calcext:value-type="float">
            <text:p>0.429181531048657</text:p>
          </table:table-cell>
          <table:table-cell table:formula="of:=[.AJ17]/[.$AF17]" office:value-type="float" office:value="0.42904771431139" calcext:value-type="float">
            <text:p>0.42904771431139</text:p>
          </table:table-cell>
          <table:table-cell table:formula="of:=[.AK17]/[.$AF17]" office:value-type="float" office:value="0.429033587054924" calcext:value-type="float">
            <text:p>0.429033587054924</text:p>
          </table:table-cell>
          <table:table-cell table:formula="of:=[.AL17]/[.$B17]" office:value-type="float" office:value="0" calcext:value-type="float">
            <text:p>0</text:p>
          </table:table-cell>
          <table:table-cell/>
          <table:table-cell office:value-type="string" calcext:value-type="string">
            <text:p>milc</text:p>
          </table:table-cell>
          <table:table-cell/>
          <table:table-cell table:formula="of:=[.AP17]/[.$AO17]" office:value-type="float" office:value="0.435715092004142" calcext:value-type="float">
            <text:p>0.435715092004142</text:p>
          </table:table-cell>
          <table:table-cell table:formula="of:=[.AQ17]/[.$AO17]" office:value-type="float" office:value="0" calcext:value-type="float">
            <text:p>0</text:p>
          </table:table-cell>
          <table:table-cell table:formula="of:=[.AR17]/[.$AO17]" office:value-type="float" office:value="0.429181531048657" calcext:value-type="float">
            <text:p>0.429181531048657</text:p>
          </table:table-cell>
          <table:table-cell table:formula="of:=[.AS17]/[.$B17]" office:value-type="float" office:value="0" calcext:value-type="float">
            <text:p>0</text:p>
          </table:table-cell>
          <table:table-cell table:formula="of:=[.AT17]/[.$B17]" office:value-type="float" office:value="0" calcext:value-type="float">
            <text:p>0</text:p>
          </table:table-cell>
          <table:table-cell table:formula="of:=[.AU17]/[.$B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d</text:p>
          </table:table-cell>
          <table:table-cell/>
          <table:table-cell table:formula="of:=[.C18]/[.$B18]" office:value-type="float" office:value="0.98967124803232" calcext:value-type="float">
            <text:p>0.98967124803232</text:p>
          </table:table-cell>
          <table:table-cell table:formula="of:=[.D18]/[.$B18]" office:value-type="float" office:value="0.988809100696193" calcext:value-type="float">
            <text:p>0.988809100696193</text:p>
          </table:table-cell>
          <table:table-cell table:formula="of:=[.E18]/[.$B18]" office:value-type="float" office:value="0.988539994765984" calcext:value-type="float">
            <text:p>0.988539994765984</text:p>
          </table:table-cell>
          <table:table-cell table:formula="of:=[.F18]/[.$B18]" office:value-type="float" office:value="0.98851667645353" calcext:value-type="float">
            <text:p>0.98851667645353</text:p>
          </table:table-cell>
          <table:table-cell table:formula="of:=[.G18]/[.$B18]" office:value-type="float" office:value="0.98851667645353" calcext:value-type="float">
            <text:p>0.98851667645353</text:p>
          </table:table-cell>
          <table:table-cell table:formula="of:=[.H18]/[.$B18]" office:value-type="float" office:value="0.98851667645353" calcext:value-type="float">
            <text:p>0.98851667645353</text:p>
          </table:table-cell>
          <table:table-cell table:formula="of:=[.I18]/[.$B18]" office:value-type="float" office:value="0.989314540874245" calcext:value-type="float">
            <text:p>0.989314540874245</text:p>
          </table:table-cell>
          <table:table-cell table:number-columns-repeated="3"/>
          <table:table-cell office:value-type="string" calcext:value-type="string">
            <text:p>namd</text:p>
          </table:table-cell>
          <table:table-cell/>
          <table:table-cell table:formula="of:=[.O18]/[.$N18]" office:value-type="float" office:value="0.999058618917091" calcext:value-type="float">
            <text:p>0.999058618917091</text:p>
          </table:table-cell>
          <table:table-cell table:formula="of:=[.P18]/[.$N18]" office:value-type="float" office:value="0.99878738428659" calcext:value-type="float">
            <text:p>0.99878738428659</text:p>
          </table:table-cell>
          <table:table-cell table:formula="of:=[.Q18]/[.$N18]" office:value-type="float" office:value="0.998732756234545" calcext:value-type="float">
            <text:p>0.998732756234545</text:p>
          </table:table-cell>
          <table:table-cell table:formula="of:=[.R18]/[.$N18]" office:value-type="float" office:value="0.998727674555285" calcext:value-type="float">
            <text:p>0.998727674555285</text:p>
          </table:table-cell>
          <table:table-cell table:formula="of:=[.S18]/[.$N18]" office:value-type="float" office:value="0.998727674555285" calcext:value-type="float">
            <text:p>0.998727674555285</text:p>
          </table:table-cell>
          <table:table-cell table:formula="of:=[.T18]/[.$N18]" office:value-type="float" office:value="0.998727674555285" calcext:value-type="float">
            <text:p>0.998727674555285</text:p>
          </table:table-cell>
          <table:table-cell/>
          <table:table-cell office:value-type="string" calcext:value-type="string">
            <text:p>namd</text:p>
          </table:table-cell>
          <table:table-cell/>
          <table:table-cell table:formula="of:=[.X18]/[.$N18]" office:value-type="float" office:value="0.999058618917091" calcext:value-type="float">
            <text:p>0.999058618917091</text:p>
          </table:table-cell>
          <table:table-cell table:formula="of:=[.Y18]/[.$N18]" office:value-type="float" office:value="0.99878738428659" calcext:value-type="float">
            <text:p>0.99878738428659</text:p>
          </table:table-cell>
          <table:table-cell table:formula="of:=[.Z18]/[.$N18]" office:value-type="float" office:value="0" calcext:value-type="float">
            <text:p>0</text:p>
          </table:table-cell>
          <table:table-cell table:formula="of:=[.AA18]/[.$N18]" office:value-type="float" office:value="0" calcext:value-type="float">
            <text:p>0</text:p>
          </table:table-cell>
          <table:table-cell table:formula="of:=[.AB18]/[.$N18]" office:value-type="float" office:value="0" calcext:value-type="float">
            <text:p>0</text:p>
          </table:table-cell>
          <table:table-cell table:formula="of:=[.AC18]/[.$N18]" office:value-type="float" office:value="0.998727674555285" calcext:value-type="float">
            <text:p>0.998727674555285</text:p>
          </table:table-cell>
          <table:table-cell/>
          <table:table-cell office:value-type="string" calcext:value-type="string">
            <text:p>namd</text:p>
          </table:table-cell>
          <table:table-cell/>
          <table:table-cell table:formula="of:=[.AG18]/[.$AF18]" office:value-type="float" office:value="0.994723997008451" calcext:value-type="float">
            <text:p>0.994723997008451</text:p>
          </table:table-cell>
          <table:table-cell table:formula="of:=[.AH18]/[.$AF18]" office:value-type="float" office:value="0.994068780991423" calcext:value-type="float">
            <text:p>0.994068780991423</text:p>
          </table:table-cell>
          <table:table-cell table:formula="of:=[.AI18]/[.$AF18]" office:value-type="float" office:value="0.993842288773505" calcext:value-type="float">
            <text:p>0.993842288773505</text:p>
          </table:table-cell>
          <table:table-cell table:formula="of:=[.AJ18]/[.$AF18]" office:value-type="float" office:value="0.993815107323016" calcext:value-type="float">
            <text:p>0.993815107323016</text:p>
          </table:table-cell>
          <table:table-cell table:formula="of:=[.AK18]/[.$AF18]" office:value-type="float" office:value="0.993815107323016" calcext:value-type="float">
            <text:p>0.993815107323016</text:p>
          </table:table-cell>
          <table:table-cell table:formula="of:=[.AL18]/[.$B18]" office:value-type="float" office:value="0" calcext:value-type="float">
            <text:p>0</text:p>
          </table:table-cell>
          <table:table-cell/>
          <table:table-cell office:value-type="string" calcext:value-type="string">
            <text:p>namd</text:p>
          </table:table-cell>
          <table:table-cell/>
          <table:table-cell table:formula="of:=[.AP18]/[.$AO18]" office:value-type="float" office:value="0.994723997008451" calcext:value-type="float">
            <text:p>0.994723997008451</text:p>
          </table:table-cell>
          <table:table-cell table:formula="of:=[.AQ18]/[.$AO18]" office:value-type="float" office:value="0" calcext:value-type="float">
            <text:p>0</text:p>
          </table:table-cell>
          <table:table-cell table:formula="of:=[.AR18]/[.$AO18]" office:value-type="float" office:value="0.993842288773505" calcext:value-type="float">
            <text:p>0.993842288773505</text:p>
          </table:table-cell>
          <table:table-cell table:formula="of:=[.AS18]/[.$B18]" office:value-type="float" office:value="0" calcext:value-type="float">
            <text:p>0</text:p>
          </table:table-cell>
          <table:table-cell table:formula="of:=[.AT18]/[.$B18]" office:value-type="float" office:value="0" calcext:value-type="float">
            <text:p>0</text:p>
          </table:table-cell>
          <table:table-cell table:formula="of:=[.AU18]/[.$B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netpp</text:p>
          </table:table-cell>
          <table:table-cell/>
          <table:table-cell table:formula="of:=[.C19]/[.$B19]" office:value-type="float" office:value="0.638065004839863" calcext:value-type="float">
            <text:p>0.638065004839863</text:p>
          </table:table-cell>
          <table:table-cell table:formula="of:=[.D19]/[.$B19]" office:value-type="float" office:value="0.636280054679019" calcext:value-type="float">
            <text:p>0.636280054679019</text:p>
          </table:table-cell>
          <table:table-cell table:formula="of:=[.E19]/[.$B19]" office:value-type="float" office:value="0.635962669923975" calcext:value-type="float">
            <text:p>0.635962669923975</text:p>
          </table:table-cell>
          <table:table-cell table:formula="of:=[.F19]/[.$B19]" office:value-type="float" office:value="0.6359173679974" calcext:value-type="float">
            <text:p>0.6359173679974</text:p>
          </table:table-cell>
          <table:table-cell table:formula="of:=[.G19]/[.$B19]" office:value-type="float" office:value="0.635904889622415" calcext:value-type="float">
            <text:p>0.635904889622415</text:p>
          </table:table-cell>
          <table:table-cell table:formula="of:=[.H19]/[.$B19]" office:value-type="float" office:value="0.570493247952991" calcext:value-type="float">
            <text:p>0.570493247952991</text:p>
          </table:table-cell>
          <table:table-cell table:formula="of:=[.I19]/[.$B19]" office:value-type="float" office:value="0.607121347568198" calcext:value-type="float">
            <text:p>0.607121347568198</text:p>
          </table:table-cell>
          <table:table-cell table:number-columns-repeated="3"/>
          <table:table-cell office:value-type="string" calcext:value-type="string">
            <text:p>omnetpp</text:p>
          </table:table-cell>
          <table:table-cell/>
          <table:table-cell table:formula="of:=[.O19]/[.$N19]" office:value-type="float" office:value="0.999761869959552" calcext:value-type="float">
            <text:p>0.999761869959552</text:p>
          </table:table-cell>
          <table:table-cell table:formula="of:=[.P19]/[.$N19]" office:value-type="float" office:value="0.999587820051516" calcext:value-type="float">
            <text:p>0.999587820051516</text:p>
          </table:table-cell>
          <table:table-cell table:formula="of:=[.Q19]/[.$N19]" office:value-type="float" office:value="0.999558467216669" calcext:value-type="float">
            <text:p>0.999558467216669</text:p>
          </table:table-cell>
          <table:table-cell table:formula="of:=[.R19]/[.$N19]" office:value-type="float" office:value="0.999558467216669" calcext:value-type="float">
            <text:p>0.999558467216669</text:p>
          </table:table-cell>
          <table:table-cell table:formula="of:=[.S19]/[.$N19]" office:value-type="float" office:value="0.999295118543465" calcext:value-type="float">
            <text:p>0.999295118543465</text:p>
          </table:table-cell>
          <table:table-cell table:formula="of:=[.T19]/[.$N19]" office:value-type="float" office:value="0.991957323251944" calcext:value-type="float">
            <text:p>0.991957323251944</text:p>
          </table:table-cell>
          <table:table-cell/>
          <table:table-cell office:value-type="string" calcext:value-type="string">
            <text:p>omnetpp</text:p>
          </table:table-cell>
          <table:table-cell/>
          <table:table-cell table:formula="of:=[.X19]/[.$N19]" office:value-type="float" office:value="0.999761869959552" calcext:value-type="float">
            <text:p>0.999761869959552</text:p>
          </table:table-cell>
          <table:table-cell table:formula="of:=[.Y19]/[.$N19]" office:value-type="float" office:value="0.999587820051516" calcext:value-type="float">
            <text:p>0.999587820051516</text:p>
          </table:table-cell>
          <table:table-cell table:formula="of:=[.Z19]/[.$N19]" office:value-type="float" office:value="0" calcext:value-type="float">
            <text:p>0</text:p>
          </table:table-cell>
          <table:table-cell table:formula="of:=[.AA19]/[.$N19]" office:value-type="float" office:value="0" calcext:value-type="float">
            <text:p>0</text:p>
          </table:table-cell>
          <table:table-cell table:formula="of:=[.AB19]/[.$N19]" office:value-type="float" office:value="0" calcext:value-type="float">
            <text:p>0</text:p>
          </table:table-cell>
          <table:table-cell table:formula="of:=[.AC19]/[.$N19]" office:value-type="float" office:value="0.991957323251944" calcext:value-type="float">
            <text:p>0.991957323251944</text:p>
          </table:table-cell>
          <table:table-cell/>
          <table:table-cell office:value-type="string" calcext:value-type="string">
            <text:p>omnetpp</text:p>
          </table:table-cell>
          <table:table-cell/>
          <table:table-cell table:formula="of:=[.AG19]/[.$AF19]" office:value-type="float" office:value="0.679825840631459" calcext:value-type="float">
            <text:p>0.679825840631459</text:p>
          </table:table-cell>
          <table:table-cell table:formula="of:=[.AH19]/[.$AF19]" office:value-type="float" office:value="0.677614800637919" calcext:value-type="float">
            <text:p>0.677614800637919</text:p>
          </table:table-cell>
          <table:table-cell table:formula="of:=[.AI19]/[.$AF19]" office:value-type="float" office:value="0.677145166690661" calcext:value-type="float">
            <text:p>0.677145166690661</text:p>
          </table:table-cell>
          <table:table-cell table:formula="of:=[.AJ19]/[.$AF19]" office:value-type="float" office:value="0.676897942557955" calcext:value-type="float">
            <text:p>0.676897942557955</text:p>
          </table:table-cell>
          <table:table-cell table:formula="of:=[.AK19]/[.$AF19]" office:value-type="float" office:value="0.676831771042882" calcext:value-type="float">
            <text:p>0.676831771042882</text:p>
          </table:table-cell>
          <table:table-cell table:formula="of:=[.AL19]/[.$B19]" office:value-type="float" office:value="0" calcext:value-type="float">
            <text:p>0</text:p>
          </table:table-cell>
          <table:table-cell/>
          <table:table-cell office:value-type="string" calcext:value-type="string">
            <text:p>omnetpp</text:p>
          </table:table-cell>
          <table:table-cell/>
          <table:table-cell table:formula="of:=[.AP19]/[.$AO19]" office:value-type="float" office:value="0.67969839919502" calcext:value-type="float">
            <text:p>0.67969839919502</text:p>
          </table:table-cell>
          <table:table-cell table:formula="of:=[.AQ19]/[.$AO19]" office:value-type="float" office:value="0" calcext:value-type="float">
            <text:p>0</text:p>
          </table:table-cell>
          <table:table-cell table:formula="of:=[.AR19]/[.$AO19]" office:value-type="float" office:value="0.677106566640201" calcext:value-type="float">
            <text:p>0.677106566640201</text:p>
          </table:table-cell>
          <table:table-cell table:formula="of:=[.AS19]/[.$B19]" office:value-type="float" office:value="0" calcext:value-type="float">
            <text:p>0</text:p>
          </table:table-cell>
          <table:table-cell table:formula="of:=[.AT19]/[.$B19]" office:value-type="float" office:value="0" calcext:value-type="float">
            <text:p>0</text:p>
          </table:table-cell>
          <table:table-cell table:formula="of:=[.AU19]/[.$B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jeng</text:p>
          </table:table-cell>
          <table:table-cell/>
          <table:table-cell table:formula="of:=[.C20]/[.$B20]" office:value-type="float" office:value="0.993058126479252" calcext:value-type="float">
            <text:p>0.993058126479252</text:p>
          </table:table-cell>
          <table:table-cell table:formula="of:=[.D20]/[.$B20]" office:value-type="float" office:value="0.991704799474458" calcext:value-type="float">
            <text:p>0.991704799474458</text:p>
          </table:table-cell>
          <table:table-cell table:formula="of:=[.E20]/[.$B20]" office:value-type="float" office:value="0.990799689746893" calcext:value-type="float">
            <text:p>0.990799689746893</text:p>
          </table:table-cell>
          <table:table-cell table:formula="of:=[.F20]/[.$B20]" office:value-type="float" office:value="0.988993518705878" calcext:value-type="float">
            <text:p>0.988993518705878</text:p>
          </table:table-cell>
          <table:table-cell table:formula="of:=[.G20]/[.$B20]" office:value-type="float" office:value="0.986372766983332" calcext:value-type="float">
            <text:p>0.986372766983332</text:p>
          </table:table-cell>
          <table:table-cell table:formula="of:=[.H20]/[.$B20]" office:value-type="float" office:value="0.934671319740349" calcext:value-type="float">
            <text:p>0.934671319740349</text:p>
          </table:table-cell>
          <table:table-cell table:formula="of:=[.I20]/[.$B20]" office:value-type="float" office:value="0.941943428184061" calcext:value-type="float">
            <text:p>0.941943428184061</text:p>
          </table:table-cell>
          <table:table-cell table:number-columns-repeated="3"/>
          <table:table-cell office:value-type="string" calcext:value-type="string">
            <text:p>sjeng</text:p>
          </table:table-cell>
          <table:table-cell/>
          <table:table-cell table:formula="of:=[.O20]/[.$N20]" office:value-type="float" office:value="0.999890126222106" calcext:value-type="float">
            <text:p>0.999890126222106</text:p>
          </table:table-cell>
          <table:table-cell table:formula="of:=[.P20]/[.$N20]" office:value-type="float" office:value="0.99977411424433" calcext:value-type="float">
            <text:p>0.99977411424433</text:p>
          </table:table-cell>
          <table:table-cell table:formula="of:=[.Q20]/[.$N20]" office:value-type="float" office:value="0.999505261089483" calcext:value-type="float">
            <text:p>0.999505261089483</text:p>
          </table:table-cell>
          <table:table-cell table:formula="of:=[.R20]/[.$N20]" office:value-type="float" office:value="0.998944229620236" calcext:value-type="float">
            <text:p>0.998944229620236</text:p>
          </table:table-cell>
          <table:table-cell table:formula="of:=[.S20]/[.$N20]" office:value-type="float" office:value="0.997633110125367" calcext:value-type="float">
            <text:p>0.997633110125367</text:p>
          </table:table-cell>
          <table:table-cell table:formula="of:=[.T20]/[.$N20]" office:value-type="float" office:value="0.984354342319888" calcext:value-type="float">
            <text:p>0.984354342319888</text:p>
          </table:table-cell>
          <table:table-cell/>
          <table:table-cell office:value-type="string" calcext:value-type="string">
            <text:p>sjeng</text:p>
          </table:table-cell>
          <table:table-cell/>
          <table:table-cell table:formula="of:=[.X20]/[.$N20]" office:value-type="float" office:value="0.999890126222106" calcext:value-type="float">
            <text:p>0.999890126222106</text:p>
          </table:table-cell>
          <table:table-cell table:formula="of:=[.Y20]/[.$N20]" office:value-type="float" office:value="0.99977411424433" calcext:value-type="float">
            <text:p>0.99977411424433</text:p>
          </table:table-cell>
          <table:table-cell table:formula="of:=[.Z20]/[.$N20]" office:value-type="float" office:value="0" calcext:value-type="float">
            <text:p>0</text:p>
          </table:table-cell>
          <table:table-cell table:formula="of:=[.AA20]/[.$N20]" office:value-type="float" office:value="0" calcext:value-type="float">
            <text:p>0</text:p>
          </table:table-cell>
          <table:table-cell table:formula="of:=[.AB20]/[.$N20]" office:value-type="float" office:value="0" calcext:value-type="float">
            <text:p>0</text:p>
          </table:table-cell>
          <table:table-cell table:formula="of:=[.AC20]/[.$N20]" office:value-type="float" office:value="0.984354342319888" calcext:value-type="float">
            <text:p>0.984354342319888</text:p>
          </table:table-cell>
          <table:table-cell/>
          <table:table-cell office:value-type="string" calcext:value-type="string">
            <text:p>sjeng</text:p>
          </table:table-cell>
          <table:table-cell/>
          <table:table-cell table:formula="of:=[.AG20]/[.$AF20]" office:value-type="float" office:value="0.996682299912117" calcext:value-type="float">
            <text:p>0.996682299912117</text:p>
          </table:table-cell>
          <table:table-cell table:formula="of:=[.AH20]/[.$AF20]" office:value-type="float" office:value="0.996370682750644" calcext:value-type="float">
            <text:p>0.996370682750644</text:p>
          </table:table-cell>
          <table:table-cell table:formula="of:=[.AI20]/[.$AF20]" office:value-type="float" office:value="0.9950399932503" calcext:value-type="float">
            <text:p>0.9950399932503</text:p>
          </table:table-cell>
          <table:table-cell table:formula="of:=[.AJ20]/[.$AF20]" office:value-type="float" office:value="0.991699433216209" calcext:value-type="float">
            <text:p>0.991699433216209</text:p>
          </table:table-cell>
          <table:table-cell table:formula="of:=[.AK20]/[.$AF20]" office:value-type="float" office:value="0.986579726431113" calcext:value-type="float">
            <text:p>0.986579726431113</text:p>
          </table:table-cell>
          <table:table-cell table:formula="of:=[.AL20]/[.$B20]" office:value-type="float" office:value="0" calcext:value-type="float">
            <text:p>0</text:p>
          </table:table-cell>
          <table:table-cell/>
          <table:table-cell office:value-type="string" calcext:value-type="string">
            <text:p>sjeng</text:p>
          </table:table-cell>
          <table:table-cell/>
          <table:table-cell table:formula="of:=[.AP20]/[.$AO20]" office:value-type="float" office:value="0.996682299912117" calcext:value-type="float">
            <text:p>0.996682299912117</text:p>
          </table:table-cell>
          <table:table-cell table:formula="of:=[.AQ20]/[.$AO20]" office:value-type="float" office:value="0" calcext:value-type="float">
            <text:p>0</text:p>
          </table:table-cell>
          <table:table-cell table:formula="of:=[.AR20]/[.$AO20]" office:value-type="float" office:value="0.9950399932503" calcext:value-type="float">
            <text:p>0.9950399932503</text:p>
          </table:table-cell>
          <table:table-cell table:formula="of:=[.AS20]/[.$B20]" office:value-type="float" office:value="0" calcext:value-type="float">
            <text:p>0</text:p>
          </table:table-cell>
          <table:table-cell table:formula="of:=[.AT20]/[.$B20]" office:value-type="float" office:value="0" calcext:value-type="float">
            <text:p>0</text:p>
          </table:table-cell>
          <table:table-cell table:formula="of:=[.AU20]/[.$B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lex</text:p>
          </table:table-cell>
          <table:table-cell/>
          <table:table-cell table:formula="of:=[.C21]/[.$B21]" office:value-type="float" office:value="0.846826262156243" calcext:value-type="float">
            <text:p>0.846826262156243</text:p>
          </table:table-cell>
          <table:table-cell table:formula="of:=[.D21]/[.$B21]" office:value-type="float" office:value="0.74962847644546" calcext:value-type="float">
            <text:p>0.74962847644546</text:p>
          </table:table-cell>
          <table:table-cell table:formula="of:=[.E21]/[.$B21]" office:value-type="float" office:value="0.684018006304515" calcext:value-type="float">
            <text:p>0.684018006304515</text:p>
          </table:table-cell>
          <table:table-cell table:formula="of:=[.F21]/[.$B21]" office:value-type="float" office:value="0.6767642884929" calcext:value-type="float">
            <text:p>0.6767642884929</text:p>
          </table:table-cell>
          <table:table-cell table:formula="of:=[.G21]/[.$B21]" office:value-type="float" office:value="0.670973809539858" calcext:value-type="float">
            <text:p>0.670973809539858</text:p>
          </table:table-cell>
          <table:table-cell table:formula="of:=[.H21]/[.$B21]" office:value-type="float" office:value="0.659876300595859" calcext:value-type="float">
            <text:p>0.659876300595859</text:p>
          </table:table-cell>
          <table:table-cell table:formula="of:=[.I21]/[.$B21]" office:value-type="float" office:value="0.695392940575988" calcext:value-type="float">
            <text:p>0.695392940575988</text:p>
          </table:table-cell>
          <table:table-cell table:number-columns-repeated="3"/>
          <table:table-cell office:value-type="string" calcext:value-type="string">
            <text:p>soplex</text:p>
          </table:table-cell>
          <table:table-cell/>
          <table:table-cell table:formula="of:=[.O21]/[.$N21]" office:value-type="float" office:value="0.989886294735345" calcext:value-type="float">
            <text:p>0.989886294735345</text:p>
          </table:table-cell>
          <table:table-cell table:formula="of:=[.P21]/[.$N21]" office:value-type="float" office:value="0.976385942256249" calcext:value-type="float">
            <text:p>0.976385942256249</text:p>
          </table:table-cell>
          <table:table-cell table:formula="of:=[.Q21]/[.$N21]" office:value-type="float" office:value="0.957514463788361" calcext:value-type="float">
            <text:p>0.957514463788361</text:p>
          </table:table-cell>
          <table:table-cell table:formula="of:=[.R21]/[.$N21]" office:value-type="float" office:value="0.937669340998633" calcext:value-type="float">
            <text:p>0.937669340998633</text:p>
          </table:table-cell>
          <table:table-cell table:formula="of:=[.S21]/[.$N21]" office:value-type="float" office:value="0.921193107973566" calcext:value-type="float">
            <text:p>0.921193107973566</text:p>
          </table:table-cell>
          <table:table-cell table:formula="of:=[.T21]/[.$N21]" office:value-type="float" office:value="0.905235526500533" calcext:value-type="float">
            <text:p>0.905235526500533</text:p>
          </table:table-cell>
          <table:table-cell/>
          <table:table-cell office:value-type="string" calcext:value-type="string">
            <text:p>soplex</text:p>
          </table:table-cell>
          <table:table-cell/>
          <table:table-cell table:formula="of:=[.X21]/[.$N21]" office:value-type="float" office:value="0.989886294735345" calcext:value-type="float">
            <text:p>0.989886294735345</text:p>
          </table:table-cell>
          <table:table-cell table:formula="of:=[.Y21]/[.$N21]" office:value-type="float" office:value="0.976385942256249" calcext:value-type="float">
            <text:p>0.976385942256249</text:p>
          </table:table-cell>
          <table:table-cell table:formula="of:=[.Z21]/[.$N21]" office:value-type="float" office:value="0" calcext:value-type="float">
            <text:p>0</text:p>
          </table:table-cell>
          <table:table-cell table:formula="of:=[.AA21]/[.$N21]" office:value-type="float" office:value="0" calcext:value-type="float">
            <text:p>0</text:p>
          </table:table-cell>
          <table:table-cell table:formula="of:=[.AB21]/[.$N21]" office:value-type="float" office:value="0" calcext:value-type="float">
            <text:p>0</text:p>
          </table:table-cell>
          <table:table-cell table:formula="of:=[.AC21]/[.$N21]" office:value-type="float" office:value="0.905235526500533" calcext:value-type="float">
            <text:p>0.905235526500533</text:p>
          </table:table-cell>
          <table:table-cell/>
          <table:table-cell office:value-type="string" calcext:value-type="string">
            <text:p>soplex</text:p>
          </table:table-cell>
          <table:table-cell/>
          <table:table-cell table:formula="of:=[.AG21]/[.$AF21]" office:value-type="float" office:value="0.72339306914778" calcext:value-type="float">
            <text:p>0.72339306914778</text:p>
          </table:table-cell>
          <table:table-cell table:formula="of:=[.AH21]/[.$AF21]" office:value-type="float" office:value="0.567609660960338" calcext:value-type="float">
            <text:p>0.567609660960338</text:p>
          </table:table-cell>
          <table:table-cell table:formula="of:=[.AI21]/[.$AF21]" office:value-type="float" office:value="0.494754247828473" calcext:value-type="float">
            <text:p>0.494754247828473</text:p>
          </table:table-cell>
          <table:table-cell table:formula="of:=[.AJ21]/[.$AF21]" office:value-type="float" office:value="0.483269209792515" calcext:value-type="float">
            <text:p>0.483269209792515</text:p>
          </table:table-cell>
          <table:table-cell table:formula="of:=[.AK21]/[.$AF21]" office:value-type="float" office:value="0.473339567780325" calcext:value-type="float">
            <text:p>0.473339567780325</text:p>
          </table:table-cell>
          <table:table-cell table:formula="of:=[.AL21]/[.$B21]" office:value-type="float" office:value="0" calcext:value-type="float">
            <text:p>0</text:p>
          </table:table-cell>
          <table:table-cell/>
          <table:table-cell office:value-type="string" calcext:value-type="string">
            <text:p>soplex</text:p>
          </table:table-cell>
          <table:table-cell/>
          <table:table-cell table:formula="of:=[.AP21]/[.$AO21]" office:value-type="float" office:value="0.732384867583678" calcext:value-type="float">
            <text:p>0.732384867583678</text:p>
          </table:table-cell>
          <table:table-cell table:formula="of:=[.AQ21]/[.$AO21]" office:value-type="float" office:value="0" calcext:value-type="float">
            <text:p>0</text:p>
          </table:table-cell>
          <table:table-cell table:formula="of:=[.AR21]/[.$AO21]" office:value-type="float" office:value="0.494021429596895" calcext:value-type="float">
            <text:p>0.494021429596895</text:p>
          </table:table-cell>
          <table:table-cell table:formula="of:=[.AS21]/[.$B21]" office:value-type="float" office:value="0" calcext:value-type="float">
            <text:p>0</text:p>
          </table:table-cell>
          <table:table-cell table:formula="of:=[.AT21]/[.$B21]" office:value-type="float" office:value="0" calcext:value-type="float">
            <text:p>0</text:p>
          </table:table-cell>
          <table:table-cell table:formula="of:=[.AU21]/[.$B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inx3</text:p>
          </table:table-cell>
          <table:table-cell/>
          <table:table-cell table:formula="of:=[.C22]/[.$B22]" office:value-type="float" office:value="0.824636199673183" calcext:value-type="float">
            <text:p>0.824636199673183</text:p>
          </table:table-cell>
          <table:table-cell table:formula="of:=[.D22]/[.$B22]" office:value-type="float" office:value="0.767583312496193" calcext:value-type="float">
            <text:p>0.767583312496193</text:p>
          </table:table-cell>
          <table:table-cell table:formula="of:=[.E22]/[.$B22]" office:value-type="float" office:value="0.719346786540402" calcext:value-type="float">
            <text:p>0.719346786540402</text:p>
          </table:table-cell>
          <table:table-cell table:formula="of:=[.F22]/[.$B22]" office:value-type="float" office:value="0.717794727457345" calcext:value-type="float">
            <text:p>0.717794727457345</text:p>
          </table:table-cell>
          <table:table-cell table:formula="of:=[.G22]/[.$B22]" office:value-type="float" office:value="0.715101163566202" calcext:value-type="float">
            <text:p>0.715101163566202</text:p>
          </table:table-cell>
          <table:table-cell table:formula="of:=[.H22]/[.$B22]" office:value-type="float" office:value="0.715101163566202" calcext:value-type="float">
            <text:p>0.715101163566202</text:p>
          </table:table-cell>
          <table:table-cell table:formula="of:=[.I22]/[.$B22]" office:value-type="float" office:value="0.728974321543848" calcext:value-type="float">
            <text:p>0.728974321543848</text:p>
          </table:table-cell>
          <table:table-cell table:number-columns-repeated="3"/>
          <table:table-cell office:value-type="string" calcext:value-type="string">
            <text:p>sphinx3</text:p>
          </table:table-cell>
          <table:table-cell/>
          <table:table-cell table:formula="of:=[.O22]/[.$N22]" office:value-type="float" office:value="0.997441196053069" calcext:value-type="float">
            <text:p>0.997441196053069</text:p>
          </table:table-cell>
          <table:table-cell table:formula="of:=[.P22]/[.$N22]" office:value-type="float" office:value="0.996357316745287" calcext:value-type="float">
            <text:p>0.996357316745287</text:p>
          </table:table-cell>
          <table:table-cell table:formula="of:=[.Q22]/[.$N22]" office:value-type="float" office:value="0.991051090948269" calcext:value-type="float">
            <text:p>0.991051090948269</text:p>
          </table:table-cell>
          <table:table-cell table:formula="of:=[.R22]/[.$N22]" office:value-type="float" office:value="0.989059151163861" calcext:value-type="float">
            <text:p>0.989059151163861</text:p>
          </table:table-cell>
          <table:table-cell table:formula="of:=[.S22]/[.$N22]" office:value-type="float" office:value="0.986808872215665" calcext:value-type="float">
            <text:p>0.986808872215665</text:p>
          </table:table-cell>
          <table:table-cell table:formula="of:=[.T22]/[.$N22]" office:value-type="float" office:value="0.986808872215665" calcext:value-type="float">
            <text:p>0.986808872215665</text:p>
          </table:table-cell>
          <table:table-cell/>
          <table:table-cell office:value-type="string" calcext:value-type="string">
            <text:p>sphinx3</text:p>
          </table:table-cell>
          <table:table-cell/>
          <table:table-cell table:formula="of:=[.X22]/[.$N22]" office:value-type="float" office:value="0.997441196053069" calcext:value-type="float">
            <text:p>0.997441196053069</text:p>
          </table:table-cell>
          <table:table-cell table:formula="of:=[.Y22]/[.$N22]" office:value-type="float" office:value="0.996357316745287" calcext:value-type="float">
            <text:p>0.996357316745287</text:p>
          </table:table-cell>
          <table:table-cell table:formula="of:=[.Z22]/[.$N22]" office:value-type="float" office:value="0" calcext:value-type="float">
            <text:p>0</text:p>
          </table:table-cell>
          <table:table-cell table:formula="of:=[.AA22]/[.$N22]" office:value-type="float" office:value="0" calcext:value-type="float">
            <text:p>0</text:p>
          </table:table-cell>
          <table:table-cell table:formula="of:=[.AB22]/[.$N22]" office:value-type="float" office:value="0" calcext:value-type="float">
            <text:p>0</text:p>
          </table:table-cell>
          <table:table-cell table:formula="of:=[.AC22]/[.$N22]" office:value-type="float" office:value="0.986808872215665" calcext:value-type="float">
            <text:p>0.986808872215665</text:p>
          </table:table-cell>
          <table:table-cell/>
          <table:table-cell office:value-type="string" calcext:value-type="string">
            <text:p>sphinx3</text:p>
          </table:table-cell>
          <table:table-cell/>
          <table:table-cell table:formula="of:=[.AG22]/[.$AF22]" office:value-type="float" office:value="0.760198629674784" calcext:value-type="float">
            <text:p>0.760198629674784</text:p>
          </table:table-cell>
          <table:table-cell table:formula="of:=[.AH22]/[.$AF22]" office:value-type="float" office:value="0.680109042763516" calcext:value-type="float">
            <text:p>0.680109042763516</text:p>
          </table:table-cell>
          <table:table-cell table:formula="of:=[.AI22]/[.$AF22]" office:value-type="float" office:value="0.613618421640823" calcext:value-type="float">
            <text:p>0.613618421640823</text:p>
          </table:table-cell>
          <table:table-cell table:formula="of:=[.AJ22]/[.$AF22]" office:value-type="float" office:value="0.60903230558493" calcext:value-type="float">
            <text:p>0.60903230558493</text:p>
          </table:table-cell>
          <table:table-cell table:formula="of:=[.AK22]/[.$AF22]" office:value-type="float" office:value="0.602212773929383" calcext:value-type="float">
            <text:p>0.602212773929383</text:p>
          </table:table-cell>
          <table:table-cell table:formula="of:=[.AL22]/[.$B22]" office:value-type="float" office:value="0" calcext:value-type="float">
            <text:p>0</text:p>
          </table:table-cell>
          <table:table-cell/>
          <table:table-cell office:value-type="string" calcext:value-type="string">
            <text:p>sphinx3</text:p>
          </table:table-cell>
          <table:table-cell/>
          <table:table-cell table:formula="of:=[.AP22]/[.$AO22]" office:value-type="float" office:value="0.759906159142333" calcext:value-type="float">
            <text:p>0.759906159142333</text:p>
          </table:table-cell>
          <table:table-cell table:formula="of:=[.AQ22]/[.$AO22]" office:value-type="float" office:value="0" calcext:value-type="float">
            <text:p>0</text:p>
          </table:table-cell>
          <table:table-cell table:formula="of:=[.AR22]/[.$AO22]" office:value-type="float" office:value="0.613618421640823" calcext:value-type="float">
            <text:p>0.613618421640823</text:p>
          </table:table-cell>
          <table:table-cell table:formula="of:=[.AS22]/[.$B22]" office:value-type="float" office:value="0" calcext:value-type="float">
            <text:p>0</text:p>
          </table:table-cell>
          <table:table-cell table:formula="of:=[.AT22]/[.$B22]" office:value-type="float" office:value="0" calcext:value-type="float">
            <text:p>0</text:p>
          </table:table-cell>
          <table:table-cell table:formula="of:=[.AU22]/[.$B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f</text:p>
          </table:table-cell>
          <table:table-cell/>
          <table:table-cell table:formula="of:=[.C23]/[.$B23]" office:value-type="float" office:value="0.97766241257816" calcext:value-type="float">
            <text:p>0.97766241257816</text:p>
          </table:table-cell>
          <table:table-cell table:formula="of:=[.D23]/[.$B23]" office:value-type="float" office:value="0.976353724549532" calcext:value-type="float">
            <text:p>0.976353724549532</text:p>
          </table:table-cell>
          <table:table-cell table:formula="of:=[.E23]/[.$B23]" office:value-type="float" office:value="0.976136746430148" calcext:value-type="float">
            <text:p>0.976136746430148</text:p>
          </table:table-cell>
          <table:table-cell table:formula="of:=[.F23]/[.$B23]" office:value-type="float" office:value="0.976029497245424" calcext:value-type="float">
            <text:p>0.976029497245424</text:p>
          </table:table-cell>
          <table:table-cell table:formula="of:=[.G23]/[.$B23]" office:value-type="float" office:value="0.976029497245424" calcext:value-type="float">
            <text:p>0.976029497245424</text:p>
          </table:table-cell>
          <table:table-cell table:formula="of:=[.H23]/[.$B23]" office:value-type="float" office:value="0.976029497245424" calcext:value-type="float">
            <text:p>0.976029497245424</text:p>
          </table:table-cell>
          <table:table-cell table:formula="of:=[.I23]/[.$B23]" office:value-type="float" office:value="0.977362362835926" calcext:value-type="float">
            <text:p>0.977362362835926</text:p>
          </table:table-cell>
          <table:table-cell table:number-columns-repeated="3"/>
          <table:table-cell office:value-type="string" calcext:value-type="string">
            <text:p>wrf</text:p>
          </table:table-cell>
          <table:table-cell/>
          <table:table-cell table:formula="of:=[.O23]/[.$N23]" office:value-type="float" office:value="0.99636268183936" calcext:value-type="float">
            <text:p>0.99636268183936</text:p>
          </table:table-cell>
          <table:table-cell table:formula="of:=[.P23]/[.$N23]" office:value-type="float" office:value="0.994698199739897" calcext:value-type="float">
            <text:p>0.994698199739897</text:p>
          </table:table-cell>
          <table:table-cell table:formula="of:=[.Q23]/[.$N23]" office:value-type="float" office:value="0.994161412128993" calcext:value-type="float">
            <text:p>0.994161412128993</text:p>
          </table:table-cell>
          <table:table-cell table:formula="of:=[.R23]/[.$N23]" office:value-type="float" office:value="0.994161412128993" calcext:value-type="float">
            <text:p>0.994161412128993</text:p>
          </table:table-cell>
          <table:table-cell table:formula="of:=[.S23]/[.$N23]" office:value-type="float" office:value="0.994161412128993" calcext:value-type="float">
            <text:p>0.994161412128993</text:p>
          </table:table-cell>
          <table:table-cell table:formula="of:=[.T23]/[.$N23]" office:value-type="float" office:value="0.994161412128993" calcext:value-type="float">
            <text:p>0.994161412128993</text:p>
          </table:table-cell>
          <table:table-cell/>
          <table:table-cell office:value-type="string" calcext:value-type="string">
            <text:p>wrf</text:p>
          </table:table-cell>
          <table:table-cell/>
          <table:table-cell table:formula="of:=[.X23]/[.$N23]" office:value-type="float" office:value="0.99636268183936" calcext:value-type="float">
            <text:p>0.99636268183936</text:p>
          </table:table-cell>
          <table:table-cell table:formula="of:=[.Y23]/[.$N23]" office:value-type="float" office:value="0.994698199739897" calcext:value-type="float">
            <text:p>0.994698199739897</text:p>
          </table:table-cell>
          <table:table-cell table:formula="of:=[.Z23]/[.$N23]" office:value-type="float" office:value="0" calcext:value-type="float">
            <text:p>0</text:p>
          </table:table-cell>
          <table:table-cell table:formula="of:=[.AA23]/[.$N23]" office:value-type="float" office:value="0" calcext:value-type="float">
            <text:p>0</text:p>
          </table:table-cell>
          <table:table-cell table:formula="of:=[.AB23]/[.$N23]" office:value-type="float" office:value="0" calcext:value-type="float">
            <text:p>0</text:p>
          </table:table-cell>
          <table:table-cell table:formula="of:=[.AC23]/[.$N23]" office:value-type="float" office:value="0.994161412128993" calcext:value-type="float">
            <text:p>0.994161412128993</text:p>
          </table:table-cell>
          <table:table-cell/>
          <table:table-cell office:value-type="string" calcext:value-type="string">
            <text:p>wrf</text:p>
          </table:table-cell>
          <table:table-cell/>
          <table:table-cell table:formula="of:=[.AG23]/[.$AF23]" office:value-type="float" office:value="0.987116295084925" calcext:value-type="float">
            <text:p>0.987116295084925</text:p>
          </table:table-cell>
          <table:table-cell table:formula="of:=[.AH23]/[.$AF23]" office:value-type="float" office:value="0.986638406735715" calcext:value-type="float">
            <text:p>0.986638406735715</text:p>
          </table:table-cell>
          <table:table-cell table:formula="of:=[.AI23]/[.$AF23]" office:value-type="float" office:value="0.986523513030351" calcext:value-type="float">
            <text:p>0.986523513030351</text:p>
          </table:table-cell>
          <table:table-cell table:formula="of:=[.AJ23]/[.$AF23]" office:value-type="float" office:value="0.986523513030351" calcext:value-type="float">
            <text:p>0.986523513030351</text:p>
          </table:table-cell>
          <table:table-cell table:formula="of:=[.AK23]/[.$AF23]" office:value-type="float" office:value="0.986523513030351" calcext:value-type="float">
            <text:p>0.986523513030351</text:p>
          </table:table-cell>
          <table:table-cell table:formula="of:=[.AL23]/[.$B23]" office:value-type="float" office:value="0" calcext:value-type="float">
            <text:p>0</text:p>
          </table:table-cell>
          <table:table-cell/>
          <table:table-cell office:value-type="string" calcext:value-type="string">
            <text:p>wrf</text:p>
          </table:table-cell>
          <table:table-cell/>
          <table:table-cell table:formula="of:=[.AP23]/[.$AO23]" office:value-type="float" office:value="0.987116295084925" calcext:value-type="float">
            <text:p>0.987116295084925</text:p>
          </table:table-cell>
          <table:table-cell table:formula="of:=[.AQ23]/[.$AO23]" office:value-type="float" office:value="0" calcext:value-type="float">
            <text:p>0</text:p>
          </table:table-cell>
          <table:table-cell table:formula="of:=[.AR23]/[.$AO23]" office:value-type="float" office:value="0.986523513030351" calcext:value-type="float">
            <text:p>0.986523513030351</text:p>
          </table:table-cell>
          <table:table-cell table:formula="of:=[.AS23]/[.$B23]" office:value-type="float" office:value="0" calcext:value-type="float">
            <text:p>0</text:p>
          </table:table-cell>
          <table:table-cell table:formula="of:=[.AT23]/[.$B23]" office:value-type="float" office:value="0" calcext:value-type="float">
            <text:p>0</text:p>
          </table:table-cell>
          <table:table-cell table:formula="of:=[.AU23]/[.$B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lancbmk</text:p>
          </table:table-cell>
          <table:table-cell/>
          <table:table-cell table:formula="of:=[.C24]/[.$B24]" office:value-type="float" office:value="0.655002762673471" calcext:value-type="float">
            <text:p>0.655002762673471</text:p>
          </table:table-cell>
          <table:table-cell table:formula="of:=[.D24]/[.$B24]" office:value-type="float" office:value="0.635589988679296" calcext:value-type="float">
            <text:p>0.635589988679296</text:p>
          </table:table-cell>
          <table:table-cell table:formula="of:=[.E24]/[.$B24]" office:value-type="float" office:value="0.624507532430774" calcext:value-type="float">
            <text:p>0.624507532430774</text:p>
          </table:table-cell>
          <table:table-cell table:formula="of:=[.F24]/[.$B24]" office:value-type="float" office:value="0.61258095907213" calcext:value-type="float">
            <text:p>0.61258095907213</text:p>
          </table:table-cell>
          <table:table-cell table:formula="of:=[.G24]/[.$B24]" office:value-type="float" office:value="0.597897448364055" calcext:value-type="float">
            <text:p>0.597897448364055</text:p>
          </table:table-cell>
          <table:table-cell table:formula="of:=[.H24]/[.$B24]" office:value-type="float" office:value="0.550953451705732" calcext:value-type="float">
            <text:p>0.550953451705732</text:p>
          </table:table-cell>
          <table:table-cell table:formula="of:=[.I24]/[.$B24]" office:value-type="float" office:value="0.589855068910274" calcext:value-type="float">
            <text:p>0.589855068910274</text:p>
          </table:table-cell>
          <table:table-cell table:number-columns-repeated="3"/>
          <table:table-cell office:value-type="string" calcext:value-type="string">
            <text:p>xalancbmk</text:p>
          </table:table-cell>
          <table:table-cell/>
          <table:table-cell table:formula="of:=[.O24]/[.$N24]" office:value-type="float" office:value="0.999593877474968" calcext:value-type="float">
            <text:p>0.999593877474968</text:p>
          </table:table-cell>
          <table:table-cell table:formula="of:=[.P24]/[.$N24]" office:value-type="float" office:value="0.998388343146393" calcext:value-type="float">
            <text:p>0.998388343146393</text:p>
          </table:table-cell>
          <table:table-cell table:formula="of:=[.Q24]/[.$N24]" office:value-type="float" office:value="0.995746443806736" calcext:value-type="float">
            <text:p>0.995746443806736</text:p>
          </table:table-cell>
          <table:table-cell table:formula="of:=[.R24]/[.$N24]" office:value-type="float" office:value="0.993766361340845" calcext:value-type="float">
            <text:p>0.993766361340845</text:p>
          </table:table-cell>
          <table:table-cell table:formula="of:=[.S24]/[.$N24]" office:value-type="float" office:value="0.993004466712703" calcext:value-type="float">
            <text:p>0.993004466712703</text:p>
          </table:table-cell>
          <table:table-cell table:formula="of:=[.T24]/[.$N24]" office:value-type="float" office:value="0.967315925891177" calcext:value-type="float">
            <text:p>0.967315925891177</text:p>
          </table:table-cell>
          <table:table-cell/>
          <table:table-cell office:value-type="string" calcext:value-type="string">
            <text:p>xalancbmk</text:p>
          </table:table-cell>
          <table:table-cell/>
          <table:table-cell table:formula="of:=[.X24]/[.$N24]" office:value-type="float" office:value="0.999593877474968" calcext:value-type="float">
            <text:p>0.999593877474968</text:p>
          </table:table-cell>
          <table:table-cell table:formula="of:=[.Y24]/[.$N24]" office:value-type="float" office:value="0.998388343146393" calcext:value-type="float">
            <text:p>0.998388343146393</text:p>
          </table:table-cell>
          <table:table-cell table:formula="of:=[.Z24]/[.$N24]" office:value-type="float" office:value="0" calcext:value-type="float">
            <text:p>0</text:p>
          </table:table-cell>
          <table:table-cell table:formula="of:=[.AA24]/[.$N24]" office:value-type="float" office:value="0" calcext:value-type="float">
            <text:p>0</text:p>
          </table:table-cell>
          <table:table-cell table:formula="of:=[.AB24]/[.$N24]" office:value-type="float" office:value="0" calcext:value-type="float">
            <text:p>0</text:p>
          </table:table-cell>
          <table:table-cell table:formula="of:=[.AC24]/[.$N24]" office:value-type="float" office:value="0.967315925891177" calcext:value-type="float">
            <text:p>0.967315925891177</text:p>
          </table:table-cell>
          <table:table-cell/>
          <table:table-cell office:value-type="string" calcext:value-type="string">
            <text:p>xalancbmk</text:p>
          </table:table-cell>
          <table:table-cell/>
          <table:table-cell table:formula="of:=[.AG24]/[.$AF24]" office:value-type="float" office:value="0.652732886604445" calcext:value-type="float">
            <text:p>0.652732886604445</text:p>
          </table:table-cell>
          <table:table-cell table:formula="of:=[.AH24]/[.$AF24]" office:value-type="float" office:value="0.627041846887249" calcext:value-type="float">
            <text:p>0.627041846887249</text:p>
          </table:table-cell>
          <table:table-cell table:formula="of:=[.AI24]/[.$AF24]" office:value-type="float" office:value="0.603753948044767" calcext:value-type="float">
            <text:p>0.603753948044767</text:p>
          </table:table-cell>
          <table:table-cell table:formula="of:=[.AJ24]/[.$AF24]" office:value-type="float" office:value="0.583386129200777" calcext:value-type="float">
            <text:p>0.583386129200777</text:p>
          </table:table-cell>
          <table:table-cell table:formula="of:=[.AK24]/[.$AF24]" office:value-type="float" office:value="0.560594003001224" calcext:value-type="float">
            <text:p>0.560594003001224</text:p>
          </table:table-cell>
          <table:table-cell table:formula="of:=[.AL24]/[.$B24]" office:value-type="float" office:value="0" calcext:value-type="float">
            <text:p>0</text:p>
          </table:table-cell>
          <table:table-cell/>
          <table:table-cell office:value-type="string" calcext:value-type="string">
            <text:p>xalancbmk</text:p>
          </table:table-cell>
          <table:table-cell/>
          <table:table-cell table:formula="of:=[.AP24]/[.$AO24]" office:value-type="float" office:value="0.652732886604445" calcext:value-type="float">
            <text:p>0.652732886604445</text:p>
          </table:table-cell>
          <table:table-cell table:formula="of:=[.AQ24]/[.$AO24]" office:value-type="float" office:value="0" calcext:value-type="float">
            <text:p>0</text:p>
          </table:table-cell>
          <table:table-cell table:formula="of:=[.AR24]/[.$AO24]" office:value-type="float" office:value="0.603753948044767" calcext:value-type="float">
            <text:p>0.603753948044767</text:p>
          </table:table-cell>
          <table:table-cell table:formula="of:=[.AS24]/[.$B24]" office:value-type="float" office:value="0" calcext:value-type="float">
            <text:p>0</text:p>
          </table:table-cell>
          <table:table-cell table:formula="of:=[.AT24]/[.$B24]" office:value-type="float" office:value="0" calcext:value-type="float">
            <text:p>0</text:p>
          </table:table-cell>
          <table:table-cell table:formula="of:=[.AU24]/[.$B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usmp</text:p>
          </table:table-cell>
          <table:table-cell/>
          <table:table-cell table:formula="of:=[.C25]/[.$B25]" office:value-type="float" office:value="1.00179878663809" calcext:value-type="float">
            <text:p>1.00179878663809</text:p>
          </table:table-cell>
          <table:table-cell table:formula="of:=[.D25]/[.$B25]" office:value-type="float" office:value="0.886008502226091" calcext:value-type="float">
            <text:p>0.886008502226091</text:p>
          </table:table-cell>
          <table:table-cell table:formula="of:=[.E25]/[.$B25]" office:value-type="float" office:value="0.875080855785249" calcext:value-type="float">
            <text:p>0.875080855785249</text:p>
          </table:table-cell>
          <table:table-cell table:formula="of:=[.F25]/[.$B25]" office:value-type="float" office:value="0.875080855785249" calcext:value-type="float">
            <text:p>0.875080855785249</text:p>
          </table:table-cell>
          <table:table-cell table:formula="of:=[.G25]/[.$B25]" office:value-type="float" office:value="0.875080855785249" calcext:value-type="float">
            <text:p>0.875080855785249</text:p>
          </table:table-cell>
          <table:table-cell table:formula="of:=[.H25]/[.$B25]" office:value-type="float" office:value="0.875080855785249" calcext:value-type="float">
            <text:p>0.875080855785249</text:p>
          </table:table-cell>
          <table:table-cell table:formula="of:=[.I25]/[.$B25]" office:value-type="float" office:value="0.837051983868167" calcext:value-type="float">
            <text:p>0.837051983868167</text:p>
          </table:table-cell>
          <table:table-cell table:number-columns-repeated="3"/>
          <table:table-cell office:value-type="string" calcext:value-type="string">
            <text:p>zeusmp</text:p>
          </table:table-cell>
          <table:table-cell/>
          <table:table-cell table:formula="of:=[.O25]/[.$N25]" office:value-type="float" office:value="0.978033937062976" calcext:value-type="float">
            <text:p>0.978033937062976</text:p>
          </table:table-cell>
          <table:table-cell table:formula="of:=[.P25]/[.$N25]" office:value-type="float" office:value="0.862272339588595" calcext:value-type="float">
            <text:p>0.862272339588595</text:p>
          </table:table-cell>
          <table:table-cell table:formula="of:=[.Q25]/[.$N25]" office:value-type="float" office:value="0.861607299256137" calcext:value-type="float">
            <text:p>0.861607299256137</text:p>
          </table:table-cell>
          <table:table-cell table:formula="of:=[.R25]/[.$N25]" office:value-type="float" office:value="0.861607299256137" calcext:value-type="float">
            <text:p>0.861607299256137</text:p>
          </table:table-cell>
          <table:table-cell table:formula="of:=[.S25]/[.$N25]" office:value-type="float" office:value="0.861607299256137" calcext:value-type="float">
            <text:p>0.861607299256137</text:p>
          </table:table-cell>
          <table:table-cell table:formula="of:=[.T25]/[.$N25]" office:value-type="float" office:value="0.861607299256137" calcext:value-type="float">
            <text:p>0.861607299256137</text:p>
          </table:table-cell>
          <table:table-cell/>
          <table:table-cell office:value-type="string" calcext:value-type="string">
            <text:p>zeusmp</text:p>
          </table:table-cell>
          <table:table-cell/>
          <table:table-cell table:formula="of:=[.X25]/[.$N25]" office:value-type="float" office:value="0.978033937062976" calcext:value-type="float">
            <text:p>0.978033937062976</text:p>
          </table:table-cell>
          <table:table-cell table:formula="of:=[.Y25]/[.$N25]" office:value-type="float" office:value="0.862272339588595" calcext:value-type="float">
            <text:p>0.862272339588595</text:p>
          </table:table-cell>
          <table:table-cell table:formula="of:=[.Z25]/[.$N25]" office:value-type="float" office:value="0" calcext:value-type="float">
            <text:p>0</text:p>
          </table:table-cell>
          <table:table-cell table:formula="of:=[.AA25]/[.$N25]" office:value-type="float" office:value="0" calcext:value-type="float">
            <text:p>0</text:p>
          </table:table-cell>
          <table:table-cell table:formula="of:=[.AB25]/[.$N25]" office:value-type="float" office:value="0" calcext:value-type="float">
            <text:p>0</text:p>
          </table:table-cell>
          <table:table-cell table:formula="of:=[.AC25]/[.$N25]" office:value-type="float" office:value="0.861607299256137" calcext:value-type="float">
            <text:p>0.861607299256137</text:p>
          </table:table-cell>
          <table:table-cell/>
          <table:table-cell office:value-type="string" calcext:value-type="string">
            <text:p>zeusmp</text:p>
          </table:table-cell>
          <table:table-cell/>
          <table:table-cell table:formula="of:=[.AG25]/[.$AF25]" office:value-type="float" office:value="0.933807220993744" calcext:value-type="float">
            <text:p>0.933807220993744</text:p>
          </table:table-cell>
          <table:table-cell table:formula="of:=[.AH25]/[.$AF25]" office:value-type="float" office:value="0.364715090908146" calcext:value-type="float">
            <text:p>0.364715090908146</text:p>
          </table:table-cell>
          <table:table-cell table:formula="of:=[.AI25]/[.$AF25]" office:value-type="float" office:value="0.36136678456953" calcext:value-type="float">
            <text:p>0.36136678456953</text:p>
          </table:table-cell>
          <table:table-cell table:formula="of:=[.AJ25]/[.$AF25]" office:value-type="float" office:value="0.36136678456953" calcext:value-type="float">
            <text:p>0.36136678456953</text:p>
          </table:table-cell>
          <table:table-cell table:formula="of:=[.AK25]/[.$AF25]" office:value-type="float" office:value="0.36136678456953" calcext:value-type="float">
            <text:p>0.36136678456953</text:p>
          </table:table-cell>
          <table:table-cell table:formula="of:=[.AL25]/[.$B25]" office:value-type="float" office:value="0" calcext:value-type="float">
            <text:p>0</text:p>
          </table:table-cell>
          <table:table-cell/>
          <table:table-cell office:value-type="string" calcext:value-type="string">
            <text:p>zeusmp</text:p>
          </table:table-cell>
          <table:table-cell/>
          <table:table-cell table:formula="of:=[.AP25]/[.$AO25]" office:value-type="float" office:value="0.934700235021627" calcext:value-type="float">
            <text:p>0.934700235021627</text:p>
          </table:table-cell>
          <table:table-cell table:formula="of:=[.AQ25]/[.$AO25]" office:value-type="float" office:value="0" calcext:value-type="float">
            <text:p>0</text:p>
          </table:table-cell>
          <table:table-cell table:formula="of:=[.AR25]/[.$AO25]" office:value-type="float" office:value="0.36138862027116" calcext:value-type="float">
            <text:p>0.36138862027116</text:p>
          </table:table-cell>
          <table:table-cell table:formula="of:=[.AS25]/[.$B25]" office:value-type="float" office:value="0" calcext:value-type="float">
            <text:p>0</text:p>
          </table:table-cell>
          <table:table-cell table:formula="of:=[.AT25]/[.$B25]" office:value-type="float" office:value="0" calcext:value-type="float">
            <text:p>0</text:p>
          </table:table-cell>
          <table:table-cell table:formula="of:=[.AU25]/[.$B25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5">
          <table:table-cell table:number-columns-repeated="51"/>
        </table:table-row>
        <table:table-row table:style-name="ro1">
          <table:table-cell table:number-columns-repeated="46"/>
          <table:table-cell office:value-type="string" calcext:value-type="string">
            <text:p>z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15:27:09.030433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00:28.118165935</meta:creation-date>
    <dc:date>2018-07-31T15:27:56.566546615</dc:date>
    <meta:editing-duration>PT2H51M21S</meta:editing-duration>
    <meta:editing-cycles>9</meta:editing-cycles>
    <meta:generator>LibreOffice/6.0.3.2$Linux_X86_64 LibreOffice_project/00m0$Build-2</meta:generator>
    <meta:document-statistic meta:table-count="2" meta:cell-count="18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68.008cm" svg:height="10.627cm" xlink:href=".." xlink:type="simple" chart:class="chart:bar" chart:style-name="ch1">
        <chart:title svg:x="31.288cm" svg:y="0.347cm" chart:style-name="ch2">
          <text:p>Full bank utilization 8 bank</text:p>
        </chart:title>
        <chart:legend svg:x="18.637cm" svg:y="9.81cm" style:legend-expansion="custom" chartooo:width="32.284cm" chartooo:height="0.814cm" style:legend-expansion-aspect-ratio="39.6609336609337" chart:style-name="ch3"/>
        <chart:plot-area chart:style-name="ch4" table:cell-range-address="'Spec Benchmarks'.AE28:'Spec Benchmarks'.AL50 'Spec Benchmarks'.AF27:'Spec Benchmarks'.AL27" chart:data-source-has-labels="both" svg:x="3.934cm" svg:y="0.826cm" svg:width="63.117cm" svg:height="9.015cm">
          <chartooo:coordinate-region svg:x="4.661cm" svg:y="0.987cm" svg:width="62.39cm" svg:height="8.286cm"/>
          <chart:axis chart:dimension="x" chart:name="primary-x" chart:style-name="ch5" chartooo:axis-type="auto">
            <chartooo:date-scale/>
            <chart:categories table:cell-range-address="'Spec Benchmarks'.AE28:'Spec Benchmarks'.AE50"/>
          </chart:axis>
          <chart:axis chart:dimension="y" chart:name="primary-y" chart:style-name="ch6">
            <chart:title svg:x="2.066cm" svg:y="8.512cm" chart:style-name="ch7">
              <text:p>Percent of CPU Cycles Relative to Baseline</text:p>
            </chart:title>
            <chart:grid chart:style-name="ch8" chart:class="major"/>
          </chart:axis>
          <chart:series chart:style-name="ch9" chart:values-cell-range-address="'Spec Benchmarks'.AF28:'Spec Benchmarks'.AF50" chart:label-cell-address="'Spec Benchmarks'.AF27:'Spec Benchmarks'.AF27" chart:class="chart:bar">
            <chart:data-point chart:repeated="23"/>
          </chart:series>
          <chart:series chart:style-name="ch10" chart:values-cell-range-address="'Spec Benchmarks'.AG28:'Spec Benchmarks'.AG50" chart:label-cell-address="'Spec Benchmarks'.AG27:'Spec Benchmarks'.AG27" chart:class="chart:bar">
            <chart:data-point chart:repeated="23"/>
          </chart:series>
          <chart:series chart:style-name="ch11" chart:values-cell-range-address="'Spec Benchmarks'.AH28:'Spec Benchmarks'.AH50" chart:label-cell-address="'Spec Benchmarks'.AH27:'Spec Benchmarks'.AH27" chart:class="chart:bar">
            <chart:data-point chart:repeated="23"/>
          </chart:series>
          <chart:series chart:style-name="ch12" chart:values-cell-range-address="'Spec Benchmarks'.AI28:'Spec Benchmarks'.AI50" chart:label-cell-address="'Spec Benchmarks'.AI27:'Spec Benchmarks'.AI27" chart:class="chart:bar">
            <chart:data-point chart:repeated="23"/>
          </chart:series>
          <chart:series chart:style-name="ch13" chart:values-cell-range-address="'Spec Benchmarks'.AJ28:'Spec Benchmarks'.AJ50" chart:label-cell-address="'Spec Benchmarks'.AJ27:'Spec Benchmarks'.AJ27" chart:class="chart:bar">
            <chart:data-point chart:repeated="23"/>
          </chart:series>
          <chart:series chart:style-name="ch14" chart:values-cell-range-address="'Spec Benchmarks'.AK28:'Spec Benchmarks'.AK50" chart:label-cell-address="'Spec Benchmarks'.AK27:'Spec Benchmarks'.AK27" chart:class="chart:bar">
            <chart:data-point chart:repeated="23"/>
          </chart:series>
          <chart:series chart:style-name="ch15" chart:values-cell-range-address="'Spec Benchmarks'.AL28:'Spec Benchmarks'.AL50" chart:label-cell-address="'Spec Benchmarks'.AL27:'Spec Benchmarks'.AL27" chart:class="chart:bar"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Spec Benchmarks'.AF27:'Spec Benchmarks'.AF27</svg:desc>
                </draw:g>
              </table:table-cell>
              <table:table-cell office:value-type="string">
                <text:p>Coded 8</text:p>
                <draw:g>
                  <svg:desc>'Spec Benchmarks'.AG27:'Spec Benchmarks'.AG27</svg:desc>
                </draw:g>
              </table:table-cell>
              <table:table-cell office:value-type="string">
                <text:p>Coded 16</text:p>
                <draw:g>
                  <svg:desc>'Spec Benchmarks'.AH27:'Spec Benchmarks'.AH27</svg:desc>
                </draw:g>
              </table:table-cell>
              <table:table-cell office:value-type="string">
                <text:p>Coded 32</text:p>
                <draw:g>
                  <svg:desc>'Spec Benchmarks'.AI27:'Spec Benchmarks'.AI27</svg:desc>
                </draw:g>
              </table:table-cell>
              <table:table-cell office:value-type="string">
                <text:p>Coded 64</text:p>
                <draw:g>
                  <svg:desc>'Spec Benchmarks'.AJ27:'Spec Benchmarks'.AJ27</svg:desc>
                </draw:g>
              </table:table-cell>
              <table:table-cell office:value-type="string">
                <text:p>Coded 128</text:p>
                <draw:g>
                  <svg:desc>'Spec Benchmarks'.AK27:'Spec Benchmarks'.AK27</svg:desc>
                </draw:g>
              </table:table-cell>
              <table:table-cell office:value-type="string">
                <text:p>Coded 1024</text:p>
                <draw:g>
                  <svg:desc>'Spec Benchmarks'.AL27:'Spec Benchmarks'.AL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'Spec Benchmarks'.AE28:'Spec Benchmarks'.AE50</svg:desc>
                </draw:g>
              </table:table-cell>
              <table:table-cell office:value-type="float" office:value="NaN">
                <text:p>NaN</text:p>
                <draw:g>
                  <svg:desc>'Spec Benchmarks'.AF28:'Spec Benchmarks'.AF50</svg:desc>
                </draw:g>
              </table:table-cell>
              <table:table-cell office:value-type="float" office:value="0.731193471120917">
                <text:p>0.731193471120917</text:p>
                <draw:g>
                  <svg:desc>'Spec Benchmarks'.AG28:'Spec Benchmarks'.AG50</svg:desc>
                </draw:g>
              </table:table-cell>
              <table:table-cell office:value-type="float" office:value="0.632375999879796">
                <text:p>0.632375999879796</text:p>
                <draw:g>
                  <svg:desc>'Spec Benchmarks'.AH28:'Spec Benchmarks'.AH50</svg:desc>
                </draw:g>
              </table:table-cell>
              <table:table-cell office:value-type="float" office:value="0.617381422168396">
                <text:p>0.617381422168396</text:p>
                <draw:g>
                  <svg:desc>'Spec Benchmarks'.AI28:'Spec Benchmarks'.AI50</svg:desc>
                </draw:g>
              </table:table-cell>
              <table:table-cell office:value-type="float" office:value="0.61676053613758">
                <text:p>0.61676053613758</text:p>
                <draw:g>
                  <svg:desc>'Spec Benchmarks'.AJ28:'Spec Benchmarks'.AJ50</svg:desc>
                </draw:g>
              </table:table-cell>
              <table:table-cell office:value-type="float" office:value="0.61676053613758">
                <text:p>0.61676053613758</text:p>
                <draw:g>
                  <svg:desc>'Spec Benchmarks'.AK28:'Spec Benchmarks'.AK50</svg:desc>
                </draw:g>
              </table:table-cell>
              <table:table-cell office:value-type="float" office:value="0">
                <text:p>0</text:p>
                <draw:g>
                  <svg:desc>'Spec Benchmarks'.AL28:'Spec Benchmarks'.AL50</svg:desc>
                </draw:g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NaN">
                <text:p>NaN</text:p>
              </table:table-cell>
              <table:table-cell office:value-type="float" office:value="0.872571318316258">
                <text:p>0.872571318316258</text:p>
              </table:table-cell>
              <table:table-cell office:value-type="float" office:value="0.846421447933629">
                <text:p>0.846421447933629</text:p>
              </table:table-cell>
              <table:table-cell office:value-type="float" office:value="0.843449336879608">
                <text:p>0.843449336879608</text:p>
              </table:table-cell>
              <table:table-cell office:value-type="float" office:value="0.843449336879608">
                <text:p>0.843449336879608</text:p>
              </table:table-cell>
              <table:table-cell office:value-type="float" office:value="0.843449336879608">
                <text:p>0.843449336879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NaN">
                <text:p>NaN</text:p>
              </table:table-cell>
              <table:table-cell office:value-type="float" office:value="0.936711210248479">
                <text:p>0.936711210248479</text:p>
              </table:table-cell>
              <table:table-cell office:value-type="float" office:value="0.907145712178375">
                <text:p>0.907145712178375</text:p>
              </table:table-cell>
              <table:table-cell office:value-type="float" office:value="0.869060529554143">
                <text:p>0.869060529554143</text:p>
              </table:table-cell>
              <table:table-cell office:value-type="float" office:value="0.547936843597707">
                <text:p>0.547936843597707</text:p>
              </table:table-cell>
              <table:table-cell office:value-type="float" office:value="0.547278149195753">
                <text:p>0.547278149195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NaN">
                <text:p>NaN</text:p>
              </table:table-cell>
              <table:table-cell office:value-type="float" office:value="0.991580483701005">
                <text:p>0.991580483701005</text:p>
              </table:table-cell>
              <table:table-cell office:value-type="float" office:value="0.989934585862645">
                <text:p>0.989934585862645</text:p>
              </table:table-cell>
              <table:table-cell office:value-type="float" office:value="0.989720230848068">
                <text:p>0.989720230848068</text:p>
              </table:table-cell>
              <table:table-cell office:value-type="float" office:value="0.989720230848068">
                <text:p>0.989720230848068</text:p>
              </table:table-cell>
              <table:table-cell office:value-type="float" office:value="0.989720230848068">
                <text:p>0.989720230848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NaN">
                <text:p>NaN</text:p>
              </table:table-cell>
              <table:table-cell office:value-type="float" office:value="0.990685715796289">
                <text:p>0.990685715796289</text:p>
              </table:table-cell>
              <table:table-cell office:value-type="float" office:value="0.98633419947465">
                <text:p>0.98633419947465</text:p>
              </table:table-cell>
              <table:table-cell office:value-type="float" office:value="0.984098195359279">
                <text:p>0.984098195359279</text:p>
              </table:table-cell>
              <table:table-cell office:value-type="float" office:value="0.984073648525691">
                <text:p>0.984073648525691</text:p>
              </table:table-cell>
              <table:table-cell office:value-type="float" office:value="0.984073648525691">
                <text:p>0.984073648525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NaN">
                <text:p>NaN</text:p>
              </table:table-cell>
              <table:table-cell office:value-type="float" office:value="0.896888139219482">
                <text:p>0.896888139219482</text:p>
              </table:table-cell>
              <table:table-cell office:value-type="float" office:value="0.393595468315668">
                <text:p>0.393595468315668</text:p>
              </table:table-cell>
              <table:table-cell office:value-type="float" office:value="0.370874470019276">
                <text:p>0.370874470019276</text:p>
              </table:table-cell>
              <table:table-cell office:value-type="float" office:value="0.366982935658983">
                <text:p>0.366982935658983</text:p>
              </table:table-cell>
              <table:table-cell office:value-type="float" office:value="0.36640334543511">
                <text:p>0.3664033454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NaN">
                <text:p>NaN</text:p>
              </table:table-cell>
              <table:table-cell office:value-type="float" office:value="0.983185601896302">
                <text:p>0.983185601896302</text:p>
              </table:table-cell>
              <table:table-cell office:value-type="float" office:value="0.968898602576402">
                <text:p>0.968898602576402</text:p>
              </table:table-cell>
              <table:table-cell office:value-type="float" office:value="0.951625936549313">
                <text:p>0.951625936549313</text:p>
              </table:table-cell>
              <table:table-cell office:value-type="float" office:value="0.943441096801948">
                <text:p>0.943441096801948</text:p>
              </table:table-cell>
              <table:table-cell office:value-type="float" office:value="0.943441096801948">
                <text:p>0.94344109680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omacs</text:p>
              </table:table-cell>
              <table:table-cell office:value-type="float" office:value="NaN">
                <text:p>NaN</text:p>
              </table:table-cell>
              <table:table-cell office:value-type="float" office:value="0.874991191960772">
                <text:p>0.874991191960772</text:p>
              </table:table-cell>
              <table:table-cell office:value-type="float" office:value="0.861917770154128">
                <text:p>0.861917770154128</text:p>
              </table:table-cell>
              <table:table-cell office:value-type="float" office:value="0.861703544907714">
                <text:p>0.861703544907714</text:p>
              </table:table-cell>
              <table:table-cell office:value-type="float" office:value="0.861624978485211">
                <text:p>0.861624978485211</text:p>
              </table:table-cell>
              <table:table-cell office:value-type="float" office:value="0.861620772941511">
                <text:p>0.86162077294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NaN">
                <text:p>NaN</text:p>
              </table:table-cell>
              <table:table-cell office:value-type="float" office:value="0.944524643396045">
                <text:p>0.944524643396045</text:p>
              </table:table-cell>
              <table:table-cell office:value-type="float" office:value="0.9400579932272">
                <text:p>0.9400579932272</text:p>
              </table:table-cell>
              <table:table-cell office:value-type="float" office:value="0.936668277641388">
                <text:p>0.936668277641388</text:p>
              </table:table-cell>
              <table:table-cell office:value-type="float" office:value="0.93448685829287">
                <text:p>0.93448685829287</text:p>
              </table:table-cell>
              <table:table-cell office:value-type="float" office:value="0.93448685829287">
                <text:p>0.93448685829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NaN">
                <text:p>NaN</text:p>
              </table:table-cell>
              <table:table-cell office:value-type="float" office:value="0.761684391018787">
                <text:p>0.761684391018787</text:p>
              </table:table-cell>
              <table:table-cell office:value-type="float" office:value="0.742268092132025">
                <text:p>0.742268092132025</text:p>
              </table:table-cell>
              <table:table-cell office:value-type="float" office:value="0.740441649037058">
                <text:p>0.740441649037058</text:p>
              </table:table-cell>
              <table:table-cell office:value-type="float" office:value="0.740441649037058">
                <text:p>0.740441649037058</text:p>
              </table:table-cell>
              <table:table-cell office:value-type="float" office:value="0.740441649037058">
                <text:p>0.74044164903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NaN">
                <text:p>NaN</text:p>
              </table:table-cell>
              <table:table-cell office:value-type="float" office:value="0.460162149342488">
                <text:p>0.460162149342488</text:p>
              </table:table-cell>
              <table:table-cell office:value-type="float" office:value="0.382251883453753">
                <text:p>0.382251883453753</text:p>
              </table:table-cell>
              <table:table-cell office:value-type="float" office:value="0.381964557107122">
                <text:p>0.381964557107122</text:p>
              </table:table-cell>
              <table:table-cell office:value-type="float" office:value="0.380968353691809">
                <text:p>0.380968353691809</text:p>
              </table:table-cell>
              <table:table-cell office:value-type="float" office:value="0.380968353691809">
                <text:p>0.38096835369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NaN">
                <text:p>NaN</text:p>
              </table:table-cell>
              <table:table-cell office:value-type="float" office:value="0.826443723667319">
                <text:p>0.826443723667319</text:p>
              </table:table-cell>
              <table:table-cell office:value-type="float" office:value="0.636146030430311">
                <text:p>0.636146030430311</text:p>
              </table:table-cell>
              <table:table-cell office:value-type="float" office:value="0.505308884848872">
                <text:p>0.505308884848872</text:p>
              </table:table-cell>
              <table:table-cell office:value-type="float" office:value="0.4770466630579">
                <text:p>0.4770466630579</text:p>
              </table:table-cell>
              <table:table-cell office:value-type="float" office:value="0.471162069601774">
                <text:p>0.47116206960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NaN">
                <text:p>NaN</text:p>
              </table:table-cell>
              <table:table-cell office:value-type="float" office:value="0.626282799648906">
                <text:p>0.626282799648906</text:p>
              </table:table-cell>
              <table:table-cell office:value-type="float" office:value="0.626282799648906">
                <text:p>0.626282799648906</text:p>
              </table:table-cell>
              <table:table-cell office:value-type="float" office:value="0.626282799648906">
                <text:p>0.626282799648906</text:p>
              </table:table-cell>
              <table:table-cell office:value-type="float" office:value="0.626282799648906">
                <text:p>0.626282799648906</text:p>
              </table:table-cell>
              <table:table-cell office:value-type="float" office:value="0.626282799648906">
                <text:p>0.62628279964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NaN">
                <text:p>NaN</text:p>
              </table:table-cell>
              <table:table-cell office:value-type="float" office:value="0.948145414404943">
                <text:p>0.948145414404943</text:p>
              </table:table-cell>
              <table:table-cell office:value-type="float" office:value="0.908855378568731">
                <text:p>0.908855378568731</text:p>
              </table:table-cell>
              <table:table-cell office:value-type="float" office:value="0.825850262339161">
                <text:p>0.825850262339161</text:p>
              </table:table-cell>
              <table:table-cell office:value-type="float" office:value="0.705063458848553">
                <text:p>0.705063458848553</text:p>
              </table:table-cell>
              <table:table-cell office:value-type="float" office:value="0.207498233461914">
                <text:p>0.20749823346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NaN">
                <text:p>NaN</text:p>
              </table:table-cell>
              <table:table-cell office:value-type="float" office:value="0.43581601253116">
                <text:p>0.43581601253116</text:p>
              </table:table-cell>
              <table:table-cell office:value-type="float" office:value="0.429330671856332">
                <text:p>0.429330671856332</text:p>
              </table:table-cell>
              <table:table-cell office:value-type="float" office:value="0.429181531048657">
                <text:p>0.429181531048657</text:p>
              </table:table-cell>
              <table:table-cell office:value-type="float" office:value="0.42904771431139">
                <text:p>0.42904771431139</text:p>
              </table:table-cell>
              <table:table-cell office:value-type="float" office:value="0.429033587054924">
                <text:p>0.42903358705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NaN">
                <text:p>NaN</text:p>
              </table:table-cell>
              <table:table-cell office:value-type="float" office:value="0.994723997008451">
                <text:p>0.994723997008451</text:p>
              </table:table-cell>
              <table:table-cell office:value-type="float" office:value="0.994068780991423">
                <text:p>0.994068780991423</text:p>
              </table:table-cell>
              <table:table-cell office:value-type="float" office:value="0.993842288773505">
                <text:p>0.993842288773505</text:p>
              </table:table-cell>
              <table:table-cell office:value-type="float" office:value="0.993815107323016">
                <text:p>0.993815107323016</text:p>
              </table:table-cell>
              <table:table-cell office:value-type="float" office:value="0.993815107323016">
                <text:p>0.993815107323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NaN">
                <text:p>NaN</text:p>
              </table:table-cell>
              <table:table-cell office:value-type="float" office:value="0.679825840631459">
                <text:p>0.679825840631459</text:p>
              </table:table-cell>
              <table:table-cell office:value-type="float" office:value="0.677614800637919">
                <text:p>0.677614800637919</text:p>
              </table:table-cell>
              <table:table-cell office:value-type="float" office:value="0.677145166690661">
                <text:p>0.677145166690661</text:p>
              </table:table-cell>
              <table:table-cell office:value-type="float" office:value="0.676897942557955">
                <text:p>0.676897942557955</text:p>
              </table:table-cell>
              <table:table-cell office:value-type="float" office:value="0.676831771042882">
                <text:p>0.67683177104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NaN">
                <text:p>NaN</text:p>
              </table:table-cell>
              <table:table-cell office:value-type="float" office:value="0.996682299912117">
                <text:p>0.996682299912117</text:p>
              </table:table-cell>
              <table:table-cell office:value-type="float" office:value="0.996370682750644">
                <text:p>0.996370682750644</text:p>
              </table:table-cell>
              <table:table-cell office:value-type="float" office:value="0.9950399932503">
                <text:p>0.9950399932503</text:p>
              </table:table-cell>
              <table:table-cell office:value-type="float" office:value="0.991699433216209">
                <text:p>0.991699433216209</text:p>
              </table:table-cell>
              <table:table-cell office:value-type="float" office:value="0.986579726431113">
                <text:p>0.98657972643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NaN">
                <text:p>NaN</text:p>
              </table:table-cell>
              <table:table-cell office:value-type="float" office:value="0.72339306914778">
                <text:p>0.72339306914778</text:p>
              </table:table-cell>
              <table:table-cell office:value-type="float" office:value="0.567609660960338">
                <text:p>0.567609660960338</text:p>
              </table:table-cell>
              <table:table-cell office:value-type="float" office:value="0.494754247828473">
                <text:p>0.494754247828473</text:p>
              </table:table-cell>
              <table:table-cell office:value-type="float" office:value="0.483269209792515">
                <text:p>0.483269209792515</text:p>
              </table:table-cell>
              <table:table-cell office:value-type="float" office:value="0.473339567780325">
                <text:p>0.473339567780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NaN">
                <text:p>NaN</text:p>
              </table:table-cell>
              <table:table-cell office:value-type="float" office:value="0.760198629674784">
                <text:p>0.760198629674784</text:p>
              </table:table-cell>
              <table:table-cell office:value-type="float" office:value="0.680109042763516">
                <text:p>0.680109042763516</text:p>
              </table:table-cell>
              <table:table-cell office:value-type="float" office:value="0.613618421640823">
                <text:p>0.613618421640823</text:p>
              </table:table-cell>
              <table:table-cell office:value-type="float" office:value="0.60903230558493">
                <text:p>0.60903230558493</text:p>
              </table:table-cell>
              <table:table-cell office:value-type="float" office:value="0.602212773929383">
                <text:p>0.602212773929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NaN">
                <text:p>NaN</text:p>
              </table:table-cell>
              <table:table-cell office:value-type="float" office:value="0.987116295084925">
                <text:p>0.987116295084925</text:p>
              </table:table-cell>
              <table:table-cell office:value-type="float" office:value="0.986638406735715">
                <text:p>0.986638406735715</text:p>
              </table:table-cell>
              <table:table-cell office:value-type="float" office:value="0.986523513030351">
                <text:p>0.986523513030351</text:p>
              </table:table-cell>
              <table:table-cell office:value-type="float" office:value="0.986523513030351">
                <text:p>0.986523513030351</text:p>
              </table:table-cell>
              <table:table-cell office:value-type="float" office:value="0.986523513030351">
                <text:p>0.986523513030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NaN">
                <text:p>NaN</text:p>
              </table:table-cell>
              <table:table-cell office:value-type="float" office:value="0.652732886604445">
                <text:p>0.652732886604445</text:p>
              </table:table-cell>
              <table:table-cell office:value-type="float" office:value="0.627041846887249">
                <text:p>0.627041846887249</text:p>
              </table:table-cell>
              <table:table-cell office:value-type="float" office:value="0.603753948044767">
                <text:p>0.603753948044767</text:p>
              </table:table-cell>
              <table:table-cell office:value-type="float" office:value="0.583386129200777">
                <text:p>0.583386129200777</text:p>
              </table:table-cell>
              <table:table-cell office:value-type="float" office:value="0.560594003001224">
                <text:p>0.56059400300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NaN">
                <text:p>NaN</text:p>
              </table:table-cell>
              <table:table-cell office:value-type="float" office:value="0.933807220993744">
                <text:p>0.933807220993744</text:p>
              </table:table-cell>
              <table:table-cell office:value-type="float" office:value="0.364715090908146">
                <text:p>0.364715090908146</text:p>
              </table:table-cell>
              <table:table-cell office:value-type="float" office:value="0.36136678456953">
                <text:p>0.36136678456953</text:p>
              </table:table-cell>
              <table:table-cell office:value-type="float" office:value="0.36136678456953">
                <text:p>0.36136678456953</text:p>
              </table:table-cell>
              <table:table-cell office:value-type="float" office:value="0.36136678456953">
                <text:p>0.361366784569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67.929cm" svg:height="14.115cm" xlink:href=".." xlink:type="simple" chart:class="chart:bar" chart:style-name="ch1">
        <chart:title svg:x="30.375cm" svg:y="0.417cm" chart:style-name="ch2">
          <text:p>New ramulator 8 banks no is_ready</text:p>
        </chart:title>
        <chart:legend svg:x="18.615cm" svg:y="13.03cm" style:legend-expansion="custom" chartooo:width="32.246cm" chartooo:height="1.081cm" style:legend-expansion-aspect-ratio="29.8297872340426" chart:style-name="ch3"/>
        <chart:plot-area chart:style-name="ch4" table:cell-range-address="'Spec Benchmarks'.A28:'Spec Benchmarks'.H50 'Spec Benchmarks'.B27:'Spec Benchmarks'.H27" chart:data-source-has-labels="both" svg:x="3.926cm" svg:y="1.15cm" svg:width="63.044cm" svg:height="11.734cm">
          <chartooo:coordinate-region svg:x="4.653cm" svg:y="1.311cm" svg:width="62.317cm" svg:height="11.005cm"/>
          <chart:axis chart:dimension="x" chart:name="primary-x" chart:style-name="ch5" chartooo:axis-type="auto">
            <chartooo:date-scale/>
            <chart:categories table:cell-range-address="'Spec Benchmarks'.A28:'Spec Benchmarks'.A50"/>
          </chart:axis>
          <chart:axis chart:dimension="y" chart:name="primary-y" chart:style-name="ch6">
            <chart:title svg:x="2.06cm" svg:y="10.196cm" chart:style-name="ch7">
              <text:p>Percent of CPU Cycles Relative to Baseline</text:p>
            </chart:title>
            <chart:grid chart:style-name="ch8" chart:class="major"/>
          </chart:axis>
          <chart:series chart:style-name="ch9" chart:values-cell-range-address="'Spec Benchmarks'.B28:'Spec Benchmarks'.B50" chart:label-cell-address="'Spec Benchmarks'.B27:'Spec Benchmarks'.B27" chart:class="chart:bar">
            <chart:data-point chart:repeated="23"/>
          </chart:series>
          <chart:series chart:style-name="ch10" chart:values-cell-range-address="'Spec Benchmarks'.C28:'Spec Benchmarks'.C50" chart:label-cell-address="'Spec Benchmarks'.C27:'Spec Benchmarks'.C27" chart:class="chart:bar">
            <chart:data-point chart:repeated="23"/>
          </chart:series>
          <chart:series chart:style-name="ch11" chart:values-cell-range-address="'Spec Benchmarks'.D28:'Spec Benchmarks'.D50" chart:label-cell-address="'Spec Benchmarks'.D27:'Spec Benchmarks'.D27" chart:class="chart:bar">
            <chart:data-point chart:repeated="23"/>
          </chart:series>
          <chart:series chart:style-name="ch12" chart:values-cell-range-address="'Spec Benchmarks'.E28:'Spec Benchmarks'.E50" chart:label-cell-address="'Spec Benchmarks'.E27:'Spec Benchmarks'.E27" chart:class="chart:bar">
            <chart:data-point chart:repeated="23"/>
          </chart:series>
          <chart:series chart:style-name="ch13" chart:values-cell-range-address="'Spec Benchmarks'.F28:'Spec Benchmarks'.F50" chart:label-cell-address="'Spec Benchmarks'.F27:'Spec Benchmarks'.F27" chart:class="chart:bar">
            <chart:data-point chart:repeated="23"/>
          </chart:series>
          <chart:series chart:style-name="ch14" chart:values-cell-range-address="'Spec Benchmarks'.G28:'Spec Benchmarks'.G50" chart:label-cell-address="'Spec Benchmarks'.G27:'Spec Benchmarks'.G27" chart:class="chart:bar">
            <chart:data-point chart:repeated="23"/>
          </chart:series>
          <chart:series chart:style-name="ch15" chart:values-cell-range-address="'Spec Benchmarks'.H28:'Spec Benchmarks'.H50" chart:label-cell-address="'Spec Benchmarks'.H27:'Spec Benchmarks'.H27" chart:class="chart:bar"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Spec Benchmarks'.B27:'Spec Benchmarks'.B27</svg:desc>
                </draw:g>
              </table:table-cell>
              <table:table-cell office:value-type="string">
                <text:p>Coded 8</text:p>
                <draw:g>
                  <svg:desc>'Spec Benchmarks'.C27:'Spec Benchmarks'.C27</svg:desc>
                </draw:g>
              </table:table-cell>
              <table:table-cell office:value-type="string">
                <text:p>Coded 16</text:p>
                <draw:g>
                  <svg:desc>'Spec Benchmarks'.D27:'Spec Benchmarks'.D27</svg:desc>
                </draw:g>
              </table:table-cell>
              <table:table-cell office:value-type="string">
                <text:p>Coded 32</text:p>
                <draw:g>
                  <svg:desc>'Spec Benchmarks'.E27:'Spec Benchmarks'.E27</svg:desc>
                </draw:g>
              </table:table-cell>
              <table:table-cell office:value-type="string">
                <text:p>Coded 64</text:p>
                <draw:g>
                  <svg:desc>'Spec Benchmarks'.F27:'Spec Benchmarks'.F27</svg:desc>
                </draw:g>
              </table:table-cell>
              <table:table-cell office:value-type="string">
                <text:p>Coded 128</text:p>
                <draw:g>
                  <svg:desc>'Spec Benchmarks'.G27:'Spec Benchmarks'.G27</svg:desc>
                </draw:g>
              </table:table-cell>
              <table:table-cell office:value-type="string">
                <text:p>Coded 1024</text:p>
                <draw:g>
                  <svg:desc>'Spec Benchmarks'.H27:'Spec Benchmarks'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'Spec Benchmarks'.A28:'Spec Benchmarks'.A50</svg:desc>
                </draw:g>
              </table:table-cell>
              <table:table-cell office:value-type="float" office:value="NaN">
                <text:p>NaN</text:p>
                <draw:g>
                  <svg:desc>'Spec Benchmarks'.B28:'Spec Benchmarks'.B50</svg:desc>
                </draw:g>
              </table:table-cell>
              <table:table-cell office:value-type="float" office:value="0.77074205042062">
                <text:p>0.77074205042062</text:p>
                <draw:g>
                  <svg:desc>'Spec Benchmarks'.C28:'Spec Benchmarks'.C50</svg:desc>
                </draw:g>
              </table:table-cell>
              <table:table-cell office:value-type="float" office:value="0.676166647329738">
                <text:p>0.676166647329738</text:p>
                <draw:g>
                  <svg:desc>'Spec Benchmarks'.D28:'Spec Benchmarks'.D50</svg:desc>
                </draw:g>
              </table:table-cell>
              <table:table-cell office:value-type="float" office:value="0.660872314058619">
                <text:p>0.660872314058619</text:p>
                <draw:g>
                  <svg:desc>'Spec Benchmarks'.E28:'Spec Benchmarks'.E50</svg:desc>
                </draw:g>
              </table:table-cell>
              <table:table-cell office:value-type="float" office:value="0.660440512041862">
                <text:p>0.660440512041862</text:p>
                <draw:g>
                  <svg:desc>'Spec Benchmarks'.F28:'Spec Benchmarks'.F50</svg:desc>
                </draw:g>
              </table:table-cell>
              <table:table-cell office:value-type="float" office:value="0.660440512041862">
                <text:p>0.660440512041862</text:p>
                <draw:g>
                  <svg:desc>'Spec Benchmarks'.G28:'Spec Benchmarks'.G50</svg:desc>
                </draw:g>
              </table:table-cell>
              <table:table-cell office:value-type="float" office:value="0.660440512041862">
                <text:p>0.660440512041862</text:p>
                <draw:g>
                  <svg:desc>'Spec Benchmarks'.H28:'Spec Benchmarks'.H50</svg:desc>
                </draw:g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NaN">
                <text:p>NaN</text:p>
              </table:table-cell>
              <table:table-cell office:value-type="float" office:value="0.881917493887502">
                <text:p>0.881917493887502</text:p>
              </table:table-cell>
              <table:table-cell office:value-type="float" office:value="0.867959569995177">
                <text:p>0.867959569995177</text:p>
              </table:table-cell>
              <table:table-cell office:value-type="float" office:value="0.865206533686142">
                <text:p>0.865206533686142</text:p>
              </table:table-cell>
              <table:table-cell office:value-type="float" office:value="0.865206533686142">
                <text:p>0.865206533686142</text:p>
              </table:table-cell>
              <table:table-cell office:value-type="float" office:value="0.865206533686142">
                <text:p>0.865206533686142</text:p>
              </table:table-cell>
              <table:table-cell office:value-type="float" office:value="0.865206533686142">
                <text:p>0.865206533686142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NaN">
                <text:p>NaN</text:p>
              </table:table-cell>
              <table:table-cell office:value-type="float" office:value="0.996157422865976">
                <text:p>0.996157422865976</text:p>
              </table:table-cell>
              <table:table-cell office:value-type="float" office:value="0.993858659919773">
                <text:p>0.993858659919773</text:p>
              </table:table-cell>
              <table:table-cell office:value-type="float" office:value="0.911350301031275">
                <text:p>0.911350301031275</text:p>
              </table:table-cell>
              <table:table-cell office:value-type="float" office:value="0.590304177651889">
                <text:p>0.590304177651889</text:p>
              </table:table-cell>
              <table:table-cell office:value-type="float" office:value="0.586060051358773">
                <text:p>0.586060051358773</text:p>
              </table:table-cell>
              <table:table-cell office:value-type="float" office:value="0.586060051358773">
                <text:p>0.586060051358773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NaN">
                <text:p>NaN</text:p>
              </table:table-cell>
              <table:table-cell office:value-type="float" office:value="0.986549485795699">
                <text:p>0.986549485795699</text:p>
              </table:table-cell>
              <table:table-cell office:value-type="float" office:value="0.984677439127175">
                <text:p>0.984677439127175</text:p>
              </table:table-cell>
              <table:table-cell office:value-type="float" office:value="0.984358219108991">
                <text:p>0.984358219108991</text:p>
              </table:table-cell>
              <table:table-cell office:value-type="float" office:value="0.984358219108991">
                <text:p>0.984358219108991</text:p>
              </table:table-cell>
              <table:table-cell office:value-type="float" office:value="0.984358219108991">
                <text:p>0.984358219108991</text:p>
              </table:table-cell>
              <table:table-cell office:value-type="float" office:value="0.984358219108991">
                <text:p>0.984358219108991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NaN">
                <text:p>NaN</text:p>
              </table:table-cell>
              <table:table-cell office:value-type="float" office:value="0.982786023756911">
                <text:p>0.982786023756911</text:p>
              </table:table-cell>
              <table:table-cell office:value-type="float" office:value="0.977647892080708">
                <text:p>0.977647892080708</text:p>
              </table:table-cell>
              <table:table-cell office:value-type="float" office:value="0.973873341503189">
                <text:p>0.973873341503189</text:p>
              </table:table-cell>
              <table:table-cell office:value-type="float" office:value="0.973748593594704">
                <text:p>0.973748593594704</text:p>
              </table:table-cell>
              <table:table-cell office:value-type="float" office:value="0.973748593594704">
                <text:p>0.973748593594704</text:p>
              </table:table-cell>
              <table:table-cell office:value-type="float" office:value="0.973748593594704">
                <text:p>0.973748593594704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NaN">
                <text:p>NaN</text:p>
              </table:table-cell>
              <table:table-cell office:value-type="float" office:value="0.938366053670166">
                <text:p>0.938366053670166</text:p>
              </table:table-cell>
              <table:table-cell office:value-type="float" office:value="0.581606784808609">
                <text:p>0.581606784808609</text:p>
              </table:table-cell>
              <table:table-cell office:value-type="float" office:value="0.570353165641593">
                <text:p>0.570353165641593</text:p>
              </table:table-cell>
              <table:table-cell office:value-type="float" office:value="0.569514386573244">
                <text:p>0.569514386573244</text:p>
              </table:table-cell>
              <table:table-cell office:value-type="float" office:value="0.569025098783374">
                <text:p>0.569025098783374</text:p>
              </table:table-cell>
              <table:table-cell office:value-type="float" office:value="0.560078122054318">
                <text:p>0.560078122054318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NaN">
                <text:p>NaN</text:p>
              </table:table-cell>
              <table:table-cell office:value-type="float" office:value="0.985490449690836">
                <text:p>0.985490449690836</text:p>
              </table:table-cell>
              <table:table-cell office:value-type="float" office:value="0.975335900694076">
                <text:p>0.975335900694076</text:p>
              </table:table-cell>
              <table:table-cell office:value-type="float" office:value="0.949216862596259">
                <text:p>0.949216862596259</text:p>
              </table:table-cell>
              <table:table-cell office:value-type="float" office:value="0.924716155226092">
                <text:p>0.924716155226092</text:p>
              </table:table-cell>
              <table:table-cell office:value-type="float" office:value="0.924716155226092">
                <text:p>0.924716155226092</text:p>
              </table:table-cell>
              <table:table-cell office:value-type="float" office:value="0.924716155226092">
                <text:p>0.924716155226092</text:p>
              </table:table-cell>
            </table:table-row>
            <table:table-row>
              <table:table-cell office:value-type="string">
                <text:p>gromacs</text:p>
              </table:table-cell>
              <table:table-cell office:value-type="float" office:value="NaN">
                <text:p>NaN</text:p>
              </table:table-cell>
              <table:table-cell office:value-type="float" office:value="0.87692389941587">
                <text:p>0.87692389941587</text:p>
              </table:table-cell>
              <table:table-cell office:value-type="float" office:value="0.862461834523923">
                <text:p>0.862461834523923</text:p>
              </table:table-cell>
              <table:table-cell office:value-type="float" office:value="0.862125192826312">
                <text:p>0.862125192826312</text:p>
              </table:table-cell>
              <table:table-cell office:value-type="float" office:value="0.862014886736833">
                <text:p>0.862014886736833</text:p>
              </table:table-cell>
              <table:table-cell office:value-type="float" office:value="0.862012805489861">
                <text:p>0.862012805489861</text:p>
              </table:table-cell>
              <table:table-cell office:value-type="float" office:value="0.862012805489861">
                <text:p>0.862012805489861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NaN">
                <text:p>NaN</text:p>
              </table:table-cell>
              <table:table-cell office:value-type="float" office:value="0.917992679794235">
                <text:p>0.917992679794235</text:p>
              </table:table-cell>
              <table:table-cell office:value-type="float" office:value="0.913705158775365">
                <text:p>0.913705158775365</text:p>
              </table:table-cell>
              <table:table-cell office:value-type="float" office:value="0.910911899230845">
                <text:p>0.910911899230845</text:p>
              </table:table-cell>
              <table:table-cell office:value-type="float" office:value="0.909198104324679">
                <text:p>0.909198104324679</text:p>
              </table:table-cell>
              <table:table-cell office:value-type="float" office:value="0.909198104324679">
                <text:p>0.909198104324679</text:p>
              </table:table-cell>
              <table:table-cell office:value-type="float" office:value="0.909198104324679">
                <text:p>0.909198104324679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NaN">
                <text:p>NaN</text:p>
              </table:table-cell>
              <table:table-cell office:value-type="float" office:value="0.86410096947609">
                <text:p>0.86410096947609</text:p>
              </table:table-cell>
              <table:table-cell office:value-type="float" office:value="0.844074706846651">
                <text:p>0.844074706846651</text:p>
              </table:table-cell>
              <table:table-cell office:value-type="float" office:value="0.838398082516456">
                <text:p>0.838398082516456</text:p>
              </table:table-cell>
              <table:table-cell office:value-type="float" office:value="0.838398082516456">
                <text:p>0.838398082516456</text:p>
              </table:table-cell>
              <table:table-cell office:value-type="float" office:value="0.838398082516456">
                <text:p>0.838398082516456</text:p>
              </table:table-cell>
              <table:table-cell office:value-type="float" office:value="0.838398082516456">
                <text:p>0.838398082516456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NaN">
                <text:p>NaN</text:p>
              </table:table-cell>
              <table:table-cell office:value-type="float" office:value="0.579815978744074">
                <text:p>0.579815978744074</text:p>
              </table:table-cell>
              <table:table-cell office:value-type="float" office:value="0.482763283429902">
                <text:p>0.482763283429902</text:p>
              </table:table-cell>
              <table:table-cell office:value-type="float" office:value="0.479218684472136">
                <text:p>0.479218684472136</text:p>
              </table:table-cell>
              <table:table-cell office:value-type="float" office:value="0.471770483668272">
                <text:p>0.471770483668272</text:p>
              </table:table-cell>
              <table:table-cell office:value-type="float" office:value="0.471770483668272">
                <text:p>0.471770483668272</text:p>
              </table:table-cell>
              <table:table-cell office:value-type="float" office:value="0.471770483668272">
                <text:p>0.471770483668272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NaN">
                <text:p>NaN</text:p>
              </table:table-cell>
              <table:table-cell office:value-type="float" office:value="0.757346110995515">
                <text:p>0.757346110995515</text:p>
              </table:table-cell>
              <table:table-cell office:value-type="float" office:value="0.613936719850772">
                <text:p>0.613936719850772</text:p>
              </table:table-cell>
              <table:table-cell office:value-type="float" office:value="0.571023000067298">
                <text:p>0.571023000067298</text:p>
              </table:table-cell>
              <table:table-cell office:value-type="float" office:value="0.565471504304568">
                <text:p>0.565471504304568</text:p>
              </table:table-cell>
              <table:table-cell office:value-type="float" office:value="0.563823187336905">
                <text:p>0.563823187336905</text:p>
              </table:table-cell>
              <table:table-cell office:value-type="float" office:value="0.549113803531451">
                <text:p>0.549113803531451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NaN">
                <text:p>NaN</text:p>
              </table:table-cell>
              <table:table-cell office:value-type="float" office:value="0.90080641156368">
                <text:p>0.90080641156368</text:p>
              </table:table-cell>
              <table:table-cell office:value-type="float" office:value="0.900764952339075">
                <text:p>0.900764952339075</text:p>
              </table:table-cell>
              <table:table-cell office:value-type="float" office:value="0.900764952339075">
                <text:p>0.900764952339075</text:p>
              </table:table-cell>
              <table:table-cell office:value-type="float" office:value="0.900764952339075">
                <text:p>0.900764952339075</text:p>
              </table:table-cell>
              <table:table-cell office:value-type="float" office:value="0.900764952339075">
                <text:p>0.900764952339075</text:p>
              </table:table-cell>
              <table:table-cell office:value-type="float" office:value="0.895910006867892">
                <text:p>0.895910006867892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NaN">
                <text:p>NaN</text:p>
              </table:table-cell>
              <table:table-cell office:value-type="float" office:value="0.8489175360864">
                <text:p>0.8489175360864</text:p>
              </table:table-cell>
              <table:table-cell office:value-type="float" office:value="0.818297349192943">
                <text:p>0.818297349192943</text:p>
              </table:table-cell>
              <table:table-cell office:value-type="float" office:value="0.755868952075341">
                <text:p>0.755868952075341</text:p>
              </table:table-cell>
              <table:table-cell office:value-type="float" office:value="0.65893236947705">
                <text:p>0.65893236947705</text:p>
              </table:table-cell>
              <table:table-cell office:value-type="float" office:value="0.3185464337559">
                <text:p>0.3185464337559</text:p>
              </table:table-cell>
              <table:table-cell office:value-type="float" office:value="0.3185464337559">
                <text:p>0.3185464337559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NaN">
                <text:p>NaN</text:p>
              </table:table-cell>
              <table:table-cell office:value-type="float" office:value="0.553491983277836">
                <text:p>0.553491983277836</text:p>
              </table:table-cell>
              <table:table-cell office:value-type="float" office:value="0.541566278572059">
                <text:p>0.541566278572059</text:p>
              </table:table-cell>
              <table:table-cell office:value-type="float" office:value="0.540913160083585">
                <text:p>0.540913160083585</text:p>
              </table:table-cell>
              <table:table-cell office:value-type="float" office:value="0.540916999447658">
                <text:p>0.540916999447658</text:p>
              </table:table-cell>
              <table:table-cell office:value-type="float" office:value="0.540746787640407">
                <text:p>0.540746787640407</text:p>
              </table:table-cell>
              <table:table-cell office:value-type="float" office:value="0.540081297867697">
                <text:p>0.540081297867697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NaN">
                <text:p>NaN</text:p>
              </table:table-cell>
              <table:table-cell office:value-type="float" office:value="0.98967124803232">
                <text:p>0.98967124803232</text:p>
              </table:table-cell>
              <table:table-cell office:value-type="float" office:value="0.988809100696193">
                <text:p>0.988809100696193</text:p>
              </table:table-cell>
              <table:table-cell office:value-type="float" office:value="0.988539994765984">
                <text:p>0.988539994765984</text:p>
              </table:table-cell>
              <table:table-cell office:value-type="float" office:value="0.98851667645353">
                <text:p>0.98851667645353</text:p>
              </table:table-cell>
              <table:table-cell office:value-type="float" office:value="0.98851667645353">
                <text:p>0.98851667645353</text:p>
              </table:table-cell>
              <table:table-cell office:value-type="float" office:value="0.98851667645353">
                <text:p>0.98851667645353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NaN">
                <text:p>NaN</text:p>
              </table:table-cell>
              <table:table-cell office:value-type="float" office:value="0.638065004839863">
                <text:p>0.638065004839863</text:p>
              </table:table-cell>
              <table:table-cell office:value-type="float" office:value="0.636280054679019">
                <text:p>0.636280054679019</text:p>
              </table:table-cell>
              <table:table-cell office:value-type="float" office:value="0.635962669923975">
                <text:p>0.635962669923975</text:p>
              </table:table-cell>
              <table:table-cell office:value-type="float" office:value="0.6359173679974">
                <text:p>0.6359173679974</text:p>
              </table:table-cell>
              <table:table-cell office:value-type="float" office:value="0.635904889622415">
                <text:p>0.635904889622415</text:p>
              </table:table-cell>
              <table:table-cell office:value-type="float" office:value="0.570493247952991">
                <text:p>0.570493247952991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NaN">
                <text:p>NaN</text:p>
              </table:table-cell>
              <table:table-cell office:value-type="float" office:value="0.993058126479252">
                <text:p>0.993058126479252</text:p>
              </table:table-cell>
              <table:table-cell office:value-type="float" office:value="0.991704799474458">
                <text:p>0.991704799474458</text:p>
              </table:table-cell>
              <table:table-cell office:value-type="float" office:value="0.990799689746893">
                <text:p>0.990799689746893</text:p>
              </table:table-cell>
              <table:table-cell office:value-type="float" office:value="0.988993518705878">
                <text:p>0.988993518705878</text:p>
              </table:table-cell>
              <table:table-cell office:value-type="float" office:value="0.986372766983332">
                <text:p>0.986372766983332</text:p>
              </table:table-cell>
              <table:table-cell office:value-type="float" office:value="0.934671319740349">
                <text:p>0.934671319740349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NaN">
                <text:p>NaN</text:p>
              </table:table-cell>
              <table:table-cell office:value-type="float" office:value="0.846826262156243">
                <text:p>0.846826262156243</text:p>
              </table:table-cell>
              <table:table-cell office:value-type="float" office:value="0.74962847644546">
                <text:p>0.74962847644546</text:p>
              </table:table-cell>
              <table:table-cell office:value-type="float" office:value="0.684018006304515">
                <text:p>0.684018006304515</text:p>
              </table:table-cell>
              <table:table-cell office:value-type="float" office:value="0.6767642884929">
                <text:p>0.6767642884929</text:p>
              </table:table-cell>
              <table:table-cell office:value-type="float" office:value="0.670973809539858">
                <text:p>0.670973809539858</text:p>
              </table:table-cell>
              <table:table-cell office:value-type="float" office:value="0.659876300595859">
                <text:p>0.659876300595859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NaN">
                <text:p>NaN</text:p>
              </table:table-cell>
              <table:table-cell office:value-type="float" office:value="0.824636199673183">
                <text:p>0.824636199673183</text:p>
              </table:table-cell>
              <table:table-cell office:value-type="float" office:value="0.767583312496193">
                <text:p>0.767583312496193</text:p>
              </table:table-cell>
              <table:table-cell office:value-type="float" office:value="0.719346786540402">
                <text:p>0.719346786540402</text:p>
              </table:table-cell>
              <table:table-cell office:value-type="float" office:value="0.717794727457345">
                <text:p>0.717794727457345</text:p>
              </table:table-cell>
              <table:table-cell office:value-type="float" office:value="0.715101163566202">
                <text:p>0.715101163566202</text:p>
              </table:table-cell>
              <table:table-cell office:value-type="float" office:value="0.715101163566202">
                <text:p>0.715101163566202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NaN">
                <text:p>NaN</text:p>
              </table:table-cell>
              <table:table-cell office:value-type="float" office:value="0.97766241257816">
                <text:p>0.97766241257816</text:p>
              </table:table-cell>
              <table:table-cell office:value-type="float" office:value="0.976353724549532">
                <text:p>0.976353724549532</text:p>
              </table:table-cell>
              <table:table-cell office:value-type="float" office:value="0.976136746430148">
                <text:p>0.976136746430148</text:p>
              </table:table-cell>
              <table:table-cell office:value-type="float" office:value="0.976029497245424">
                <text:p>0.976029497245424</text:p>
              </table:table-cell>
              <table:table-cell office:value-type="float" office:value="0.976029497245424">
                <text:p>0.976029497245424</text:p>
              </table:table-cell>
              <table:table-cell office:value-type="float" office:value="0.976029497245424">
                <text:p>0.976029497245424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NaN">
                <text:p>NaN</text:p>
              </table:table-cell>
              <table:table-cell office:value-type="float" office:value="0.655002762673471">
                <text:p>0.655002762673471</text:p>
              </table:table-cell>
              <table:table-cell office:value-type="float" office:value="0.635589988679296">
                <text:p>0.635589988679296</text:p>
              </table:table-cell>
              <table:table-cell office:value-type="float" office:value="0.624507532430774">
                <text:p>0.624507532430774</text:p>
              </table:table-cell>
              <table:table-cell office:value-type="float" office:value="0.61258095907213">
                <text:p>0.61258095907213</text:p>
              </table:table-cell>
              <table:table-cell office:value-type="float" office:value="0.597897448364055">
                <text:p>0.597897448364055</text:p>
              </table:table-cell>
              <table:table-cell office:value-type="float" office:value="0.550953451705732">
                <text:p>0.550953451705732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NaN">
                <text:p>NaN</text:p>
              </table:table-cell>
              <table:table-cell office:value-type="float" office:value="1.00179878663809">
                <text:p>1.00179878663809</text:p>
              </table:table-cell>
              <table:table-cell office:value-type="float" office:value="0.886008502226091">
                <text:p>0.886008502226091</text:p>
              </table:table-cell>
              <table:table-cell office:value-type="float" office:value="0.875080855785249">
                <text:p>0.875080855785249</text:p>
              </table:table-cell>
              <table:table-cell office:value-type="float" office:value="0.875080855785249">
                <text:p>0.875080855785249</text:p>
              </table:table-cell>
              <table:table-cell office:value-type="float" office:value="0.875080855785249">
                <text:p>0.875080855785249</text:p>
              </table:table-cell>
              <table:table-cell office:value-type="float" office:value="0.875080855785249">
                <text:p>0.8750808557852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8.008cm" svg:height="10.627cm" xlink:href=".." xlink:type="simple" chart:class="chart:bar" chart:style-name="ch1">
        <chart:title svg:x="30.971cm" svg:y="0.347cm" chart:style-name="ch2">
          <text:p>Old Ramulator 8 Parity Banks</text:p>
        </chart:title>
        <chart:legend svg:x="18.637cm" svg:y="9.81cm" style:legend-expansion="custom" chartooo:width="32.284cm" chartooo:height="0.814cm" style:legend-expansion-aspect-ratio="39.6609336609337" chart:style-name="ch3"/>
        <chart:plot-area chart:style-name="ch4" table:cell-range-address="'Spec Benchmarks'.A28:'Spec Benchmarks'.H50 'Spec Benchmarks'.C27:'Spec Benchmarks'.H27" chart:data-source-has-labels="both" svg:x="3.934cm" svg:y="0.826cm" svg:width="63.117cm" svg:height="9.015cm">
          <chartooo:coordinate-region svg:x="4.661cm" svg:y="0.987cm" svg:width="62.39cm" svg:height="8.286cm"/>
          <chart:axis chart:dimension="x" chart:name="primary-x" chart:style-name="ch5" chartooo:axis-type="auto">
            <chartooo:date-scale/>
            <chart:categories table:cell-range-address="'Spec Benchmarks'.A28:'Spec Benchmarks'.B50"/>
          </chart:axis>
          <chart:axis chart:dimension="y" chart:name="primary-y" chart:style-name="ch6">
            <chart:title svg:x="2.066cm" svg:y="8.512cm" chart:style-name="ch7">
              <text:p>Percent of CPU Cycles Relative to Baseline</text:p>
            </chart:title>
            <chart:grid chart:style-name="ch8" chart:class="major"/>
          </chart:axis>
          <chart:series chart:style-name="ch9" chart:values-cell-range-address="'Spec Benchmarks'.C28:'Spec Benchmarks'.C50" chart:label-cell-address="'Spec Benchmarks'.C27:'Spec Benchmarks'.C27" chart:class="chart:bar">
            <chart:data-point chart:repeated="23"/>
          </chart:series>
          <chart:series chart:style-name="ch10" chart:values-cell-range-address="'Spec Benchmarks'.D28:'Spec Benchmarks'.D50" chart:label-cell-address="'Spec Benchmarks'.D27:'Spec Benchmarks'.D27" chart:class="chart:bar">
            <chart:data-point chart:repeated="23"/>
          </chart:series>
          <chart:series chart:style-name="ch11" chart:values-cell-range-address="'Spec Benchmarks'.E28:'Spec Benchmarks'.E50" chart:label-cell-address="'Spec Benchmarks'.E27:'Spec Benchmarks'.E27" chart:class="chart:bar">
            <chart:data-point chart:repeated="23"/>
          </chart:series>
          <chart:series chart:style-name="ch12" chart:values-cell-range-address="'Spec Benchmarks'.F28:'Spec Benchmarks'.F50" chart:label-cell-address="'Spec Benchmarks'.F27:'Spec Benchmarks'.F27" chart:class="chart:bar">
            <chart:data-point chart:repeated="23"/>
          </chart:series>
          <chart:series chart:style-name="ch13" chart:values-cell-range-address="'Spec Benchmarks'.G28:'Spec Benchmarks'.G50" chart:label-cell-address="'Spec Benchmarks'.G27:'Spec Benchmarks'.G27" chart:class="chart:bar">
            <chart:data-point chart:repeated="23"/>
          </chart:series>
          <chart:series chart:style-name="ch14" chart:values-cell-range-address="'Spec Benchmarks'.H28:'Spec Benchmarks'.H50" chart:label-cell-address="'Spec Benchmarks'.H27:'Spec Benchmarks'.H27" chart:class="chart:bar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ed 8</text:p>
                <draw:g>
                  <svg:desc>'Spec Benchmarks'.C27:'Spec Benchmarks'.C27</svg:desc>
                </draw:g>
              </table:table-cell>
              <table:table-cell office:value-type="string">
                <text:p>Coded 16</text:p>
                <draw:g>
                  <svg:desc>'Spec Benchmarks'.D27:'Spec Benchmarks'.D27</svg:desc>
                </draw:g>
              </table:table-cell>
              <table:table-cell office:value-type="string">
                <text:p>Coded 32</text:p>
                <draw:g>
                  <svg:desc>'Spec Benchmarks'.E27:'Spec Benchmarks'.E27</svg:desc>
                </draw:g>
              </table:table-cell>
              <table:table-cell office:value-type="string">
                <text:p>Coded 64</text:p>
                <draw:g>
                  <svg:desc>'Spec Benchmarks'.F27:'Spec Benchmarks'.F27</svg:desc>
                </draw:g>
              </table:table-cell>
              <table:table-cell office:value-type="string">
                <text:p>Coded 128</text:p>
                <draw:g>
                  <svg:desc>'Spec Benchmarks'.G27:'Spec Benchmarks'.G27</svg:desc>
                </draw:g>
              </table:table-cell>
              <table:table-cell office:value-type="string">
                <text:p>Coded 1024</text:p>
                <draw:g>
                  <svg:desc>'Spec Benchmarks'.H27:'Spec Benchmarks'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text:list>
                  <text:list-item>
                    <text:p>astar</text:p>
                  </text:list-item>
                  <text:list-item>
                    <text:p/>
                  </text:list-item>
                </text:list>
                <draw:g>
                  <svg:desc>'Spec Benchmarks'.A28:'Spec Benchmarks'.B50</svg:desc>
                </draw:g>
              </table:table-cell>
              <table:table-cell office:value-type="float" office:value="0.77074205042062">
                <text:p>0.77074205042062</text:p>
                <draw:g>
                  <svg:desc>'Spec Benchmarks'.C28:'Spec Benchmarks'.C50</svg:desc>
                </draw:g>
              </table:table-cell>
              <table:table-cell office:value-type="float" office:value="0.676166647329738">
                <text:p>0.676166647329738</text:p>
                <draw:g>
                  <svg:desc>'Spec Benchmarks'.D28:'Spec Benchmarks'.D50</svg:desc>
                </draw:g>
              </table:table-cell>
              <table:table-cell office:value-type="float" office:value="0.660872314058619">
                <text:p>0.660872314058619</text:p>
                <draw:g>
                  <svg:desc>'Spec Benchmarks'.E28:'Spec Benchmarks'.E50</svg:desc>
                </draw:g>
              </table:table-cell>
              <table:table-cell office:value-type="float" office:value="0.660440512041862">
                <text:p>0.660440512041862</text:p>
                <draw:g>
                  <svg:desc>'Spec Benchmarks'.F28:'Spec Benchmarks'.F50</svg:desc>
                </draw:g>
              </table:table-cell>
              <table:table-cell office:value-type="float" office:value="0.660440512041862">
                <text:p>0.660440512041862</text:p>
                <draw:g>
                  <svg:desc>'Spec Benchmarks'.G28:'Spec Benchmarks'.G50</svg:desc>
                </draw:g>
              </table:table-cell>
              <table:table-cell office:value-type="float" office:value="0.660440512041862">
                <text:p>0.660440512041862</text:p>
                <draw:g>
                  <svg:desc>'Spec Benchmarks'.H28:'Spec Benchmarks'.H50</svg:desc>
                </draw:g>
              </table:table-cell>
            </table:table-row>
            <table:table-row>
              <table:table-cell office:value-type="string">
                <text:p>bzip2</text:p>
                <text:list>
                  <text:list-item>
                    <text:p>bzip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81917493887502">
                <text:p>0.881917493887502</text:p>
              </table:table-cell>
              <table:table-cell office:value-type="float" office:value="0.867959569995177">
                <text:p>0.867959569995177</text:p>
              </table:table-cell>
              <table:table-cell office:value-type="float" office:value="0.865206533686142">
                <text:p>0.865206533686142</text:p>
              </table:table-cell>
              <table:table-cell office:value-type="float" office:value="0.865206533686142">
                <text:p>0.865206533686142</text:p>
              </table:table-cell>
              <table:table-cell office:value-type="float" office:value="0.865206533686142">
                <text:p>0.865206533686142</text:p>
              </table:table-cell>
              <table:table-cell office:value-type="float" office:value="0.865206533686142">
                <text:p>0.865206533686142</text:p>
              </table:table-cell>
            </table:table-row>
            <table:table-row>
              <table:table-cell office:value-type="string">
                <text:p>cactusADM</text:p>
                <text:list>
                  <text:list-item>
                    <text:p>cactusAD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6157422865976">
                <text:p>0.996157422865976</text:p>
              </table:table-cell>
              <table:table-cell office:value-type="float" office:value="0.993858659919773">
                <text:p>0.993858659919773</text:p>
              </table:table-cell>
              <table:table-cell office:value-type="float" office:value="0.911350301031275">
                <text:p>0.911350301031275</text:p>
              </table:table-cell>
              <table:table-cell office:value-type="float" office:value="0.590304177651889">
                <text:p>0.590304177651889</text:p>
              </table:table-cell>
              <table:table-cell office:value-type="float" office:value="0.586060051358773">
                <text:p>0.586060051358773</text:p>
              </table:table-cell>
              <table:table-cell office:value-type="float" office:value="0.586060051358773">
                <text:p>0.586060051358773</text:p>
              </table:table-cell>
            </table:table-row>
            <table:table-row>
              <table:table-cell office:value-type="string">
                <text:p>dealII</text:p>
                <text:list>
                  <text:list-item>
                    <text:p>dealII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6549485795699">
                <text:p>0.986549485795699</text:p>
              </table:table-cell>
              <table:table-cell office:value-type="float" office:value="0.984677439127175">
                <text:p>0.984677439127175</text:p>
              </table:table-cell>
              <table:table-cell office:value-type="float" office:value="0.984358219108991">
                <text:p>0.984358219108991</text:p>
              </table:table-cell>
              <table:table-cell office:value-type="float" office:value="0.984358219108991">
                <text:p>0.984358219108991</text:p>
              </table:table-cell>
              <table:table-cell office:value-type="float" office:value="0.984358219108991">
                <text:p>0.984358219108991</text:p>
              </table:table-cell>
              <table:table-cell office:value-type="float" office:value="0.984358219108991">
                <text:p>0.984358219108991</text:p>
              </table:table-cell>
            </table:table-row>
            <table:table-row>
              <table:table-cell office:value-type="string">
                <text:p>gcc</text:p>
                <text:list>
                  <text:list-item>
                    <text:p>gcc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2786023756911">
                <text:p>0.982786023756911</text:p>
              </table:table-cell>
              <table:table-cell office:value-type="float" office:value="0.977647892080708">
                <text:p>0.977647892080708</text:p>
              </table:table-cell>
              <table:table-cell office:value-type="float" office:value="0.973873341503189">
                <text:p>0.973873341503189</text:p>
              </table:table-cell>
              <table:table-cell office:value-type="float" office:value="0.973748593594704">
                <text:p>0.973748593594704</text:p>
              </table:table-cell>
              <table:table-cell office:value-type="float" office:value="0.973748593594704">
                <text:p>0.973748593594704</text:p>
              </table:table-cell>
              <table:table-cell office:value-type="float" office:value="0.973748593594704">
                <text:p>0.973748593594704</text:p>
              </table:table-cell>
            </table:table-row>
            <table:table-row>
              <table:table-cell office:value-type="string">
                <text:p>GemsFDTD</text:p>
                <text:list>
                  <text:list-item>
                    <text:p>GemsFDT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38366053670166">
                <text:p>0.938366053670166</text:p>
              </table:table-cell>
              <table:table-cell office:value-type="float" office:value="0.581606784808609">
                <text:p>0.581606784808609</text:p>
              </table:table-cell>
              <table:table-cell office:value-type="float" office:value="0.570353165641593">
                <text:p>0.570353165641593</text:p>
              </table:table-cell>
              <table:table-cell office:value-type="float" office:value="0.569514386573244">
                <text:p>0.569514386573244</text:p>
              </table:table-cell>
              <table:table-cell office:value-type="float" office:value="0.569025098783374">
                <text:p>0.569025098783374</text:p>
              </table:table-cell>
              <table:table-cell office:value-type="float" office:value="0.560078122054318">
                <text:p>0.560078122054318</text:p>
              </table:table-cell>
            </table:table-row>
            <table:table-row>
              <table:table-cell office:value-type="string">
                <text:p>gobmk</text:p>
                <text:list>
                  <text:list-item>
                    <text:p>gobmk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5490449690836">
                <text:p>0.985490449690836</text:p>
              </table:table-cell>
              <table:table-cell office:value-type="float" office:value="0.975335900694076">
                <text:p>0.975335900694076</text:p>
              </table:table-cell>
              <table:table-cell office:value-type="float" office:value="0.949216862596259">
                <text:p>0.949216862596259</text:p>
              </table:table-cell>
              <table:table-cell office:value-type="float" office:value="0.924716155226092">
                <text:p>0.924716155226092</text:p>
              </table:table-cell>
              <table:table-cell office:value-type="float" office:value="0.924716155226092">
                <text:p>0.924716155226092</text:p>
              </table:table-cell>
              <table:table-cell office:value-type="float" office:value="0.924716155226092">
                <text:p>0.924716155226092</text:p>
              </table:table-cell>
            </table:table-row>
            <table:table-row>
              <table:table-cell office:value-type="string">
                <text:p>gromacs</text:p>
                <text:list>
                  <text:list-item>
                    <text:p>gromac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7692389941587">
                <text:p>0.87692389941587</text:p>
              </table:table-cell>
              <table:table-cell office:value-type="float" office:value="0.862461834523923">
                <text:p>0.862461834523923</text:p>
              </table:table-cell>
              <table:table-cell office:value-type="float" office:value="0.862125192826312">
                <text:p>0.862125192826312</text:p>
              </table:table-cell>
              <table:table-cell office:value-type="float" office:value="0.862014886736833">
                <text:p>0.862014886736833</text:p>
              </table:table-cell>
              <table:table-cell office:value-type="float" office:value="0.862012805489861">
                <text:p>0.862012805489861</text:p>
              </table:table-cell>
              <table:table-cell office:value-type="float" office:value="0.862012805489861">
                <text:p>0.862012805489861</text:p>
              </table:table-cell>
            </table:table-row>
            <table:table-row>
              <table:table-cell office:value-type="string">
                <text:p>h264ref</text:p>
                <text:list>
                  <text:list-item>
                    <text:p>h264re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7992679794235">
                <text:p>0.917992679794235</text:p>
              </table:table-cell>
              <table:table-cell office:value-type="float" office:value="0.913705158775365">
                <text:p>0.913705158775365</text:p>
              </table:table-cell>
              <table:table-cell office:value-type="float" office:value="0.910911899230845">
                <text:p>0.910911899230845</text:p>
              </table:table-cell>
              <table:table-cell office:value-type="float" office:value="0.909198104324679">
                <text:p>0.909198104324679</text:p>
              </table:table-cell>
              <table:table-cell office:value-type="float" office:value="0.909198104324679">
                <text:p>0.909198104324679</text:p>
              </table:table-cell>
              <table:table-cell office:value-type="float" office:value="0.909198104324679">
                <text:p>0.909198104324679</text:p>
              </table:table-cell>
            </table:table-row>
            <table:table-row>
              <table:table-cell office:value-type="string">
                <text:p>hmmer</text:p>
                <text:list>
                  <text:list-item>
                    <text:p>hmm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410096947609">
                <text:p>0.86410096947609</text:p>
              </table:table-cell>
              <table:table-cell office:value-type="float" office:value="0.844074706846651">
                <text:p>0.844074706846651</text:p>
              </table:table-cell>
              <table:table-cell office:value-type="float" office:value="0.838398082516456">
                <text:p>0.838398082516456</text:p>
              </table:table-cell>
              <table:table-cell office:value-type="float" office:value="0.838398082516456">
                <text:p>0.838398082516456</text:p>
              </table:table-cell>
              <table:table-cell office:value-type="float" office:value="0.838398082516456">
                <text:p>0.838398082516456</text:p>
              </table:table-cell>
              <table:table-cell office:value-type="float" office:value="0.838398082516456">
                <text:p>0.838398082516456</text:p>
              </table:table-cell>
            </table:table-row>
            <table:table-row>
              <table:table-cell office:value-type="string">
                <text:p>lbm</text:p>
                <text:list>
                  <text:list-item>
                    <text:p>lb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79815978744074">
                <text:p>0.579815978744074</text:p>
              </table:table-cell>
              <table:table-cell office:value-type="float" office:value="0.482763283429902">
                <text:p>0.482763283429902</text:p>
              </table:table-cell>
              <table:table-cell office:value-type="float" office:value="0.479218684472136">
                <text:p>0.479218684472136</text:p>
              </table:table-cell>
              <table:table-cell office:value-type="float" office:value="0.471770483668272">
                <text:p>0.471770483668272</text:p>
              </table:table-cell>
              <table:table-cell office:value-type="float" office:value="0.471770483668272">
                <text:p>0.471770483668272</text:p>
              </table:table-cell>
              <table:table-cell office:value-type="float" office:value="0.471770483668272">
                <text:p>0.471770483668272</text:p>
              </table:table-cell>
            </table:table-row>
            <table:table-row>
              <table:table-cell office:value-type="string">
                <text:p>leslie3d</text:p>
                <text:list>
                  <text:list-item>
                    <text:p>leslie3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757346110995515">
                <text:p>0.757346110995515</text:p>
              </table:table-cell>
              <table:table-cell office:value-type="float" office:value="0.613936719850772">
                <text:p>0.613936719850772</text:p>
              </table:table-cell>
              <table:table-cell office:value-type="float" office:value="0.571023000067298">
                <text:p>0.571023000067298</text:p>
              </table:table-cell>
              <table:table-cell office:value-type="float" office:value="0.565471504304568">
                <text:p>0.565471504304568</text:p>
              </table:table-cell>
              <table:table-cell office:value-type="float" office:value="0.563823187336905">
                <text:p>0.563823187336905</text:p>
              </table:table-cell>
              <table:table-cell office:value-type="float" office:value="0.549113803531451">
                <text:p>0.549113803531451</text:p>
              </table:table-cell>
            </table:table-row>
            <table:table-row>
              <table:table-cell office:value-type="string">
                <text:p>libquantum</text:p>
                <text:list>
                  <text:list-item>
                    <text:p>libquantu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080641156368">
                <text:p>0.90080641156368</text:p>
              </table:table-cell>
              <table:table-cell office:value-type="float" office:value="0.900764952339075">
                <text:p>0.900764952339075</text:p>
              </table:table-cell>
              <table:table-cell office:value-type="float" office:value="0.900764952339075">
                <text:p>0.900764952339075</text:p>
              </table:table-cell>
              <table:table-cell office:value-type="float" office:value="0.900764952339075">
                <text:p>0.900764952339075</text:p>
              </table:table-cell>
              <table:table-cell office:value-type="float" office:value="0.900764952339075">
                <text:p>0.900764952339075</text:p>
              </table:table-cell>
              <table:table-cell office:value-type="float" office:value="0.895910006867892">
                <text:p>0.895910006867892</text:p>
              </table:table-cell>
            </table:table-row>
            <table:table-row>
              <table:table-cell office:value-type="string">
                <text:p>mcf</text:p>
                <text:list>
                  <text:list-item>
                    <text:p>mc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89175360864">
                <text:p>0.8489175360864</text:p>
              </table:table-cell>
              <table:table-cell office:value-type="float" office:value="0.818297349192943">
                <text:p>0.818297349192943</text:p>
              </table:table-cell>
              <table:table-cell office:value-type="float" office:value="0.755868952075341">
                <text:p>0.755868952075341</text:p>
              </table:table-cell>
              <table:table-cell office:value-type="float" office:value="0.65893236947705">
                <text:p>0.65893236947705</text:p>
              </table:table-cell>
              <table:table-cell office:value-type="float" office:value="0.3185464337559">
                <text:p>0.3185464337559</text:p>
              </table:table-cell>
              <table:table-cell office:value-type="float" office:value="0.3185464337559">
                <text:p>0.3185464337559</text:p>
              </table:table-cell>
            </table:table-row>
            <table:table-row>
              <table:table-cell office:value-type="string">
                <text:p>milc</text:p>
                <text:list>
                  <text:list-item>
                    <text:p>milc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53491983277836">
                <text:p>0.553491983277836</text:p>
              </table:table-cell>
              <table:table-cell office:value-type="float" office:value="0.541566278572059">
                <text:p>0.541566278572059</text:p>
              </table:table-cell>
              <table:table-cell office:value-type="float" office:value="0.540913160083585">
                <text:p>0.540913160083585</text:p>
              </table:table-cell>
              <table:table-cell office:value-type="float" office:value="0.540916999447658">
                <text:p>0.540916999447658</text:p>
              </table:table-cell>
              <table:table-cell office:value-type="float" office:value="0.540746787640407">
                <text:p>0.540746787640407</text:p>
              </table:table-cell>
              <table:table-cell office:value-type="float" office:value="0.540081297867697">
                <text:p>0.540081297867697</text:p>
              </table:table-cell>
            </table:table-row>
            <table:table-row>
              <table:table-cell office:value-type="string">
                <text:p>namd</text:p>
                <text:list>
                  <text:list-item>
                    <text:p>nam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967124803232">
                <text:p>0.98967124803232</text:p>
              </table:table-cell>
              <table:table-cell office:value-type="float" office:value="0.988809100696193">
                <text:p>0.988809100696193</text:p>
              </table:table-cell>
              <table:table-cell office:value-type="float" office:value="0.988539994765984">
                <text:p>0.988539994765984</text:p>
              </table:table-cell>
              <table:table-cell office:value-type="float" office:value="0.98851667645353">
                <text:p>0.98851667645353</text:p>
              </table:table-cell>
              <table:table-cell office:value-type="float" office:value="0.98851667645353">
                <text:p>0.98851667645353</text:p>
              </table:table-cell>
              <table:table-cell office:value-type="float" office:value="0.98851667645353">
                <text:p>0.98851667645353</text:p>
              </table:table-cell>
            </table:table-row>
            <table:table-row>
              <table:table-cell office:value-type="string">
                <text:p>omnetpp</text:p>
                <text:list>
                  <text:list-item>
                    <text:p>omnetp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638065004839863">
                <text:p>0.638065004839863</text:p>
              </table:table-cell>
              <table:table-cell office:value-type="float" office:value="0.636280054679019">
                <text:p>0.636280054679019</text:p>
              </table:table-cell>
              <table:table-cell office:value-type="float" office:value="0.635962669923975">
                <text:p>0.635962669923975</text:p>
              </table:table-cell>
              <table:table-cell office:value-type="float" office:value="0.6359173679974">
                <text:p>0.6359173679974</text:p>
              </table:table-cell>
              <table:table-cell office:value-type="float" office:value="0.635904889622415">
                <text:p>0.635904889622415</text:p>
              </table:table-cell>
              <table:table-cell office:value-type="float" office:value="0.570493247952991">
                <text:p>0.570493247952991</text:p>
              </table:table-cell>
            </table:table-row>
            <table:table-row>
              <table:table-cell office:value-type="string">
                <text:p>sjeng</text:p>
                <text:list>
                  <text:list-item>
                    <text:p>sjeng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3058126479252">
                <text:p>0.993058126479252</text:p>
              </table:table-cell>
              <table:table-cell office:value-type="float" office:value="0.991704799474458">
                <text:p>0.991704799474458</text:p>
              </table:table-cell>
              <table:table-cell office:value-type="float" office:value="0.990799689746893">
                <text:p>0.990799689746893</text:p>
              </table:table-cell>
              <table:table-cell office:value-type="float" office:value="0.988993518705878">
                <text:p>0.988993518705878</text:p>
              </table:table-cell>
              <table:table-cell office:value-type="float" office:value="0.986372766983332">
                <text:p>0.986372766983332</text:p>
              </table:table-cell>
              <table:table-cell office:value-type="float" office:value="0.934671319740349">
                <text:p>0.934671319740349</text:p>
              </table:table-cell>
            </table:table-row>
            <table:table-row>
              <table:table-cell office:value-type="string">
                <text:p>soplex</text:p>
                <text:list>
                  <text:list-item>
                    <text:p>soplex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6826262156243">
                <text:p>0.846826262156243</text:p>
              </table:table-cell>
              <table:table-cell office:value-type="float" office:value="0.74962847644546">
                <text:p>0.74962847644546</text:p>
              </table:table-cell>
              <table:table-cell office:value-type="float" office:value="0.684018006304515">
                <text:p>0.684018006304515</text:p>
              </table:table-cell>
              <table:table-cell office:value-type="float" office:value="0.6767642884929">
                <text:p>0.6767642884929</text:p>
              </table:table-cell>
              <table:table-cell office:value-type="float" office:value="0.670973809539858">
                <text:p>0.670973809539858</text:p>
              </table:table-cell>
              <table:table-cell office:value-type="float" office:value="0.659876300595859">
                <text:p>0.659876300595859</text:p>
              </table:table-cell>
            </table:table-row>
            <table:table-row>
              <table:table-cell office:value-type="string">
                <text:p>sphinx3</text:p>
                <text:list>
                  <text:list-item>
                    <text:p>sphinx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24636199673183">
                <text:p>0.824636199673183</text:p>
              </table:table-cell>
              <table:table-cell office:value-type="float" office:value="0.767583312496193">
                <text:p>0.767583312496193</text:p>
              </table:table-cell>
              <table:table-cell office:value-type="float" office:value="0.719346786540402">
                <text:p>0.719346786540402</text:p>
              </table:table-cell>
              <table:table-cell office:value-type="float" office:value="0.717794727457345">
                <text:p>0.717794727457345</text:p>
              </table:table-cell>
              <table:table-cell office:value-type="float" office:value="0.715101163566202">
                <text:p>0.715101163566202</text:p>
              </table:table-cell>
              <table:table-cell office:value-type="float" office:value="0.715101163566202">
                <text:p>0.715101163566202</text:p>
              </table:table-cell>
            </table:table-row>
            <table:table-row>
              <table:table-cell office:value-type="string">
                <text:p>wrf</text:p>
                <text:list>
                  <text:list-item>
                    <text:p>wr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7766241257816">
                <text:p>0.97766241257816</text:p>
              </table:table-cell>
              <table:table-cell office:value-type="float" office:value="0.976353724549532">
                <text:p>0.976353724549532</text:p>
              </table:table-cell>
              <table:table-cell office:value-type="float" office:value="0.976136746430148">
                <text:p>0.976136746430148</text:p>
              </table:table-cell>
              <table:table-cell office:value-type="float" office:value="0.976029497245424">
                <text:p>0.976029497245424</text:p>
              </table:table-cell>
              <table:table-cell office:value-type="float" office:value="0.976029497245424">
                <text:p>0.976029497245424</text:p>
              </table:table-cell>
              <table:table-cell office:value-type="float" office:value="0.976029497245424">
                <text:p>0.976029497245424</text:p>
              </table:table-cell>
            </table:table-row>
            <table:table-row>
              <table:table-cell office:value-type="string">
                <text:p>xalancbmk</text:p>
                <text:list>
                  <text:list-item>
                    <text:p>xalancbmk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655002762673471">
                <text:p>0.655002762673471</text:p>
              </table:table-cell>
              <table:table-cell office:value-type="float" office:value="0.635589988679296">
                <text:p>0.635589988679296</text:p>
              </table:table-cell>
              <table:table-cell office:value-type="float" office:value="0.624507532430774">
                <text:p>0.624507532430774</text:p>
              </table:table-cell>
              <table:table-cell office:value-type="float" office:value="0.61258095907213">
                <text:p>0.61258095907213</text:p>
              </table:table-cell>
              <table:table-cell office:value-type="float" office:value="0.597897448364055">
                <text:p>0.597897448364055</text:p>
              </table:table-cell>
              <table:table-cell office:value-type="float" office:value="0.550953451705732">
                <text:p>0.550953451705732</text:p>
              </table:table-cell>
            </table:table-row>
            <table:table-row>
              <table:table-cell office:value-type="string">
                <text:p>zeusmp</text:p>
                <text:list>
                  <text:list-item>
                    <text:p>zeusm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79878663809">
                <text:p>1.00179878663809</text:p>
              </table:table-cell>
              <table:table-cell office:value-type="float" office:value="0.886008502226091">
                <text:p>0.886008502226091</text:p>
              </table:table-cell>
              <table:table-cell office:value-type="float" office:value="0.875080855785249">
                <text:p>0.875080855785249</text:p>
              </table:table-cell>
              <table:table-cell office:value-type="float" office:value="0.875080855785249">
                <text:p>0.875080855785249</text:p>
              </table:table-cell>
              <table:table-cell office:value-type="float" office:value="0.875080855785249">
                <text:p>0.875080855785249</text:p>
              </table:table-cell>
              <table:table-cell office:value-type="float" office:value="0.875080855785249">
                <text:p>0.8750808557852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501cm" svg:height="10.65cm" xlink:href=".." xlink:type="simple" chart:class="chart:bar" chart:style-name="ch1">
        <chart:title svg:x="14.166cm" svg:y="0.348cm" chart:style-name="ch2">
          <text:p>VIPS Benchmark 8 cores</text:p>
        </chart:title>
        <chart:legend svg:x="3.849cm" svg:y="9.831cm" style:legend-expansion="custom" chartooo:width="29.06cm" chartooo:height="0.815cm" style:legend-expansion-aspect-ratio="35.6564417177914" chart:style-name="ch3"/>
        <chart:plot-area chart:style-name="ch4" table:cell-range-address="'Old Vips Results'.A9:'Old Vips Results'.J12 'Old Vips Results'.B8:'Old Vips Results'.J8" chart:data-source-has-labels="both" svg:x="1.569cm" svg:y="0.828cm" svg:width="31.46cm" svg:height="9.032cm">
          <chartooo:coordinate-region svg:x="2.296cm" svg:y="0.989cm" svg:width="30.733cm" svg:height="8.303cm"/>
          <chart:axis chart:dimension="x" chart:name="primary-x" chart:style-name="ch5" chartooo:axis-type="auto">
            <chartooo:date-scale/>
            <chart:categories table:cell-range-address="'Old Vips Results'.A9:'Old Vips Results'.A12"/>
          </chart:axis>
          <chart:axis chart:dimension="y" chart:name="primary-y" chart:style-name="ch6">
            <chart:title svg:x="0.391cm" svg:y="8.523cm" chart:style-name="ch7">
              <text:p>Percent of CPU Cycles Relative to Baseline</text:p>
            </chart:title>
            <chart:grid chart:style-name="ch8" chart:class="major"/>
          </chart:axis>
          <chart:series chart:style-name="ch9" chart:values-cell-range-address="'Old Vips Results'.B9:'Old Vips Results'.B12" chart:label-cell-address="'Old Vips Results'.B8:'Old Vips Results'.B8" chart:class="chart:bar">
            <chart:data-point chart:repeated="4"/>
          </chart:series>
          <chart:series chart:style-name="ch10" chart:values-cell-range-address="'Old Vips Results'.C9:'Old Vips Results'.C12" chart:label-cell-address="'Old Vips Results'.C8:'Old Vips Results'.C8" chart:class="chart:bar">
            <chart:data-point chart:repeated="4"/>
          </chart:series>
          <chart:series chart:style-name="ch11" chart:values-cell-range-address="'Old Vips Results'.D9:'Old Vips Results'.D12" chart:label-cell-address="'Old Vips Results'.D8:'Old Vips Results'.D8" chart:class="chart:bar">
            <chart:data-point chart:repeated="4"/>
          </chart:series>
          <chart:series chart:style-name="ch12" chart:values-cell-range-address="'Old Vips Results'.E9:'Old Vips Results'.E12" chart:label-cell-address="'Old Vips Results'.E8:'Old Vips Results'.E8" chart:class="chart:bar">
            <chart:data-point chart:repeated="4"/>
          </chart:series>
          <chart:series chart:style-name="ch13" chart:values-cell-range-address="'Old Vips Results'.F9:'Old Vips Results'.F12" chart:label-cell-address="'Old Vips Results'.F8:'Old Vips Results'.F8" chart:class="chart:bar">
            <chart:data-point chart:repeated="4"/>
          </chart:series>
          <chart:series chart:style-name="ch14" chart:values-cell-range-address="'Old Vips Results'.G9:'Old Vips Results'.G12" chart:label-cell-address="'Old Vips Results'.G8:'Old Vips Results'.G8" chart:class="chart:bar">
            <chart:data-point chart:repeated="4"/>
          </chart:series>
          <chart:series chart:style-name="ch15" chart:values-cell-range-address="'Old Vips Results'.H9:'Old Vips Results'.H12" chart:label-cell-address="'Old Vips Results'.H8:'Old Vips Results'.H8" chart:class="chart:bar">
            <chart:data-point chart:repeated="4"/>
          </chart:series>
          <chart:series chart:style-name="ch16" chart:values-cell-range-address="'Old Vips Results'.I9:'Old Vips Results'.I12" chart:label-cell-address="'Old Vips Results'.I8:'Old Vips Results'.I8" chart:class="chart:bar">
            <chart:data-point chart:repeated="4"/>
          </chart:series>
          <chart:series chart:style-name="ch17" chart:values-cell-range-address="'Old Vips Results'.J9:'Old Vips Results'.J12" chart:label-cell-address="'Old Vips Results'.J8:'Old Vips Results'.J8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Old Vips Results'.B8:'Old Vips Results'.B8</svg:desc>
                </draw:g>
              </table:table-cell>
              <table:table-cell office:value-type="string">
                <text:p>Coded 8</text:p>
                <draw:g>
                  <svg:desc>'Old Vips Results'.C8:'Old Vips Results'.C8</svg:desc>
                </draw:g>
              </table:table-cell>
              <table:table-cell office:value-type="string">
                <text:p>Coded 16</text:p>
                <draw:g>
                  <svg:desc>'Old Vips Results'.D8:'Old Vips Results'.D8</svg:desc>
                </draw:g>
              </table:table-cell>
              <table:table-cell office:value-type="string">
                <text:p>Coded 32</text:p>
                <draw:g>
                  <svg:desc>'Old Vips Results'.E8:'Old Vips Results'.E8</svg:desc>
                </draw:g>
              </table:table-cell>
              <table:table-cell office:value-type="string">
                <text:p>Coded 64</text:p>
                <draw:g>
                  <svg:desc>'Old Vips Results'.F8:'Old Vips Results'.F8</svg:desc>
                </draw:g>
              </table:table-cell>
              <table:table-cell office:value-type="string">
                <text:p>Coded 128</text:p>
                <draw:g>
                  <svg:desc>'Old Vips Results'.G8:'Old Vips Results'.G8</svg:desc>
                </draw:g>
              </table:table-cell>
              <table:table-cell office:value-type="string">
                <text:p>Coded 256</text:p>
                <draw:g>
                  <svg:desc>'Old Vips Results'.H8:'Old Vips Results'.H8</svg:desc>
                </draw:g>
              </table:table-cell>
              <table:table-cell office:value-type="string">
                <text:p>Coded 1024</text:p>
                <draw:g>
                  <svg:desc>'Old Vips Results'.I8:'Old Vips Results'.I8</svg:desc>
                </draw:g>
              </table:table-cell>
              <table:table-cell office:value-type="string">
                <text:p>Coded Infinity</text:p>
                <draw:g>
                  <svg:desc>'Old Vips Results'.J8:'Old Vips Results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Parity Banks</text:p>
                <draw:g>
                  <svg:desc>'Old Vips Results'.A9:'Old Vips Results'.A12</svg:desc>
                </draw:g>
              </table:table-cell>
              <table:table-cell office:value-type="float" office:value="NaN">
                <text:p>NaN</text:p>
                <draw:g>
                  <svg:desc>'Old Vips Results'.B9:'Old Vips Results'.B12</svg:desc>
                </draw:g>
              </table:table-cell>
              <table:table-cell office:value-type="float" office:value="0.808919409755879">
                <text:p>0.808919409755879</text:p>
                <draw:g>
                  <svg:desc>'Old Vips Results'.C9:'Old Vips Results'.C12</svg:desc>
                </draw:g>
              </table:table-cell>
              <table:table-cell office:value-type="float" office:value="0.650016436985499">
                <text:p>0.650016436985499</text:p>
                <draw:g>
                  <svg:desc>'Old Vips Results'.D9:'Old Vips Results'.D12</svg:desc>
                </draw:g>
              </table:table-cell>
              <table:table-cell office:value-type="float" office:value="0.628343278625074">
                <text:p>0.628343278625074</text:p>
                <draw:g>
                  <svg:desc>'Old Vips Results'.E9:'Old Vips Results'.E12</svg:desc>
                </draw:g>
              </table:table-cell>
              <table:table-cell office:value-type="float" office:value="0.627992566595144">
                <text:p>0.627992566595144</text:p>
                <draw:g>
                  <svg:desc>'Old Vips Results'.F9:'Old Vips Results'.F12</svg:desc>
                </draw:g>
              </table:table-cell>
              <table:table-cell office:value-type="float" office:value="0.627992566595144">
                <text:p>0.627992566595144</text:p>
                <draw:g>
                  <svg:desc>'Old Vips Results'.G9:'Old Vips Results'.G12</svg:desc>
                </draw:g>
              </table:table-cell>
              <table:table-cell office:value-type="float" office:value="0.627992566595144">
                <text:p>0.627992566595144</text:p>
                <draw:g>
                  <svg:desc>'Old Vips Results'.H9:'Old Vips Results'.H12</svg:desc>
                </draw:g>
              </table:table-cell>
              <table:table-cell office:value-type="float" office:value="0.627992566595144">
                <text:p>0.627992566595144</text:p>
                <draw:g>
                  <svg:desc>'Old Vips Results'.I9:'Old Vips Results'.I12</svg:desc>
                </draw:g>
              </table:table-cell>
              <table:table-cell office:value-type="float" office:value="0.627992566595144">
                <text:p>0.627992566595144</text:p>
                <draw:g>
                  <svg:desc>'Old Vips Results'.J9:'Old Vips Results'.J12</svg:desc>
                </draw:g>
              </table:table-cell>
            </table:table-row>
            <table:table-row>
              <table:table-cell office:value-type="string">
                <text:p>4  Parity Banks</text:p>
              </table:table-cell>
              <table:table-cell office:value-type="float" office:value="NaN">
                <text:p>NaN</text:p>
              </table:table-cell>
              <table:table-cell office:value-type="float" office:value="0.807452334854776">
                <text:p>0.807452334854776</text:p>
              </table:table-cell>
              <table:table-cell office:value-type="float" office:value="0.645618592639104">
                <text:p>0.645618592639104</text:p>
              </table:table-cell>
              <table:table-cell office:value-type="float" office:value="0.6299227503936">
                <text:p>0.6299227503936</text:p>
              </table:table-cell>
              <table:table-cell office:value-type="float" office:value="0.629146958481611">
                <text:p>0.629146958481611</text:p>
              </table:table-cell>
              <table:table-cell office:value-type="float" office:value="0.629146958481611">
                <text:p>0.629146958481611</text:p>
              </table:table-cell>
              <table:table-cell office:value-type="float" office:value="0.629146958481611">
                <text:p>0.629146958481611</text:p>
              </table:table-cell>
              <table:table-cell office:value-type="float" office:value="0.629146958481611">
                <text:p>0.629146958481611</text:p>
              </table:table-cell>
              <table:table-cell office:value-type="float" office:value="0.629146958481611">
                <text:p>0.629146958481611</text:p>
              </table:table-cell>
            </table:table-row>
            <table:table-row>
              <table:table-cell office:value-type="string">
                <text:p>No Banks</text:p>
              </table:table-cell>
              <table:table-cell office:value-type="float" office:value="NaN">
                <text:p>NaN</text:p>
              </table:table-cell>
              <table:table-cell office:value-type="float" office:value="0.805171439026389">
                <text:p>0.805171439026389</text:p>
              </table:table-cell>
              <table:table-cell office:value-type="float" office:value="0.662975880308322">
                <text:p>0.662975880308322</text:p>
              </table:table-cell>
              <table:table-cell office:value-type="float" office:value="0.623029357554717">
                <text:p>0.623029357554717</text:p>
              </table:table-cell>
              <table:table-cell office:value-type="float" office:value="0.625163207857302">
                <text:p>0.625163207857302</text:p>
              </table:table-cell>
              <table:table-cell office:value-type="float" office:value="0.625163207857302">
                <text:p>0.625163207857302</text:p>
              </table:table-cell>
              <table:table-cell office:value-type="float" office:value="0.625163207857302">
                <text:p>0.625163207857302</text:p>
              </table:table-cell>
              <table:table-cell office:value-type="float" office:value="0.625163207857302">
                <text:p>0.625163207857302</text:p>
              </table:table-cell>
              <table:table-cell office:value-type="float" office:value="0.625163207857302">
                <text:p>0.625163207857302</text:p>
              </table:table-cell>
            </table:table-row>
            <table:table-row>
              <table:table-cell office:value-type="string">
                <text:p>8 Data Banks</text:p>
              </table:table-cell>
              <table:table-cell office:value-type="float" office:value="NaN">
                <text:p>NaN</text:p>
              </table:table-cell>
              <table:table-cell office:value-type="float" office:value="0.804147190881149">
                <text:p>0.804147190881149</text:p>
              </table:table-cell>
              <table:table-cell office:value-type="float" office:value="0.663164335206333">
                <text:p>0.663164335206333</text:p>
              </table:table-cell>
              <table:table-cell office:value-type="float" office:value="0.630671499450269">
                <text:p>0.630671499450269</text:p>
              </table:table-cell>
              <table:table-cell office:value-type="float" office:value="0.629224706690656">
                <text:p>0.629224706690656</text:p>
              </table:table-cell>
              <table:table-cell office:value-type="float" office:value="0.629224706690656">
                <text:p>0.629224706690656</text:p>
              </table:table-cell>
              <table:table-cell office:value-type="float" office:value="0.629224706690656">
                <text:p>0.629224706690656</text:p>
              </table:table-cell>
              <table:table-cell office:value-type="float" office:value="0.629224706690656">
                <text:p>0.629224706690656</text:p>
              </table:table-cell>
              <table:table-cell office:value-type="float" office:value="0.629224706690656">
                <text:p>0.6292247066906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